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24F0000009588CE2955.jpg"/>
  <manifest:file-entry manifest:media-type="" manifest:full-path="Pictures/20000056000036980000152D40B4CAAD.wmf"/>
  <manifest:file-entry manifest:media-type="image/png" manifest:full-path="Pictures/10000000000000300000002F8898FB33.png"/>
  <manifest:file-entry manifest:media-type="" manifest:full-path="Pictures/200000970000443700001442E4E4540B.wmf"/>
  <manifest:file-entry manifest:media-type="image/png" manifest:full-path="Pictures/100002010000073A000003B1EF4556FB.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200000540000365D000006689C1CAD25.wmf"/>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8979in" fo:margin-left="-0.2042in" table:align="left" style:writing-mode="lr-tb"/>
    </style:style>
    <style:style style:name="Table1.A" style:family="table-column">
      <style:table-column-properties style:column-width="0.9847in"/>
    </style:style>
    <style:style style:name="Table1.B" style:family="table-column">
      <style:table-column-properties style:column-width="0.984in"/>
    </style:style>
    <style:style style:name="Table1.C" style:family="table-column">
      <style:table-column-properties style:column-width="1.2313in"/>
    </style:style>
    <style:style style:name="Table1.D" style:family="table-column">
      <style:table-column-properties style:column-width="3.6979in"/>
    </style:style>
    <style:style style:name="Table1.1" style:family="table-row">
      <style:table-row-properties style:keep-together="true" fo:keep-together="auto"/>
    </style:style>
    <style:style style:name="Table1.A1" style:family="table-cell">
      <style:table-cell-properties style:vertical-align="top" fo:padding="0in" fo:border-left="0.0069in solid #000000" fo:border-right="none" fo:border-top="0.0069in solid #000000" fo:border-bottom="0.0069in solid #000000" style:writing-mode="lr-tb"/>
    </style:style>
    <style:style style:name="Table1.D1" style:family="table-cell">
      <style:table-cell-properties style:vertical-align="top" fo:padding="0in" fo:border="0.0069in solid #000000" style:writing-mode="lr-tb"/>
    </style:style>
    <style:style style:name="Table2" style:family="table">
      <style:table-properties style:width="6.066in" table:align="right" style:writing-mode="lr-tb"/>
    </style:style>
    <style:style style:name="Table2.A" style:family="table-column">
      <style:table-column-properties style:column-width="2.2979in"/>
    </style:style>
    <style:style style:name="Table2.B" style:family="table-column">
      <style:table-column-properties style:column-width="0.0646in"/>
    </style:style>
    <style:style style:name="Table2.C" style:family="table-column">
      <style:table-column-properties style:column-width="1.8813in"/>
    </style:style>
    <style:style style:name="Table2.D" style:family="table-column">
      <style:table-column-properties style:column-width="1.8222in"/>
    </style:style>
    <style:style style:name="Table2.1" style:family="table-row">
      <style:table-row-properties style:min-row-height="0.2396in" style:keep-together="true" fo:keep-together="auto"/>
    </style:style>
    <style:style style:name="Table2.A1" style:family="table-cell">
      <style:table-cell-properties style:vertical-align="bottom" fo:background-color="#000000"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bottom" fo:background-color="#000000" fo:padding="0in" fo:border-left="0.0139in solid #000000" fo:border-right="none" fo:border-top="0.0139in solid #000000" fo:border-bottom="0.0139in solid #000000" style:writing-mode="lr-tb">
        <style:background-image/>
      </style:table-cell-properties>
    </style:style>
    <style:style style:name="Table2.D1" style:family="table-cell">
      <style:table-cell-properties style:vertical-align="bottom" fo:background-color="#000000" fo:padding="0in" fo:border="0.0139in solid #000000" style:writing-mode="lr-tb">
        <style:background-image/>
      </style:table-cell-properties>
    </style:style>
    <style:style style:name="Table2.2" style:family="table-row">
      <style:table-row-properties style:min-row-height="0.4479in" style:keep-together="true" fo:keep-together="auto"/>
    </style:style>
    <style:style style:name="Table2.A2" style:family="table-cell">
      <style:table-cell-properties style:vertical-align="bottom" fo:padding-left="0.0486in" fo:padding-right="0.0486in" fo:padding-top="0in" fo:padding-bottom="0in" fo:border-left="0.0139in solid #000000" fo:border-right="none" fo:border-top="none" fo:border-bottom="0.0139in solid #000000" style:writing-mode="lr-tb"/>
    </style:style>
    <style:style style:name="Table2.B2" style:family="table-cell">
      <style:table-cell-properties style:vertical-align="bottom" fo:padding="0in" fo:border-left="0.0139in solid #000000" fo:border-right="none" fo:border-top="none" fo:border-bottom="0.0139in solid #000000" style:writing-mode="lr-tb"/>
    </style:style>
    <style:style style:name="Table2.D2" style:family="table-cell">
      <style:table-cell-properties style:vertical-align="bottom" fo:padding="0in" fo:border-left="0.0139in solid #000000" fo:border-right="0.0139in solid #000000" fo:border-top="none" fo:border-bottom="0.0139in solid #000000" style:writing-mode="lr-tb"/>
    </style:style>
    <style:style style:name="Table2.3" style:family="table-row">
      <style:table-row-properties style:min-row-height="0.3313in" style:keep-together="true" fo:keep-together="auto"/>
    </style:style>
    <style:style style:name="Table2.4" style:family="table-row">
      <style:table-row-properties style:min-row-height="0.4375in" style:keep-together="true" fo:keep-together="auto"/>
    </style:style>
    <style:style style:name="Table3" style:family="table">
      <style:table-properties style:width="6.0583in" table:align="right" style:writing-mode="lr-tb"/>
    </style:style>
    <style:style style:name="Table3.A" style:family="table-column">
      <style:table-column-properties style:column-width="2.1486in"/>
    </style:style>
    <style:style style:name="Table3.B" style:family="table-column">
      <style:table-column-properties style:column-width="0.625in"/>
    </style:style>
    <style:style style:name="Table3.C" style:family="table-column">
      <style:table-column-properties style:column-width="3.2847in"/>
    </style:style>
    <style:style style:name="Table3.1" style:family="table-row">
      <style:table-row-properties style:min-row-height="0.1875in" style:keep-together="true" fo:keep-together="auto"/>
    </style:style>
    <style:style style:name="Table3.A1" style:family="table-cell">
      <style:table-cell-properties style:vertical-align="bottom" fo:background-color="#000000"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3.B1" style:family="table-cell">
      <style:table-cell-properties style:vertical-align="bottom" fo:background-color="#000000" fo:padding="0in" fo:border-left="0.0139in solid #000000" fo:border-right="none" fo:border-top="0.0139in solid #000000" fo:border-bottom="0.0139in solid #000000" style:writing-mode="lr-tb">
        <style:background-image/>
      </style:table-cell-properties>
    </style:style>
    <style:style style:name="Table3.C1" style:family="table-cell">
      <style:table-cell-properties style:vertical-align="bottom" fo:background-color="#000000" fo:padding="0in" fo:border="0.0139in solid #000000" style:writing-mode="lr-tb">
        <style:background-image/>
      </style:table-cell-properties>
    </style:style>
    <style:style style:name="Table3.2" style:family="table-row">
      <style:table-row-properties style:min-row-height="0.1771in" style:keep-together="true" fo:keep-together="auto"/>
    </style:style>
    <style:style style:name="Table3.A2" style:family="table-cell">
      <style:table-cell-properties style:vertical-align="bottom" fo:padding-left="0.0486in" fo:padding-right="0.0486in" fo:padding-top="0in" fo:padding-bottom="0in" fo:border-left="0.0139in solid #000000" fo:border-right="none" fo:border-top="none" fo:border-bottom="0.0139in solid #000000" style:writing-mode="lr-tb"/>
    </style:style>
    <style:style style:name="Table3.B2" style:family="table-cell">
      <style:table-cell-properties style:vertical-align="bottom" fo:padding="0in" fo:border-left="0.0139in solid #000000" fo:border-right="none" fo:border-top="none" fo:border-bottom="0.0139in solid #000000" style:writing-mode="lr-tb"/>
    </style:style>
    <style:style style:name="Table3.C2" style:family="table-cell">
      <style:table-cell-properties style:vertical-align="bottom" fo:padding="0in" fo:border-left="0.0139in solid #000000" fo:border-right="0.0139in solid #000000" fo:border-top="none" fo:border-bottom="0.0139in solid #000000" style:writing-mode="lr-tb"/>
    </style:style>
    <style:style style:name="Table4" style:family="table">
      <style:table-properties style:width="6.066in" table:align="right" style:writing-mode="lr-tb"/>
    </style:style>
    <style:style style:name="Table4.A" style:family="table-column">
      <style:table-column-properties style:column-width="1.7285in"/>
    </style:style>
    <style:style style:name="Table4.B" style:family="table-column">
      <style:table-column-properties style:column-width="1.7368in"/>
    </style:style>
    <style:style style:name="Table4.C" style:family="table-column">
      <style:table-column-properties style:column-width="2.6007in"/>
    </style:style>
    <style:style style:name="Table4.1" style:family="table-row">
      <style:table-row-properties style:min-row-height="0.3194in" style:keep-together="true" fo:keep-together="auto"/>
    </style:style>
    <style:style style:name="Table4.A1" style:family="table-cell">
      <style:table-cell-properties style:vertical-align="bottom" fo:background-color="#000000"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1" style:family="table-cell">
      <style:table-cell-properties style:vertical-align="bottom" fo:background-color="#000000" fo:padding="0in" fo:border-left="0.0139in solid #000000" fo:border-right="none" fo:border-top="0.0139in solid #000000" fo:border-bottom="0.0139in solid #000000" style:writing-mode="lr-tb">
        <style:background-image/>
      </style:table-cell-properties>
    </style:style>
    <style:style style:name="Table4.C1" style:family="table-cell">
      <style:table-cell-properties style:vertical-align="bottom" fo:background-color="#000000" fo:padding="0in" fo:border="0.0139in solid #000000" style:writing-mode="lr-tb">
        <style:background-image/>
      </style:table-cell-properties>
    </style:style>
    <style:style style:name="Table4.2" style:family="table-row">
      <style:table-row-properties style:min-row-height="0.6028in" style:keep-together="true" fo:keep-together="auto"/>
    </style:style>
    <style:style style:name="Table4.A2" style:family="table-cell">
      <style:table-cell-properties style:vertical-align="bottom" fo:padding-left="0.0486in" fo:padding-right="0.0486in" fo:padding-top="0in" fo:padding-bottom="0in" fo:border-left="0.0139in solid #000000" fo:border-right="none" fo:border-top="none" fo:border-bottom="0.0139in solid #000000" style:writing-mode="lr-tb"/>
    </style:style>
    <style:style style:name="Table4.B2" style:family="table-cell">
      <style:table-cell-properties style:vertical-align="bottom" fo:padding="0in" fo:border-left="0.0139in solid #000000" fo:border-right="none" fo:border-top="none" fo:border-bottom="0.0139in solid #000000" style:writing-mode="lr-tb"/>
    </style:style>
    <style:style style:name="Table4.C2" style:family="table-cell">
      <style:table-cell-properties style:vertical-align="bottom" fo:padding="0in" fo:border-left="0.0139in solid #000000" fo:border-right="0.0139in solid #000000" fo:border-top="none" fo:border-bottom="0.0139in solid #000000" style:writing-mode="lr-tb"/>
    </style:style>
    <style:style style:name="Table5" style:family="table">
      <style:table-properties style:width="6.0889in" fo:margin-left="0.4875in" table:align="left" style:writing-mode="lr-tb"/>
    </style:style>
    <style:style style:name="Table5.A" style:family="table-column">
      <style:table-column-properties style:column-width="1.8556in"/>
    </style:style>
    <style:style style:name="Table5.B" style:family="table-column">
      <style:table-column-properties style:column-width="4.2333in"/>
    </style:style>
    <style:style style:name="Table5.1" style:family="table-row">
      <style:table-row-properties style:keep-together="true" fo:keep-together="auto"/>
    </style:style>
    <style:style style:name="Table5.A1" style:family="table-cell">
      <style:table-cell-properties style:vertical-align="top" fo:background-color="#000000" fo:padding-left="0.075in" fo:padding-right="0.075in" fo:padding-top="0in" fo:padding-bottom="0in" fo:border-left="0.0069in solid #000000" fo:border-right="none" fo:border-top="0.0069in solid #000000" fo:border-bottom="0.0069in solid #ffffff" style:writing-mode="lr-tb">
        <style:background-image/>
      </style:table-cell-properties>
    </style:style>
    <style:style style:name="Table5.B1" style:family="table-cell">
      <style:table-cell-properties style:vertical-align="top" fo:background-color="#000000"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069in solid #000000" fo:border-right="none" fo:border-top="0.0069in solid #ffffff" fo:border-bottom="0.0069in solid #000000" style:writing-mode="lr-tb"/>
    </style:style>
    <style:style style:name="Table5.B2" style:family="table-cell">
      <style:table-cell-properties style:vertical-align="top" fo:padding-left="0.075in" fo:padding-right="0.075in" fo:padding-top="0in" fo:padding-bottom="0in" fo:border="0.0069in solid #000000" style:writing-mode="lr-tb"/>
    </style:style>
    <style:style style:name="Table5.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 style:family="table">
      <style:table-properties style:width="6.0889in" fo:margin-left="0.4875in" table:align="left" style:writing-mode="lr-tb"/>
    </style:style>
    <style:style style:name="Table6.A" style:family="table-column">
      <style:table-column-properties style:column-width="1.2347in"/>
    </style:style>
    <style:style style:name="Table6.B" style:family="table-column">
      <style:table-column-properties style:column-width="4.8542in"/>
    </style:style>
    <style:style style:name="Table6.1" style:family="table-row">
      <style:table-row-properties style:keep-together="true" fo:keep-together="auto"/>
    </style:style>
    <style:style style:name="Table6.A1" style:family="table-cell">
      <style:table-cell-properties style:vertical-align="top" fo:background-color="#000000" fo:padding-left="0.075in" fo:padding-right="0.075in" fo:padding-top="0in" fo:padding-bottom="0in" fo:border-left="0.0069in solid #000000" fo:border-right="none" fo:border-top="0.0069in solid #000000" fo:border-bottom="0.0069in solid #ffffff" style:writing-mode="lr-tb">
        <style:background-image/>
      </style:table-cell-properties>
    </style:style>
    <style:style style:name="Table6.B1" style:family="table-cell">
      <style:table-cell-properties style:vertical-align="top" fo:background-color="#000000"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0.0069in solid #ffffff" fo:border-bottom="0.0069in solid #000000" style:writing-mode="lr-tb"/>
    </style:style>
    <style:style style:name="Table6.B2" style:family="table-cell">
      <style:table-cell-properties style:vertical-align="top" fo:padding-left="0.075in" fo:padding-right="0.075in" fo:padding-top="0in" fo:padding-bottom="0in" fo:border="0.0069in solid #000000" style:writing-mode="lr-tb"/>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 style:family="table">
      <style:table-properties style:width="6.0889in" fo:margin-left="0.4875in" table:align="left" style:writing-mode="lr-tb"/>
    </style:style>
    <style:style style:name="Table7.A" style:family="table-column">
      <style:table-column-properties style:column-width="1.6736in"/>
    </style:style>
    <style:style style:name="Table7.B" style:family="table-column">
      <style:table-column-properties style:column-width="4.4153in"/>
    </style:style>
    <style:style style:name="Table7.1" style:family="table-row">
      <style:table-row-properties style:keep-together="true" fo:keep-together="auto"/>
    </style:style>
    <style:style style:name="Table7.A1" style:family="table-cell">
      <style:table-cell-properties style:vertical-align="top" fo:background-color="#000000" fo:padding-left="0.075in" fo:padding-right="0.075in" fo:padding-top="0in" fo:padding-bottom="0in" fo:border-left="0.0069in solid #000000" fo:border-right="none" fo:border-top="0.0069in solid #000000" fo:border-bottom="0.0069in solid #ffffff" style:writing-mode="lr-tb">
        <style:background-image/>
      </style:table-cell-properties>
    </style:style>
    <style:style style:name="Table7.B1" style:family="table-cell">
      <style:table-cell-properties style:vertical-align="top" fo:background-color="#000000"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left="0.0069in solid #000000" fo:border-right="none" fo:border-top="0.0069in solid #ffffff" fo:border-bottom="0.0069in solid #000000" style:writing-mode="lr-tb"/>
    </style:style>
    <style:style style:name="Table7.B2" style:family="table-cell">
      <style:table-cell-properties style:vertical-align="top" fo:padding-left="0.075in" fo:padding-right="0.075in" fo:padding-top="0in" fo:padding-bottom="0in" fo:border="0.0069in solid #000000" style:writing-mode="lr-tb"/>
    </style:style>
    <style:style style:name="Table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 style:family="table">
      <style:table-properties style:width="6.5243in" fo:margin-left="-0.0104in" table:align="left" style:writing-mode="lr-tb"/>
    </style:style>
    <style:style style:name="Table8.A" style:family="table-column">
      <style:table-column-properties style:column-width="0.6035in"/>
    </style:style>
    <style:style style:name="Table8.B" style:family="table-column">
      <style:table-column-properties style:column-width="0.4028in"/>
    </style:style>
    <style:style style:name="Table8.C" style:family="table-column">
      <style:table-column-properties style:column-width="0.4188in"/>
    </style:style>
    <style:style style:name="Table8.D" style:family="table-column">
      <style:table-column-properties style:column-width="0.8354in"/>
    </style:style>
    <style:style style:name="Table8.E" style:family="table-column">
      <style:table-column-properties style:column-width="0.9986in"/>
    </style:style>
    <style:style style:name="Table8.F" style:family="table-column">
      <style:table-column-properties style:column-width="0.3139in"/>
    </style:style>
    <style:style style:name="Table8.G" style:family="table-column">
      <style:table-column-properties style:column-width="1.4722in"/>
    </style:style>
    <style:style style:name="Table8.H" style:family="table-column">
      <style:table-column-properties style:column-width="1.4792in"/>
    </style:style>
    <style:style style:name="Table8.1" style:family="table-row">
      <style:table-row-properties style:min-row-height="0.1771in" style:keep-together="true" fo:keep-together="auto"/>
    </style:style>
    <style:style style:name="Table8.A1" style:family="table-cell">
      <style:table-cell-properties style:vertical-align="middle" fo:background-color="#333333" fo:padding-left="0.0486in" fo:padding-right="0.0486in" fo:padding-top="0in" fo:padding-bottom="0in" fo:border="none" style:writing-mode="lr-tb">
        <style:background-image/>
      </style:table-cell-properties>
    </style:style>
    <style:style style:name="Table8.C1" style:family="table-cell">
      <style:table-cell-properties style:vertical-align="middle" fo:background-color="#ffff99" fo:padding-left="0.0486in" fo:padding-right="0.0486in" fo:padding-top="0in" fo:padding-bottom="0in" fo:border-left="0.0069in solid #000000" fo:border-right="none" fo:border-top="0.0069in solid #000000" fo:border-bottom="none" style:writing-mode="lr-tb">
        <style:background-image/>
      </style:table-cell-properties>
    </style:style>
    <style:style style:name="Table8.D1" style:family="table-cell">
      <style:table-cell-properties style:vertical-align="middle" fo:background-color="#ffff99" fo:padding-left="0.0486in" fo:padding-right="0.0486in" fo:padding-top="0in" fo:padding-bottom="0in" fo:border-left="none" fo:border-right="none" fo:border-top="0.0069in solid #000000" fo:border-bottom="none" style:writing-mode="lr-tb">
        <style:background-image/>
      </style:table-cell-properties>
    </style:style>
    <style:style style:name="Table8.G1" style:family="table-cell">
      <style:table-cell-properties style:vertical-align="middle" fo:background-color="#ffff99" fo:padding-left="0.0486in" fo:padding-right="0.0486in" fo:padding-top="0in" fo:padding-bottom="0in" fo:border-left="none" fo:border-right="0.0069in solid #000000" fo:border-top="0.0069in solid #000000" fo:border-bottom="none" style:writing-mode="lr-tb">
        <style:background-image/>
      </style:table-cell-properties>
    </style:style>
    <style:style style:name="Table8.A2" style:family="table-cell">
      <style:table-cell-properties style:vertical-align="middle" fo:padding-left="0.0486in" fo:padding-right="0.0486in" fo:padding-top="0in" fo:padding-bottom="0in" fo:border="none" style:writing-mode="lr-tb"/>
    </style:style>
    <style:style style:name="Table8.C2" style:family="table-cell">
      <style:table-cell-properties style:vertical-align="middle" fo:background-color="#ffff99" fo:padding-left="0.0486in" fo:padding-right="0.0486in" fo:padding-top="0in" fo:padding-bottom="0in" fo:border-left="0.0069in solid #000000" fo:border-right="none" fo:border-top="none" fo:border-bottom="0.0069in solid #000000" style:writing-mode="lr-tb">
        <style:background-image/>
      </style:table-cell-properties>
    </style:style>
    <style:style style:name="Table8.D2" style:family="table-cell">
      <style:table-cell-properties style:vertical-align="middle" fo:background-color="#ffff99" fo:padding-left="0.0486in" fo:padding-right="0.0486in" fo:padding-top="0in" fo:padding-bottom="0in" fo:border-left="none" fo:border-right="none" fo:border-top="none" fo:border-bottom="0.0069in solid #000000" style:writing-mode="lr-tb">
        <style:background-image/>
      </style:table-cell-properties>
    </style:style>
    <style:style style:name="Table8.H2" style:family="table-cell">
      <style:table-cell-properties style:vertical-align="middle" fo:background-color="#ffff99" fo:padding-left="0.0486in" fo:padding-right="0.0486in" fo:padding-top="0in" fo:padding-bottom="0in" fo:border-left="none" fo:border-right="0.0069in solid #000000" fo:border-top="none" fo:border-bottom="0.0069in solid #000000" style:writing-mode="lr-tb">
        <style:background-image/>
      </style:table-cell-properties>
    </style:style>
    <style:style style:name="Table8.A3" style:family="table-cell">
      <style:table-cell-properties style:vertical-align="middle" fo:background-color="#c0c0c0" fo:padding-left="0.0486in" fo:padding-right="0.0486in" fo:padding-top="0in" fo:padding-bottom="0in" fo:border="none" style:writing-mode="lr-tb">
        <style:background-image/>
      </style:table-cell-properties>
    </style:style>
    <style:style style:name="Table8.C3" style:family="table-cell">
      <style:table-cell-properties style:vertical-align="middle" fo:background-color="#99ccff" fo:padding-left="0.0486in" fo:padding-right="0.0486in" fo:padding-top="0in" fo:padding-bottom="0in" fo:border-left="0.0069in solid #000000" fo:border-right="none" fo:border-top="none" fo:border-bottom="0.0069in solid #000000" style:writing-mode="lr-tb">
        <style:background-image/>
      </style:table-cell-properties>
    </style:style>
    <style:style style:name="Table8.F3" style:family="table-cell">
      <style:table-cell-properties style:vertical-align="middle" fo:background-color="#c0c0c0" fo:padding-left="0.0486in" fo:padding-right="0.0486in" fo:padding-top="0in" fo:padding-bottom="0in" fo:border-left="0.0069in solid #000000" fo:border-right="none" fo:border-top="none" fo:border-bottom="0.0069in solid #000000" style:writing-mode="lr-tb">
        <style:background-image/>
      </style:table-cell-properties>
    </style:style>
    <style:style style:name="Table8.H3" style:family="table-cell">
      <style:table-cell-properties style:vertical-align="middle" fo:background-color="#c0c0c0" fo:padding-left="0.0486in" fo:padding-right="0.0486in" fo:padding-top="0in" fo:padding-bottom="0in" fo:border-left="0.0069in solid #000000" fo:border-right="0.0069in solid #000000" fo:border-top="none" fo:border-bottom="0.0069in solid #000000" style:writing-mode="lr-tb">
        <style:background-image/>
      </style:table-cell-properties>
    </style:style>
    <style:style style:name="Table9" style:family="table">
      <style:table-properties style:width="6.6028in" table:align="left" style:writing-mode="lr-tb"/>
    </style:style>
    <style:style style:name="Table9.A" style:family="table-column">
      <style:table-column-properties style:column-width="0.9847in"/>
    </style:style>
    <style:style style:name="Table9.B" style:family="table-column">
      <style:table-column-properties style:column-width="0.3938in"/>
    </style:style>
    <style:style style:name="Table9.C" style:family="table-column">
      <style:table-column-properties style:column-width="0.6896in"/>
    </style:style>
    <style:style style:name="Table9.D" style:family="table-column">
      <style:table-column-properties style:column-width="1.8694in"/>
    </style:style>
    <style:style style:name="Table9.E" style:family="table-column">
      <style:table-column-properties style:column-width="0.2965in"/>
    </style:style>
    <style:style style:name="Table9.F" style:family="table-column">
      <style:table-column-properties style:column-width="0.4in"/>
    </style:style>
    <style:style style:name="Table9.G" style:family="table-column">
      <style:table-column-properties style:column-width="1.9688in"/>
    </style:style>
    <style:style style:name="Table9.1" style:family="table-row">
      <style:table-row-properties style:min-row-height="0.1771in" style:keep-together="true" fo:keep-together="auto"/>
    </style:style>
    <style:style style:name="Table9.A1" style:family="table-cell">
      <style:table-cell-properties style:vertical-align="middle" fo:background-color="#ffff00" fo:padding-left="0.0486in" fo:padding-right="0.0486in" fo:padding-top="0in" fo:padding-bottom="0in" fo:border="none" style:writing-mode="lr-tb">
        <style:background-image/>
      </style:table-cell-properties>
    </style:style>
    <style:style style:name="Table9.B1" style:family="table-cell">
      <style:table-cell-properties style:vertical-align="bottom" fo:background-color="#99ccff"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9.E1" style:family="table-cell">
      <style:table-cell-properties style:vertical-align="top" fo:background-color="#ffcc99"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9.G1" style:family="table-cell">
      <style:table-cell-properties style:vertical-align="top" fo:background-color="#ffcc99" fo:padding-left="0.0486in" fo:padding-right="0.0486in" fo:padding-top="0in" fo:padding-bottom="0in" fo:border="0.0069in solid #000000" style:writing-mode="lr-tb">
        <style:background-image/>
      </style:table-cell-properties>
    </style:style>
    <style:style style:name="Table10" style:family="table">
      <style:table-properties style:width="5.6771in" fo:margin-left="-0.0104in" table:align="left" style:writing-mode="lr-tb"/>
    </style:style>
    <style:style style:name="Table10.A" style:family="table-column">
      <style:table-column-properties style:column-width="0.9861in"/>
    </style:style>
    <style:style style:name="Table10.B" style:family="table-column">
      <style:table-column-properties style:column-width="0.4063in"/>
    </style:style>
    <style:style style:name="Table10.C" style:family="table-column">
      <style:table-column-properties style:column-width="0.5174in"/>
    </style:style>
    <style:style style:name="Table10.D" style:family="table-column">
      <style:table-column-properties style:column-width="1.1528in"/>
    </style:style>
    <style:style style:name="Table10.E" style:family="table-column">
      <style:table-column-properties style:column-width="0.5139in"/>
    </style:style>
    <style:style style:name="Table10.F" style:family="table-column">
      <style:table-column-properties style:column-width="0.5278in"/>
    </style:style>
    <style:style style:name="Table10.G" style:family="table-column">
      <style:table-column-properties style:column-width="1.5729in"/>
    </style:style>
    <style:style style:name="Table10.1" style:family="table-row">
      <style:table-row-properties style:min-row-height="0.1563in" style:keep-together="true" fo:keep-together="auto"/>
    </style:style>
    <style:style style:name="Table10.A1" style:family="table-cell">
      <style:table-cell-properties style:vertical-align="middle" fo:padding-left="0.0486in" fo:padding-right="0.0486in" fo:padding-top="0in" fo:padding-bottom="0in" fo:border="none" style:writing-mode="lr-tb"/>
    </style:style>
    <style:style style:name="Table10.B1" style:family="table-cell">
      <style:table-cell-properties style:vertical-align="bottom" fo:padding-left="0.0486in" fo:padding-right="0.0486in" fo:padding-top="0in" fo:padding-bottom="0in" fo:border-left="0.0069in solid #000000" fo:border-right="none" fo:border-top="0.0069in solid #000000" fo:border-bottom="0.0069in solid #000000" style:writing-mode="lr-tb"/>
    </style:style>
    <style:style style:name="Table10.E1" style:family="table-cell">
      <style:table-cell-properties style:vertical-align="top" fo:background-color="#ffcc99"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10.G1" style:family="table-cell">
      <style:table-cell-properties style:vertical-align="top" fo:background-color="#ffcc99" fo:padding-left="0.0486in" fo:padding-right="0.0486in" fo:padding-top="0in" fo:padding-bottom="0in" fo:border="0.0069in solid #000000" style:writing-mode="lr-tb">
        <style:background-image/>
      </style:table-cell-properties>
    </style:style>
    <style:style style:name="Table11" style:family="table">
      <style:table-properties style:width="6.2194in" fo:margin-left="-0.0104in" table:align="left" style:writing-mode="lr-tb"/>
    </style:style>
    <style:style style:name="Table11.A" style:family="table-column">
      <style:table-column-properties style:column-width="0.9861in"/>
    </style:style>
    <style:style style:name="Table11.B" style:family="table-column">
      <style:table-column-properties style:column-width="0.4028in"/>
    </style:style>
    <style:style style:name="Table11.C" style:family="table-column">
      <style:table-column-properties style:column-width="0.4681in"/>
    </style:style>
    <style:style style:name="Table11.D" style:family="table-column">
      <style:table-column-properties style:column-width="1.2056in"/>
    </style:style>
    <style:style style:name="Table11.E" style:family="table-column">
      <style:table-column-properties style:column-width="0.4917in"/>
    </style:style>
    <style:style style:name="Table11.F" style:family="table-column">
      <style:table-column-properties style:column-width="0.5181in"/>
    </style:style>
    <style:style style:name="Table11.G" style:family="table-column">
      <style:table-column-properties style:column-width="2.1472in"/>
    </style:style>
    <style:style style:name="Table11.1" style:family="table-row">
      <style:table-row-properties style:min-row-height="0.1563in" style:keep-together="true" fo:keep-together="auto"/>
    </style:style>
    <style:style style:name="Table11.A1" style:family="table-cell">
      <style:table-cell-properties style:vertical-align="middle" fo:background-color="#ffff00" fo:padding-left="0.0486in" fo:padding-right="0.0486in" fo:padding-top="0in" fo:padding-bottom="0in" fo:border="none" style:writing-mode="lr-tb">
        <style:background-image/>
      </style:table-cell-properties>
    </style:style>
    <style:style style:name="Table11.B1" style:family="table-cell">
      <style:table-cell-properties style:vertical-align="bottom" fo:background-color="#99ccff"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11.E1" style:family="table-cell">
      <style:table-cell-properties style:vertical-align="top" fo:background-color="#ffcc99"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11.G1" style:family="table-cell">
      <style:table-cell-properties style:vertical-align="bottom" fo:background-color="#ffcc99" fo:padding-left="0.0486in" fo:padding-right="0.0486in" fo:padding-top="0in" fo:padding-bottom="0in" fo:border="0.0069in solid #000000" style:writing-mode="lr-tb">
        <style:background-image/>
      </style:table-cell-properties>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start" style:justify-single-word="false" style:snap-to-layout-grid="false">
        <style:tab-stops>
          <style:tab-stop style:position="6.6457in" style:type="right"/>
        </style:tab-stops>
      </style:paragraph-properties>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list-style-name="WW8Num43">
      <style:paragraph-properties fo:text-align="start" style:justify-single-word="false"/>
    </style:style>
    <style:style style:name="P6" style:family="paragraph" style:parent-style-name="Standard" style:list-style-name="WW8Num43">
      <style:paragraph-properties fo:text-align="start" style:justify-single-word="false"/>
    </style:style>
    <style:style style:name="P7" style:family="paragraph" style:parent-style-name="Standard" style:list-style-name="WW8Num43">
      <style:paragraph-properties fo:text-align="start" style:justify-single-word="false"/>
    </style:style>
    <style:style style:name="P8" style:family="paragraph" style:parent-style-name="Standard" style:list-style-name="WW8Num43">
      <style:paragraph-properties fo:text-align="start" style:justify-single-word="false"/>
    </style:style>
    <style:style style:name="P9" style:family="paragraph" style:parent-style-name="Standard" style:list-style-name="WW8Num43">
      <style:paragraph-properties fo:text-align="start" style:justify-single-word="false"/>
    </style:style>
    <style:style style:name="P10" style:family="paragraph" style:parent-style-name="Standard" style:list-style-name="WW8Num43">
      <style:paragraph-properties fo:text-align="start" style:justify-single-word="false"/>
    </style:style>
    <style:style style:name="P11" style:family="paragraph" style:parent-style-name="Standard" style:list-style-name="WW8Num43">
      <style:paragraph-properties fo:text-align="start" style:justify-single-word="false"/>
    </style:style>
    <style:style style:name="P12" style:family="paragraph" style:parent-style-name="Standard" style:list-style-name="WW8Num43">
      <style:paragraph-properties fo:text-align="start" style:justify-single-word="false"/>
    </style:style>
    <style:style style:name="P13" style:family="paragraph" style:parent-style-name="Standard" style:list-style-name="WW8Num43">
      <style:paragraph-properties fo:text-align="start" style:justify-single-word="false"/>
    </style:style>
    <style:style style:name="P14" style:family="paragraph" style:parent-style-name="Standard" style:list-style-name="WW8Num43">
      <style:paragraph-properties fo:text-align="start" style:justify-single-word="false"/>
    </style:style>
    <style:style style:name="P15" style:family="paragraph" style:parent-style-name="Standard" style:list-style-name="WW8Num43">
      <style:paragraph-properties fo:text-align="start" style:justify-single-word="false"/>
    </style:style>
    <style:style style:name="P16" style:family="paragraph" style:parent-style-name="Standard" style:list-style-name="WW8Num43">
      <style:paragraph-properties fo:text-align="start" style:justify-single-word="false"/>
    </style:style>
    <style:style style:name="P17" style:family="paragraph" style:parent-style-name="Standard" style:list-style-name="WW8Num43">
      <style:paragraph-properties fo:text-align="start" style:justify-single-word="false"/>
    </style:style>
    <style:style style:name="P18" style:family="paragraph" style:parent-style-name="Standard" style:list-style-name="WW8Num43">
      <style:paragraph-properties fo:text-align="start" style:justify-single-word="false"/>
    </style:style>
    <style:style style:name="P19" style:family="paragraph" style:parent-style-name="Standard" style:list-style-name="WW8Num40">
      <style:paragraph-properties fo:text-align="start" style:justify-single-word="false"/>
    </style:style>
    <style:style style:name="P20" style:family="paragraph" style:parent-style-name="Standard" style:list-style-name="WW8Num40">
      <style:paragraph-properties fo:text-align="start" style:justify-single-word="false"/>
    </style:style>
    <style:style style:name="P21" style:family="paragraph" style:parent-style-name="Standard" style:list-style-name="WW8Num40">
      <style:paragraph-properties fo:text-align="start" style:justify-single-word="false"/>
    </style:style>
    <style:style style:name="P22" style:family="paragraph" style:parent-style-name="Standard" style:list-style-name="WW8Num40">
      <style:paragraph-properties fo:text-align="start" style:justify-single-word="false"/>
    </style:style>
    <style:style style:name="P23" style:family="paragraph" style:parent-style-name="Standard" style:list-style-name="WW8Num40">
      <style:paragraph-properties fo:text-align="start" style:justify-single-word="false"/>
    </style:style>
    <style:style style:name="P24" style:family="paragraph" style:parent-style-name="Standard" style:list-style-name="WW8Num40">
      <style:paragraph-properties fo:text-align="start" style:justify-single-word="false"/>
    </style:style>
    <style:style style:name="P25" style:family="paragraph" style:parent-style-name="Standard" style:list-style-name="WW8Num40">
      <style:paragraph-properties fo:text-align="start" style:justify-single-word="false"/>
    </style:style>
    <style:style style:name="P26" style:family="paragraph" style:parent-style-name="Standard" style:list-style-name="WW8Num40">
      <style:paragraph-properties fo:text-align="start" style:justify-single-word="false"/>
    </style:style>
    <style:style style:name="P27" style:family="paragraph" style:parent-style-name="Standard" style:list-style-name="WW8Num40">
      <style:paragraph-properties fo:text-align="start" style:justify-single-word="false"/>
    </style:style>
    <style:style style:name="P28" style:family="paragraph" style:parent-style-name="Standard" style:list-style-name="WW8Num40">
      <style:paragraph-properties fo:text-align="start" style:justify-single-word="false"/>
    </style:style>
    <style:style style:name="P29" style:family="paragraph" style:parent-style-name="Standard" style:list-style-name="WW8Num40">
      <style:paragraph-properties fo:text-align="start" style:justify-single-word="false"/>
    </style:style>
    <style:style style:name="P30" style:family="paragraph" style:parent-style-name="Standard" style:list-style-name="WW8Num40">
      <style:paragraph-properties fo:text-align="start" style:justify-single-word="false"/>
    </style:style>
    <style:style style:name="P31" style:family="paragraph" style:parent-style-name="Standard" style:list-style-name="WW8Num40">
      <style:paragraph-properties fo:text-align="start" style:justify-single-word="false"/>
    </style:style>
    <style:style style:name="P32" style:family="paragraph" style:parent-style-name="Standard">
      <style:text-properties fo:font-style="italic" style:font-style-asian="italic"/>
    </style:style>
    <style:style style:name="P33" style:family="paragraph" style:parent-style-name="Standard">
      <style:text-properties fo:language="none" fo:country="none" style:language-asian="none" style:country-asian="none" style:language-complex="none" style:country-complex="none"/>
    </style:style>
    <style:style style:name="P34" style:family="paragraph" style:parent-style-name="Standard">
      <style:paragraph-properties style:snap-to-layout-grid="false"/>
      <style:text-properties fo:font-size="8pt" style:font-size-asian="8pt" style:font-size-complex="8pt"/>
    </style:style>
    <style:style style:name="P35" style:family="paragraph" style:parent-style-name="Standard">
      <style:paragraph-properties style:snap-to-layout-grid="false"/>
      <style:text-properties fo:font-size="8pt" style:font-size-asian="8pt" style:font-name-complex="Arial" style:font-size-complex="8pt"/>
    </style:style>
    <style:style style:name="P36"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37" style:family="paragraph" style:parent-style-name="Standard">
      <style:paragraph-properties style:snap-to-layout-grid="false"/>
      <style:text-properties fo:font-size="8pt" fo:font-weight="bold" style:font-size-asian="8pt" style:font-weight-asian="bold" style:font-name-complex="Arial" style:font-size-complex="8pt" style:font-weight-complex="bold"/>
    </style:style>
    <style:style style:name="P38" style:family="paragraph" style:parent-style-name="Standard">
      <style:paragraph-properties style:snap-to-layout-grid="false"/>
      <style:text-properties style:font-name="Courier New" fo:font-size="8pt" style:font-size-asian="8pt" style:font-size-complex="8pt"/>
    </style:style>
    <style:style style:name="P39" style:family="paragraph" style:parent-style-name="Standard">
      <style:paragraph-properties style:snap-to-layout-grid="false"/>
      <style:text-properties fo:color="#ffffff" fo:font-size="8pt" fo:font-weight="bold" style:font-size-asian="8pt" style:font-weight-asian="bold" style:font-name-complex="Arial" style:font-size-complex="8pt" style:font-weight-complex="bold"/>
    </style:style>
    <style:style style:name="P40" style:family="paragraph" style:parent-style-name="Standard">
      <style:paragraph-properties fo:text-align="center" style:justify-single-word="false" style:snap-to-layout-grid="false"/>
      <style:text-properties fo:color="#ffffff" fo:font-size="8pt" fo:font-weight="bold" style:font-size-asian="8pt" style:font-weight-asian="bold" style:font-name-complex="Arial" style:font-size-complex="8pt" style:font-weight-complex="bold"/>
    </style:style>
    <style:style style:name="P41" style:family="paragraph" style:parent-style-name="Standard">
      <style:paragraph-properties style:snap-to-layout-grid="false"/>
      <style:text-properties fo:color="#ff0000" fo:font-size="8pt" style:font-size-asian="8pt" style:font-name-complex="Arial" style:font-size-complex="8pt"/>
    </style:style>
    <style:style style:name="P42" style:family="paragraph" style:parent-style-name="Standard">
      <style:paragraph-properties style:snap-to-layout-grid="false"/>
      <style:text-properties fo:font-size="7pt" style:font-size-asian="7pt" style:font-name-complex="Arial" style:font-size-complex="7pt"/>
    </style:style>
    <style:style style:name="P43" style:family="paragraph" style:parent-style-name="Standard">
      <style:paragraph-properties fo:text-align="center" style:justify-single-word="false" style:snap-to-layout-grid="false"/>
      <style:text-properties fo:font-size="7pt" style:font-size-asian="7pt" style:font-name-complex="Arial" style:font-size-complex="7pt"/>
    </style:style>
    <style:style style:name="P44" style:family="paragraph" style:parent-style-name="Standard">
      <style:paragraph-properties fo:margin-top="0.0835in" fo:margin-bottom="0in" fo:text-align="center" style:justify-single-word="false" style:snap-to-layout-grid="false"/>
    </style:style>
    <style:style style:name="P45" style:family="paragraph" style:parent-style-name="Standard">
      <style:paragraph-properties fo:margin-top="0.0417in" fo:margin-bottom="0.0835in" fo:text-align="center" style:justify-single-word="false"/>
    </style:style>
    <style:style style:name="P46" style:family="paragraph" style:parent-style-name="Standard">
      <style:paragraph-properties fo:margin-top="0.1665in" fo:margin-bottom="0.0835in" fo:text-align="center" style:justify-single-word="false" style:snap-to-layout-grid="false"/>
    </style:style>
    <style:style style:name="P47" style:family="paragraph" style:parent-style-name="Standard">
      <style:paragraph-properties fo:margin-left="0.05in" fo:margin-right="0in" fo:text-align="center" style:justify-single-word="false" fo:text-indent="0in" style:auto-text-indent="false" style:snap-to-layout-grid="false"/>
    </style:style>
    <style:style style:name="P48" style:family="paragraph" style:parent-style-name="Standard">
      <style:paragraph-properties fo:margin-left="0.0984in" fo:margin-right="0in" fo:text-align="start" style:justify-single-word="false" fo:text-indent="0in" style:auto-text-indent="false"/>
    </style:style>
    <style:style style:name="P49" style:family="paragraph" style:parent-style-name="Standard">
      <style:paragraph-properties fo:margin-left="0.0984in" fo:margin-right="0in" fo:text-align="start" style:justify-single-word="false" fo:text-indent="0in" style:auto-text-indent="false" style:snap-to-layout-grid="false">
        <style:tab-stops>
          <style:tab-stop style:position="1.0484in"/>
        </style:tab-stops>
      </style:paragraph-properties>
    </style:style>
    <style:style style:name="P50" style:family="paragraph" style:parent-style-name="Standard">
      <style:paragraph-properties fo:margin-left="0.0984in" fo:margin-right="0in" fo:text-align="start" style:justify-single-word="false" fo:text-indent="0in" style:auto-text-indent="false" style:snap-to-layout-grid="false"/>
    </style:style>
    <style:style style:name="P51" style:family="paragraph" style:parent-style-name="Standard">
      <style:paragraph-properties fo:margin-left="0.0984in" fo:margin-right="0in" fo:text-align="start" style:justify-single-word="false" fo:text-indent="0in" style:auto-text-indent="false"/>
      <style:text-properties fo:language="sv" fo:country="SE"/>
    </style:style>
    <style:style style:name="P52" style:family="paragraph" style:parent-style-name="Standard">
      <style:paragraph-properties fo:margin-left="0.4925in" fo:margin-right="0in" fo:text-indent="0in" style:auto-text-indent="false"/>
    </style:style>
    <style:style style:name="P53" style:family="paragraph" style:parent-style-name="Standard">
      <style:paragraph-properties fo:margin-left="0.4925in" fo:margin-right="0in" fo:text-indent="0in" style:auto-text-indent="false"/>
      <style:text-properties fo:language="none" fo:country="none" style:language-asian="none" style:country-asian="none" style:language-complex="none" style:country-complex="none"/>
    </style:style>
    <style:style style:name="P54" style:family="paragraph" style:parent-style-name="Standard">
      <style:paragraph-properties fo:margin-top="0in" fo:margin-bottom="0in" fo:text-align="start" style:justify-single-word="false" style:snap-to-layout-grid="false"/>
    </style:style>
    <style:style style:name="P55" style:family="paragraph" style:parent-style-name="Standard">
      <style:paragraph-properties fo:margin-top="0in" fo:margin-bottom="0in" fo:text-align="center" style:justify-single-word="false" style:snap-to-layout-grid="false"/>
    </style:style>
    <style:style style:name="P56" style:family="paragraph" style:parent-style-name="Standard">
      <style:paragraph-properties fo:margin-top="0in" fo:margin-bottom="0in" fo:text-align="center" style:justify-single-word="false" style:snap-to-layout-grid="false"/>
      <style:text-properties fo:font-size="9pt" style:font-size-asian="9pt"/>
    </style:style>
    <style:style style:name="P57" style:family="paragraph" style:parent-style-name="Standard">
      <style:paragraph-properties fo:margin-top="0in" fo:margin-bottom="0in" fo:text-align="center" style:justify-single-word="false" style:snap-to-layout-grid="false"/>
      <style:text-properties fo:font-size="9pt" fo:language="en" fo:country="GB" style:font-size-asian="9pt"/>
    </style:style>
    <style:style style:name="P58" style:family="paragraph" style:parent-style-name="Standard">
      <style:paragraph-properties fo:margin-top="0in" fo:margin-bottom="0in" fo:text-align="center" style:justify-single-word="false" style:snap-to-layout-grid="false"/>
      <style:text-properties fo:font-size="14pt" style:font-size-asian="14pt"/>
    </style:style>
    <style:style style:name="P59" style:family="paragraph" style:parent-style-name="Standard">
      <style:paragraph-properties fo:margin-left="0.1591in" fo:margin-right="0in" fo:margin-top="0.0417in" fo:margin-bottom="0.0417in" fo:text-align="start" style:justify-single-word="false" fo:text-indent="0in" style:auto-text-indent="false">
        <style:tab-stops>
          <style:tab-stop style:position="1.3402in"/>
        </style:tab-stops>
      </style:paragraph-properties>
    </style:style>
    <style:style style:name="P60" style:family="paragraph" style:parent-style-name="Standard">
      <style:paragraph-properties fo:margin-left="0.1591in" fo:margin-right="0in" fo:margin-top="0.0417in" fo:margin-bottom="0.0417in" fo:text-align="start" style:justify-single-word="false" fo:text-indent="0in" style:auto-text-indent="false" style:snap-to-layout-grid="false">
        <style:tab-stops>
          <style:tab-stop style:position="1.3402in"/>
        </style:tab-stops>
      </style:paragraph-properties>
    </style:style>
    <style:style style:name="P61" style:family="paragraph" style:parent-style-name="Standard">
      <style:paragraph-properties fo:margin-left="0.1591in" fo:margin-right="0in" fo:margin-top="0.0417in" fo:margin-bottom="0.0417in" fo:text-align="start" style:justify-single-word="false" fo:text-indent="0in" style:auto-text-indent="false" style:snap-to-layout-grid="false">
        <style:tab-stops>
          <style:tab-stop style:position="1.3402in"/>
        </style:tab-stops>
      </style:paragraph-properties>
      <style:text-properties fo:font-size="7pt" fo:language="en" fo:country="GB" style:font-size-asian="7pt"/>
    </style:style>
    <style:style style:name="P62" style:family="paragraph" style:parent-style-name="Standard">
      <style:paragraph-properties fo:margin-left="0.1575in" fo:margin-right="0in" fo:margin-top="0in" fo:margin-bottom="0in" fo:text-align="start" style:justify-single-word="false" fo:text-indent="0in" style:auto-text-indent="false" style:snap-to-layout-grid="false">
        <style:tab-stops>
          <style:tab-stop style:position="1.3402in"/>
        </style:tab-stops>
      </style:paragraph-properties>
      <style:text-properties fo:font-size="6pt" style:font-size-asian="6pt"/>
    </style:style>
    <style:style style:name="P63" style:family="paragraph" style:parent-style-name="Standard">
      <style:paragraph-properties fo:margin-left="0.1575in" fo:margin-right="0in" fo:margin-top="0in" fo:margin-bottom="0in" fo:text-align="start" style:justify-single-word="false" fo:text-indent="0in" style:auto-text-indent="false">
        <style:tab-stops>
          <style:tab-stop style:position="1.3402in"/>
        </style:tab-stops>
      </style:paragraph-properties>
      <style:text-properties fo:font-size="6pt" fo:font-style="italic" style:font-size-asian="6pt" style:font-style-asian="italic"/>
    </style:style>
    <style:style style:name="P64" style:family="paragraph" style:parent-style-name="Standard">
      <style:paragraph-properties fo:margin-left="0.1492in" fo:margin-right="0in" fo:margin-top="0in" fo:margin-bottom="0in" fo:text-align="start" style:justify-single-word="false" fo:text-indent="0in" style:auto-text-indent="false" style:snap-to-layout-grid="false"/>
      <style:text-properties fo:font-size="6pt" fo:language="en" fo:country="GB" style:font-size-asian="6pt"/>
    </style:style>
    <style:style style:name="P65" style:family="paragraph" style:parent-style-name="Standard" style:master-page-name="Convert_20_1">
      <style:paragraph-properties fo:text-align="center" style:justify-single-word="false" style:page-number="auto"/>
      <style:text-properties fo:font-size="12pt" style:font-size-asian="12pt" style:font-size-complex="12pt"/>
    </style:style>
    <style:style style:name="P66" style:family="paragraph" style:parent-style-name="Standard" style:master-page-name="Convert_20_2">
      <style:paragraph-properties fo:text-align="center" style:justify-single-word="false" style:page-number="auto"/>
      <style:text-properties fo:font-size="18pt" fo:font-weight="bold" style:font-size-asian="18pt" style:font-weight-asian="bold"/>
    </style:style>
    <style:style style:name="P67" style:family="paragraph" style:parent-style-name="Heading_20_2">
      <style:paragraph-properties fo:margin-left="0in" fo:margin-right="0in" fo:text-indent="0in" style:auto-text-indent="false">
        <style:tab-stops>
          <style:tab-stop style:position="0.4925in"/>
        </style:tab-stops>
      </style:paragraph-properties>
    </style:style>
    <style:style style:name="P68" style:family="paragraph" style:parent-style-name="Heading_20_2">
      <style:paragraph-properties fo:break-before="page"/>
    </style:style>
    <style:style style:name="P69" style:family="paragraph" style:parent-style-name="Heading_20_1" style:master-page-name="Convert_20_3">
      <style:paragraph-properties style:page-number="1"/>
    </style:style>
    <style:style style:name="P70" style:family="paragraph" style:parent-style-name="MOIE_20_Normal">
      <style:paragraph-properties>
        <style:tab-stops>
          <style:tab-stop style:position="1.8709in"/>
        </style:tab-stops>
      </style:paragraph-properties>
    </style:style>
    <style:style style:name="P71" style:family="paragraph" style:parent-style-name="MOIE_20_Normal">
      <style:text-properties fo:font-weight="bold" style:font-weight-asian="bold" style:font-weight-complex="bold"/>
    </style:style>
    <style:style style:name="P72" style:family="paragraph" style:parent-style-name="MOIE_20_Normal">
      <style:paragraph-properties fo:text-align="center" style:justify-single-word="false"/>
    </style:style>
    <style:style style:name="P73" style:family="paragraph" style:parent-style-name="MOIE_20_Normal">
      <style:paragraph-properties fo:text-align="start" style:justify-single-word="false"/>
    </style:style>
    <style:style style:name="P74" style:family="paragraph" style:parent-style-name="MOIE_20_Normal">
      <style:paragraph-properties fo:text-align="start" style:justify-single-word="false"/>
      <style:text-properties fo:language="none" fo:country="none" style:language-asian="none" style:country-asian="none"/>
    </style:style>
    <style:style style:name="P75" style:family="paragraph" style:parent-style-name="MOIE_20_Normal">
      <style:paragraph-properties fo:text-align="center" style:justify-single-word="false"/>
      <style:text-properties style:font-name="Courier New"/>
    </style:style>
    <style:style style:name="P76" style:family="paragraph" style:parent-style-name="MOIE_20_Normal">
      <style:paragraph-properties fo:margin-left="0in" fo:margin-right="0in" fo:text-indent="0in" style:auto-text-indent="false"/>
    </style:style>
    <style:style style:name="P77" style:family="paragraph" style:parent-style-name="MOIE_20_Normal" style:list-style-name="WW8Num12">
      <style:paragraph-properties fo:margin-left="0in" fo:margin-right="0in" fo:text-indent="0in" style:auto-text-indent="false"/>
    </style:style>
    <style:style style:name="P78" style:family="paragraph" style:parent-style-name="MOIE_20_Normal" style:list-style-name="WW8Num46">
      <style:paragraph-properties fo:margin-left="0in" fo:margin-right="0in" fo:text-indent="0in" style:auto-text-indent="false"/>
    </style:style>
    <style:style style:name="P79" style:family="paragraph" style:parent-style-name="MOIE_20_Normal">
      <style:paragraph-properties fo:margin-left="0in" fo:margin-right="0in" fo:text-indent="0in" style:auto-text-indent="false"/>
      <style:text-properties fo:font-weight="bold" style:font-weight-asian="bold" style:font-weight-complex="bold"/>
    </style:style>
    <style:style style:name="P80" style:family="paragraph" style:parent-style-name="MOIE_20_Normal">
      <style:paragraph-properties fo:margin-left="0in" fo:margin-right="0in" fo:text-indent="0in" style:auto-text-indent="false" style:snap-to-layout-grid="false"/>
    </style:style>
    <style:style style:name="P81" style:family="paragraph" style:parent-style-name="MOIE_20_Normal">
      <style:paragraph-properties fo:margin-left="0in" fo:margin-right="0in" fo:text-indent="0in" style:auto-text-indent="false" style:snap-to-layout-grid="false"/>
      <style:text-properties fo:color="#000000" style:font-name-complex="Arial"/>
    </style:style>
    <style:style style:name="P82" style:family="paragraph" style:parent-style-name="MOIE_20_Normal">
      <style:paragraph-properties fo:margin-left="0.4917in" fo:margin-right="0in" fo:text-indent="0in" style:auto-text-indent="false"/>
    </style:style>
    <style:style style:name="P83" style:family="paragraph" style:parent-style-name="MOIE_20_Normal">
      <style:paragraph-properties fo:margin-top="0.1665in" fo:margin-bottom="0.0835in"/>
    </style:style>
    <style:style style:name="P84" style:family="paragraph" style:parent-style-name="MOIE_20_Normal" style:list-style-name="WW8Num24">
      <style:paragraph-properties fo:margin-left="0.2417in" fo:margin-right="0in" fo:margin-top="0.0417in" fo:margin-bottom="0in" fo:text-indent="0in" style:auto-text-indent="false">
        <style:tab-stops>
          <style:tab-stop style:position="0.7417in"/>
        </style:tab-stops>
      </style:paragraph-properties>
    </style:style>
    <style:style style:name="P85" style:family="paragraph" style:parent-style-name="Footer">
      <style:paragraph-properties style:snap-to-layout-grid="false"/>
    </style:style>
    <style:style style:name="P86" style:family="paragraph" style:parent-style-name="Footer">
      <style:text-properties fo:text-transform="uppercase" fo:language="en" fo:country="US"/>
    </style:style>
    <style:style style:name="P87" style:family="paragraph" style:parent-style-name="Footer">
      <style:paragraph-properties style:snap-to-layout-grid="false"/>
      <style:text-properties fo:text-transform="uppercase"/>
    </style:style>
    <style:style style:name="P88" style:family="paragraph" style:parent-style-name="Footer">
      <style:paragraph-properties style:snap-to-layout-grid="false"/>
      <style:text-properties fo:font-weight="bold" style:font-weight-asian="bold"/>
    </style:style>
    <style:style style:name="P89" style:family="paragraph" style:parent-style-name="Footer">
      <style:paragraph-properties style:snap-to-layout-grid="false"/>
      <style:text-properties fo:font-size="10pt" fo:font-weight="bold" style:font-size-asian="10pt" style:font-weight-asian="bold"/>
    </style:style>
    <style:style style:name="P90" style:family="paragraph" style:parent-style-name="Footer">
      <style:paragraph-properties style:snap-to-layout-grid="false"/>
      <style:text-properties fo:font-size="6pt" style:font-size-asian="6pt"/>
    </style:style>
    <style:style style:name="P91" style:family="paragraph" style:parent-style-name="Footer">
      <style:paragraph-properties style:snap-to-layout-grid="false"/>
      <style:text-properties fo:language="en" fo:country="GB" fo:font-weight="bold" style:font-weight-asian="bold"/>
    </style:style>
    <style:style style:name="P92" style:family="paragraph" style:parent-style-name="Footer">
      <style:paragraph-properties fo:margin-top="0.028in" fo:margin-bottom="0in" style:snap-to-layout-grid="false"/>
      <style:text-properties fo:text-transform="uppercase" fo:language="en" fo:country="US"/>
    </style:style>
    <style:style style:name="P93" style:family="paragraph" style:parent-style-name="Footer">
      <style:paragraph-properties fo:margin-top="0.0835in" fo:margin-bottom="0.028in" style:snap-to-layout-grid="false"/>
      <style:text-properties fo:font-size="6pt" style:font-size-asian="6pt"/>
    </style:style>
    <style:style style:name="P94" style:family="paragraph" style:parent-style-name="Footer">
      <style:paragraph-properties fo:margin-top="0in" fo:margin-bottom="0in" style:snap-to-layout-grid="false"/>
    </style:style>
    <style:style style:name="P95" style:family="paragraph" style:parent-style-name="Footer">
      <style:paragraph-properties fo:margin-top="0in" fo:margin-bottom="0in" style:snap-to-layout-grid="false"/>
      <style:text-properties fo:font-weight="bold" style:font-weight-asian="bold"/>
    </style:style>
    <style:style style:name="P96" style:family="paragraph" style:parent-style-name="Footer">
      <style:paragraph-properties fo:margin-top="0in" fo:margin-bottom="0in" style:snap-to-layout-grid="false"/>
      <style:text-properties fo:language="en" fo:country="GB" fo:font-weight="bold" style:font-weight-asian="bold"/>
    </style:style>
    <style:style style:name="P97" style:family="paragraph" style:parent-style-name="Footer">
      <style:paragraph-properties fo:margin-left="-0.1972in" fo:margin-right="0in" fo:margin-top="0.028in" fo:margin-bottom="0in" fo:text-align="start" style:justify-single-word="false" fo:text-indent="0in" style:auto-text-indent="false">
        <style:tab-stops>
          <style:tab-stop style:position="3.2484in" style:type="center"/>
          <style:tab-stop style:position="6.5957in" style:type="right"/>
        </style:tab-stops>
      </style:paragraph-properties>
    </style:style>
    <style:style style:name="P98" style:family="paragraph" style:parent-style-name="Footer">
      <style:paragraph-properties fo:margin-left="-0.1972in" fo:margin-right="0in" fo:margin-top="0.028in" fo:margin-bottom="0in" fo:text-align="start" style:justify-single-word="false" fo:text-indent="0in" style:auto-text-indent="false">
        <style:tab-stops>
          <style:tab-stop style:position="3.15in" style:type="center"/>
          <style:tab-stop style:position="6.6937in" style:type="right"/>
        </style:tab-stops>
      </style:paragraph-properties>
      <style:text-properties fo:font-size="6pt" style:font-size-asian="6pt"/>
    </style:style>
    <style:style style:name="P99" style:family="paragraph" style:parent-style-name="Footer">
      <style:paragraph-properties fo:margin-left="-0.1972in" fo:margin-right="0in" fo:margin-top="0in" fo:margin-bottom="0in" fo:text-align="start" style:justify-single-word="false" fo:text-indent="0in" style:auto-text-indent="false">
        <style:tab-stops>
          <style:tab-stop style:position="3.15in" style:type="center"/>
          <style:tab-stop style:position="6.6937in" style:type="right"/>
        </style:tab-stops>
      </style:paragraph-properties>
    </style:style>
    <style:style style:name="P100" style:family="paragraph" style:parent-style-name="Footer">
      <style:paragraph-properties fo:margin-left="-0.1972in" fo:margin-right="0in" fo:margin-top="0in" fo:margin-bottom="0in" fo:text-align="start" style:justify-single-word="false" fo:text-indent="0in" style:auto-text-indent="false">
        <style:tab-stops>
          <style:tab-stop style:position="3.2484in" style:type="center"/>
          <style:tab-stop style:position="6.5957in" style:type="right"/>
        </style:tab-stops>
      </style:paragraph-properties>
    </style:style>
    <style:style style:name="P101" style:family="paragraph" style:parent-style-name="Docref">
      <style:paragraph-properties fo:margin-left="-0.1972in" fo:margin-right="0in" fo:text-indent="0in" style:auto-text-indent="false">
        <style:tab-stops>
          <style:tab-stop style:position="1.0835in"/>
        </style:tab-stops>
      </style:paragraph-properties>
    </style:style>
    <style:style style:name="P102" style:family="paragraph" style:parent-style-name="Contents_20_1">
      <style:paragraph-properties>
        <style:tab-stops>
          <style:tab-stop style:position="6.489in" style:type="right" style:leader-style="dotted" style:leader-text="."/>
          <style:tab-stop style:position="6.4953in" style:type="right" style:leader-style="dotted" style:leader-text="."/>
        </style:tab-stops>
      </style:paragraph-properties>
    </style:style>
    <style:style style:name="P103" style:family="paragraph" style:parent-style-name="Contents_20_2">
      <style:paragraph-properties>
        <style:tab-stops>
          <style:tab-stop style:position="0.2953in"/>
          <style:tab-stop style:position="6.4953in" style:type="right" style:leader-style="dotted" style:leader-text="."/>
          <style:tab-stop style:position="6.4972in" style:type="right" style:leader-style="dotted" style:leader-text="."/>
        </style:tab-stops>
      </style:paragraph-properties>
    </style:style>
    <style:style style:name="P104" style:family="paragraph" style:parent-style-name="Contents_20_3">
      <style:paragraph-properties>
        <style:tab-stops>
          <style:tab-stop style:position="0.4925in"/>
          <style:tab-stop style:position="6.4953in" style:type="right" style:leader-style="dotted" style:leader-text="."/>
          <style:tab-stop style:position="6.4972in" style:type="right" style:leader-style="dotted" style:leader-text="."/>
        </style:tab-stops>
      </style:paragraph-properties>
    </style:style>
    <style:style style:name="P105" style:family="paragraph" style:parent-style-name="Titre_20_Document2" style:master-page-name="Standard">
      <style:paragraph-properties style:page-number="1"/>
    </style:style>
    <style:style style:name="P106" style:family="paragraph" style:parent-style-name="Style_20_MOIE_20_Normal_20__2b__20_Gras_20_Blanc">
      <style:paragraph-properties style:snap-to-layout-grid="false"/>
    </style:style>
    <style:style style:name="P107" style:family="paragraph">
      <style:paragraph-properties style:writing-mode="lr-tb"/>
    </style:style>
    <style:style style:name="P108" style:family="paragraph">
      <style:paragraph-properties fo:margin-top="0.0693in" fo:margin-bottom="0.0693in" fo:text-align="center" style:text-autospace="none" style:writing-mode="lr-tb"/>
    </style:style>
    <style:style style:name="P109" style:family="paragraph">
      <style:paragraph-properties fo:margin-top="0.0138in" fo:margin-bottom="0in" fo:text-align="center" style:text-autospace="none" style:writing-mode="lr-tb"/>
    </style:style>
    <style:style style:name="P110" style:family="paragraph">
      <style:paragraph-properties fo:margin-top="0.028in" fo:margin-bottom="0.0693in" fo:text-align="center" style:text-autospace="none" style:writing-mode="lr-tb"/>
    </style:style>
    <style:style style:name="P111" style:family="paragraph">
      <style:paragraph-properties fo:margin-top="0.0138in" fo:margin-bottom="0.0693in" fo:text-align="center" style:text-autospace="none" style:writing-mode="lr-tb"/>
    </style:style>
    <style:style style:name="P112" style:family="paragraph">
      <style:paragraph-properties fo:margin-top="0.0138in" fo:margin-bottom="0.0693in" fo:line-height="100%" fo:text-align="center" style:writing-mode="lr-tb"/>
    </style:style>
    <style:style style:name="P113" style:family="paragraph">
      <style:paragraph-properties fo:margin-top="0.0693in" fo:margin-bottom="0.0693in" fo:text-align="center" style:writing-mode="lr-tb"/>
    </style:style>
    <style:style style:name="P114" style:family="paragraph">
      <style:paragraph-properties fo:margin-top="0.0138in" fo:margin-bottom="0.0693in" fo:text-align="center" style:writing-mode="lr-tb"/>
    </style:style>
    <style:style style:name="P115" style:family="paragraph">
      <style:paragraph-properties fo:margin-top="0.0417in" fo:margin-bottom="0.0693in" fo:text-align="center" style:text-autospace="none" style:writing-mode="lr-tb"/>
    </style:style>
    <style:style style:name="P116" style:family="paragraph">
      <style:paragraph-properties fo:margin-top="0.0835in" fo:margin-bottom="0.0835in" fo:text-align="center" style:writing-mode="lr-tb"/>
    </style:style>
    <style:style style:name="P117" style:family="paragraph">
      <style:paragraph-properties fo:text-align="center" style:writing-mode="lr-tb"/>
      <style:text-properties fo:font-size="24pt"/>
    </style:style>
    <style:style style:name="T1" style:family="text">
      <style:text-properties style:font-name-complex="Arial"/>
    </style:style>
    <style:style style:name="T2" style:family="text">
      <style:text-properties fo:language="sv" fo:country="SE"/>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size="9pt" style:font-size-asian="9pt"/>
    </style:style>
    <style:style style:name="T8" style:family="text">
      <style:text-properties style:font-name="Courier New"/>
    </style:style>
    <style:style style:name="T9" style:family="text">
      <style:text-properties style:font-name="Courier New" fo:font-size="9pt" style:font-size-asian="9pt" style:font-size-complex="9pt"/>
    </style:style>
    <style:style style:name="T10" style:family="text">
      <style:text-properties style:font-name="Courier New" fo:font-size="8pt" fo:font-weight="bold" style:font-size-asian="8pt" style:font-weight-asian="bold" style:font-size-complex="8pt" style:font-weight-complex="bold"/>
    </style:style>
    <style:style style:name="T11" style:family="text">
      <style:text-properties style:font-name="Courier New" fo:font-size="8pt" style:font-size-asian="8pt" style:font-size-complex="8pt"/>
    </style:style>
    <style:style style:name="T12" style:family="text">
      <style:text-properties style:font-name="Courier New" style:font-name-complex="Courier New"/>
    </style:style>
    <style:style style:name="T13" style:family="text">
      <style:text-properties fo:color="#000000" style:font-name="Times New Roman" style:language-complex="sa" style:country-complex="IN"/>
    </style:style>
    <style:style style:name="T14" style:family="text">
      <style:text-properties style:font-name="Wingdings 3"/>
    </style:style>
    <style:style style:name="T15" style:family="text">
      <style:text-properties style:font-name="Symbol"/>
    </style:style>
    <style:style style:name="T16" style:family="text">
      <style:text-properties fo:font-size="8pt" fo:font-weight="bold" style:font-size-asian="8pt" style:font-weight-asian="bold" style:font-size-complex="8pt" style:font-weight-complex="bold"/>
    </style:style>
    <style:style style:name="T17" style:family="text">
      <style:text-properties fo:font-size="8pt" style:font-size-asian="8pt" style:font-size-complex="8pt"/>
    </style:style>
    <style:style style:name="T18" style:family="text">
      <style:text-properties fo:font-size="8pt" fo:language="en" fo:country="GB" style:font-size-asian="8pt"/>
    </style:style>
    <style:style style:name="T19" style:family="text">
      <style:text-properties style:text-position="super 58%"/>
    </style:style>
    <style:style style:name="T20" style:family="text">
      <style:text-properties fo:language="en" fo:country="GB"/>
    </style:style>
    <style:style style:name="T21" style:family="text">
      <style:text-properties fo:language="en" fo:country="GB" fo:font-weight="bold" style:font-weight-asian="bold"/>
    </style:style>
    <style:style style:name="T22" style:family="text">
      <style:text-properties fo:language="en" fo:country="US"/>
    </style:style>
    <style:style style:name="T23" style:family="text">
      <style:text-properties fo:font-size="10pt" fo:font-weight="bold" style:font-size-asian="10pt" style:font-weight-asian="bold"/>
    </style:style>
    <style:style style:name="T24" style:family="text">
      <style:text-properties fo:font-size="6pt" style:font-size-asian="6pt"/>
    </style:style>
    <style:style style:name="T25" style:family="text">
      <style:text-properties fo:font-size="6pt" fo:language="en" fo:country="US" style:font-size-asian="6pt"/>
    </style:style>
    <style:style style:name="T26" style:family="text">
      <style:text-properties fo:font-size="6pt" fo:language="en" fo:country="GB" style:font-size-asian="6pt"/>
    </style:style>
    <style:style style:name="T27" style:family="text">
      <style:text-properties fo:font-size="6pt" fo:language="en" fo:country="GB" fo:font-style="italic" style:font-size-asian="6pt" style:font-style-asian="italic"/>
    </style:style>
    <style:style style:name="T28" style:family="text">
      <style:text-properties fo:font-size="11pt" fo:font-weight="bold" style:font-size-asian="11pt" style:font-weight-asian="bold" style:font-size-complex="11pt"/>
    </style:style>
    <style:style style:name="T29" style:family="text">
      <style:text-properties fo:font-size="11pt" fo:font-weight="bold" style:font-size-asian="11pt" style:font-weight-asian="bold" style:font-name-complex="Arial" style:font-size-complex="11pt"/>
    </style:style>
    <style:style style:name="T30" style:family="text">
      <style:text-properties fo:font-size="7pt" style:font-size-asian="7pt"/>
    </style:style>
    <style:style style:name="T31" style:family="text">
      <style:text-properties fo:font-size="7pt" fo:language="en" fo:country="GB" style:font-size-asian="7pt"/>
    </style:style>
    <style:style style:name="T32" style:family="text">
      <style:text-properties fo:font-size="7pt" fo:language="en" fo:country="GB" fo:font-style="italic" style:font-size-asian="7pt" style:font-style-asian="italic"/>
    </style:style>
    <style:style style:name="T33" style:family="text">
      <style:text-properties fo:font-size="7pt" fo:font-style="italic" style:font-size-asian="7pt" style:font-style-asian="italic"/>
    </style:style>
    <style:style style:name="T34" style:family="text">
      <style:text-properties fo:color="#ffffff" style:font-name="Arial" fo:font-size="12pt" fo:language="fr" fo:country="FR" fo:font-weight="bold" style:font-name-asian="Times New Roman" style:font-size-asian="12pt" style:font-weight-asian="bold" style:font-name-complex="Arial" style:font-size-complex="12pt" style:language-complex="ar" style:country-complex="SA" style:font-weight-complex="bold"/>
    </style:style>
    <style:style style:name="T35" style:family="text">
      <style:text-properties fo:color="#000000" style:font-name="Arial" fo:font-size="12pt" fo:language="fr" fo:country="FR" style:font-name-asian="Times New Roman" style:font-size-asian="12pt" style:font-name-complex="Arial" style:font-size-complex="12pt" style:language-complex="ar" style:country-complex="SA"/>
    </style:style>
    <style:style style:name="T36" style:family="text">
      <style:text-properties fo:color="#000000" style:font-name="Arial" fo:font-size="10pt" fo:language="fr" fo:country="FR" style:font-name-asian="Times New Roman" style:font-size-asian="10pt" style:font-name-complex="Arial" style:font-size-complex="10pt" style:language-complex="ar" style:country-complex="SA"/>
    </style:style>
    <style:style style:name="T37" style:family="text">
      <style:text-properties fo:color="#000000" style:font-name="Arial" fo:font-size="10pt" fo:language="fr" fo:country="FR"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fr" fo:country="FR" style:font-name-asian="Times New Roman" style:font-size-asian="10pt" style:font-name-complex="Arial" style:font-size-complex="12pt" style:language-complex="ar" style:country-complex="SA"/>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3173in 0in 1.3799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style:style>
    <style:style style:name="Sect1" style:family="section">
      <style:section-properties style:editable="false">
        <style:columns fo:column-count="1" fo:column-gap="0in"/>
      </style:section-properties>
    </style:style>
    <text:list-style style:name="L1" text:consecutive-numbering="true">
      <text:list-level-style-bullet text:level="1" text:style-name="WW8NumSt14z0" style:num-prefix="*" text:bullet-char="">
        <style:list-level-properties text:space-before="0.8669in"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svg:stroke-width="0.0102in" svg:stroke-color="#000000" draw:stroke-linejoin="miter" draw:fill="solid" draw:fill-color="#857e8c" draw:textarea-horizontal-align="left" draw:textarea-vertical-align="middle" draw:auto-grow-height="false" fo:padding-top="0in" fo:padding-bottom="0in" fo:padding-left="0in" fo:padding-right="0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in" fo:padding-bottom="0in" fo:padding-left="0in" fo:padding-right="0in" style:run-through="foreground"/>
    </style:style>
    <style:style style:name="gr5" style:family="graphic">
      <style:graphic-properties draw:stroke="solid" svg:stroke-width="0.0102in" svg:stroke-color="#000000" draw:stroke-linejoin="miter" draw:fill="solid" draw:fill-color="#bbbac6" draw:textarea-horizontal-align="left" draw:textarea-vertical-align="middle" draw:auto-grow-height="false" fo:padding-top="0in" fo:padding-bottom="0in" fo:padding-left="0in" fo:padding-right="0in" fo:wrap-option="no-wrap" draw:shadow="hidden" style:run-through="foreground"/>
    </style:style>
    <style:style style:name="gr6" style:family="graphic">
      <style:graphic-properties draw:stroke="solid" svg:stroke-width="0.0102in" svg:stroke-color="#000000" draw:stroke-linejoin="miter" draw:fill="solid" draw:fill-color="#dfdfe1" draw:textarea-horizontal-align="left" draw:textarea-vertical-align="middle" draw:auto-grow-height="false" fo:padding-top="0in" fo:padding-bottom="0in" fo:padding-left="0in" fo:padding-right="0in" fo:wrap-option="no-wrap" draw:shadow="hidden" style:run-through="foreground"/>
    </style:style>
    <style:style style:name="gr7" style:family="graphic">
      <style:graphic-properties draw:stroke="solid" svg:stroke-width="0.0102in" svg:stroke-color="#000000" draw:stroke-linejoin="miter" draw:fill="none" draw:fill-color="#ffffff" draw:textarea-horizontal-align="left" draw:textarea-vertical-align="middle" draw:auto-grow-height="false" fo:padding-top="0in" fo:padding-bottom="0in" fo:padding-left="0in" fo:padding-right="0in" fo:wrap-option="no-wrap" draw:shadow="hidden" style:run-through="foreground"/>
    </style:style>
    <style:style style:name="gr8"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bbe0e3" draw:textarea-horizontal-align="left" draw:textarea-vertical-align="top"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changed-region text:id="ct141842752">
          <text:insertion>
            <office:change-info>
              <dc:creator>Franck Théveneau</dc:creator>
              <dc:date>2007-06-13T13:49:00</dc:date>
            </office:change-info>
          </text:insertion>
        </text:changed-region>
        <text:changed-region text:id="ct141842848">
          <text:insertion>
            <office:change-info>
              <dc:creator>Franck Théveneau</dc:creator>
              <dc:date>2007-06-13T13:49:00</dc:date>
            </office:change-info>
          </text:insertion>
        </text:changed-region>
        <text:changed-region text:id="ct141842944">
          <text:insertion>
            <office:change-info>
              <dc:creator>Franck Théveneau</dc:creator>
              <dc:date>2007-06-13T13:49:00</dc:date>
            </office:change-info>
          </text:insertion>
        </text:changed-region>
        <text:changed-region text:id="ct141844264">
          <text:insertion>
            <office:change-info>
              <dc:creator>Franck Théveneau</dc:creator>
              <dc:date>2007-06-13T13: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Ma<text:span text:style-name="T1">Î</text:span>trise d’œuvre <text:line-break/>industrielle d’ensemble <text:line-break/>de la f<text:span text:style-name="T1">É</text:span>d<text:span text:style-name="T1">É</text:span>ration DES SIC Terre</text:p>
      <text:p text:style-name="P2"/>
      <text:p text:style-name="P2">Marché 04 73 038</text:p>
      <text:p text:style-name="Titre_20_Document1">Modèle Pivot Global Terre (MPGT)</text:p>
      <text:p text:style-name="Titre_20_Document1">-</text:p>
      <text:p text:style-name="Titre_20_Document1">tome 6 : traçabilité avec l’Adatp-3</text:p>
      <text:p text:style-name="P65">Evolutions successives / successive change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4">Indice</text:p>
            <text:p text:style-name="P45">Revision Index</text:p>
          </table:table-cell>
          <table:table-cell table:style-name="Table1.A1" office:value-type="string">
            <text:p text:style-name="P46">Date</text:p>
          </table:table-cell>
          <table:table-cell table:style-name="Table1.A1" office:value-type="string">
            <text:p text:style-name="P44">Modifié par</text:p>
            <text:p text:style-name="P45">Changed by</text:p>
          </table:table-cell>
          <table:table-cell table:style-name="Table1.D1" office:value-type="string">
            <text:p text:style-name="P46">Objet / Description</text:p>
          </table:table-cell>
        </table:table-row>
        <table:table-row table:style-name="Table1.1">
          <table:table-cell table:style-name="Table1.A1" office:value-type="string">
            <text:p text:style-name="P1">--</text:p>
          </table:table-cell>
          <table:table-cell table:style-name="Table1.A1" office:value-type="string">
            <text:p text:style-name="P1">03/11/05</text:p>
          </table:table-cell>
          <table:table-cell table:style-name="Table1.A1" office:value-type="string">
            <text:p text:style-name="P47">F. Théveneau &amp; F. Martin</text:p>
          </table:table-cell>
          <table:table-cell table:style-name="Table1.D1" office:value-type="string">
            <text:p text:style-name="P49">Création</text:p>
          </table:table-cell>
        </table:table-row>
        <table:table-row table:style-name="Table1.1">
          <table:table-cell table:style-name="Table1.A1" office:value-type="string">
            <text:p text:style-name="P1">A</text:p>
          </table:table-cell>
          <table:table-cell table:style-name="Table1.A1" office:value-type="string">
            <text:p text:style-name="P1">31/03/06</text:p>
          </table:table-cell>
          <table:table-cell table:style-name="Table1.A1" office:value-type="string">
            <text:p text:style-name="P47">F. Théveneau &amp; F. Martin</text:p>
          </table:table-cell>
          <table:table-cell table:style-name="Table1.D1" office:value-type="string">
            <text:p text:style-name="P50">Prise en compte des remarques de la revue du 24/03/2006 et d’évolutions décrites dans les documents suivants :</text:p>
            <text:p text:style-name="P48">FER MPGT mars2006.xls</text:p>
            <text:p text:style-name="P48">Delta --- MPGT V3.1.3 - MPGT V3.1.2.xls</text:p>
            <text:p text:style-name="P48">FER_MPGT_DOC.xls</text:p>
          </table:table-cell>
        </table:table-row>
        <table:table-row table:style-name="Table1.1">
          <table:table-cell table:style-name="Table1.A1" office:value-type="string">
            <text:p text:style-name="P1">D</text:p>
          </table:table-cell>
          <table:table-cell table:style-name="Table1.A1" office:value-type="string">
            <text:p text:style-name="P1">01/12/06</text:p>
          </table:table-cell>
          <table:table-cell table:style-name="Table1.A1" office:value-type="string">
            <text:p text:style-name="P47">F. Théveneau &amp; F. Martin</text:p>
          </table:table-cell>
          <table:table-cell table:style-name="Table1.D1" office:value-type="string">
            <text:p text:style-name="P50">Le tome 13 du MPGT contenant les fichiers de traçabilités devient une annexe du présent document.</text:p>
            <text:p text:style-name="P48">L’indice de révision passe directement à D pour éviter toute ambiguïté par rapport à l’ancien indice du tome 13.</text:p>
            <text:p text:style-name="P48">Prise en compte de :</text:p>
            <text:list text:style-name="WW8Num43">
              <text:list-item>
                <text:p text:style-name="P5">RA 1008 - Harmonisation de valeurs semblables dans les dictionnaires du MPGT</text:p>
              </text:list-item>
              <text:list-item>
                <text:p text:style-name="P5">RA 1012 - Modification du mapping MAP_APP6_TypeUnite</text:p>
              </text:list-item>
              <text:list-item>
                <text:p text:style-name="P5">RA 1018 - Cohérence des codes et modes IFF</text:p>
              </text:list-item>
              <text:list-item>
                <text:p text:style-name="P5">RA 1019 - Précision obligatoire du type d'I3D dans l'Ordre de Mouvement Aerien</text:p>
              </text:list-item>
              <text:list-item>
                <text:p text:style-name="P5">RA 1020 - Identifiant de l'unité responsable du plan de vol drone</text:p>
              </text:list-item>
              <text:list-item>
                <text:p text:style-name="P5">RA 1022 - Modification de la cardinalité des Zones à Défendre, Defense Particulière et Mission de Surveillance</text:p>
              </text:list-item>
              <text:list-item>
                <text:p text:style-name="P5">RA 1029 - MPGT : liste des corrections apportées</text:p>
              </text:list-item>
              <text:list-item>
                <text:p text:style-name="P5">RA 1030 - MPGT : Ajout de règles sur le modèle et les documents XML SIC Terre</text:p>
              </text:list-item>
              <text:list-item>
                <text:p text:style-name="P5">RA 1032 - Une prévision et un CR de réception de livraison doivent faire référence à une seule demande de livraison</text:p>
              </text:list-item>
              <text:list-item>
                <text:p text:style-name="P5">RA 1039 - Prise en compte interface SICF S4-1</text:p>
              </text:list-item>
              <text:list-item>
                <text:p text:style-name="P5"><text:soft-page-break/>RA 1048 - Activités manquantes dans TypeActivite et TypeActiviteMelee</text:p>
              </text:list-item>
              <text:list-item>
                <text:p text:style-name="P5">RA 1052 - Conditionnalité de l'attribut "hauteurZoneEchange"</text:p>
              </text:list-item>
              <text:list-item>
                <text:p text:style-name="P5">RA 1173 – Modification sur la partie commune au MPIA</text:p>
              </text:list-item>
              <text:list-item>
                <text:p text:style-name="P5">RA 100003 - Tolérance aux combinaisons de valeur (force) hors Référentiel</text:p>
              </text:list-item>
            </text:list>
            <text:p text:style-name="P48">Les évolutions sont détaillées dans le tome 14 (MPGT_61646768_587_14_E), contenant les fichiers suivants :</text:p>
            <text:p text:style-name="P51">Delta --- MPGT V3.1.4 - MPGT V3.1.3.xls</text:p>
            <text:p text:style-name="P48"><text:span text:style-name="T2">Delta --- MPGT V3.1.5 - MPGT V3.1.4.xls</text:span></text:p>
          </table:table-cell>
        </table:table-row>
        <table:table-row table:style-name="Table1.1">
          <table:table-cell table:style-name="Table1.A1" office:value-type="string">
            <text:p text:style-name="P1"><text:change-start text:change-id="ct141842752"/>E<text:change-end text:change-id="ct141842752"/></text:p>
          </table:table-cell>
          <table:table-cell table:style-name="Table1.A1" office:value-type="string">
            <text:p text:style-name="P1"><text:change-start text:change-id="ct141842848"/>15/06/07<text:change-end text:change-id="ct141842848"/></text:p>
          </table:table-cell>
          <table:table-cell table:style-name="Table1.A1" office:value-type="string">
            <text:p text:style-name="P47"><text:change-start text:change-id="ct141842944"/>F. Théveneau &amp; F. Martin<text:change-end text:change-id="ct141842944"/></text:p>
          </table:table-cell>
          <table:table-cell table:style-name="Table1.D1" office:value-type="string">
            <text:p text:style-name="P50"><text:change-start text:change-id="ct141844264"/>Prise en compte de :</text:p>
            <text:list text:style-name="WW8Num40">
              <text:list-item>
                <text:p text:style-name="P19">1403<text:tab/>Utilisation d'un élément de contrôle en lieu et place d'un lien direct sur la localisation.</text:p>
              </text:list-item>
              <text:list-item>
                <text:p text:style-name="P19">1404<text:tab/>Evénement de topographie : doublon dans la catégorie</text:p>
              </text:list-item>
              <text:list-item>
                <text:p text:style-name="P19">1405<text:tab/>Gestion de l'angle par rapport à un observateur</text:p>
              </text:list-item>
              <text:list-item>
                <text:p text:style-name="P19">1407<text:tab/>NC1 - MPGT : Ajout de valeurs dans le dico AssociationInstanceObjetActiviteCategorie</text:p>
              </text:list-item>
              <text:list-item>
                <text:p text:style-name="P19">1410<text:tab/>NC1 - MPGT et MPIA : Créer une entité type d'itinéraire</text:p>
              </text:list-item>
              <text:list-item>
                <text:p text:style-name="P19">1411<text:tab/>NC1 - MPGT : Optimisation dans la description des "Rocades"</text:p>
              </text:list-item>
              <text:list-item>
                <text:p text:style-name="P19">1429<text:tab/>NC1 - XML Terre <text:s/>: Modification de point d'entrée</text:p>
              </text:list-item>
              <text:list-item>
                <text:p text:style-name="P19">1446<text:tab/>NC1 - MPGT : Comportement d'une activité / activité de posture</text:p>
              </text:list-item>
              <text:list-item>
                <text:p text:style-name="P19">1451<text:tab/>MPGT - XML Terre : Modélisation de la météo et de la météo NBC</text:p>
              </text:list-item>
              <text:list-item>
                <text:p text:style-name="P19">1459<text:tab/>MPGT - Simplifications : Supprimer les identifiants techniques inutiles</text:p>
              </text:list-item>
              <text:list-item>
                <text:p text:style-name="P19">1468<text:tab/>MPGT : Ajout de valeurs dans le dictionnaire AutreTypeElementControleSousCategorie</text:p>
              </text:list-item>
              <text:list-item>
                <text:p text:style-name="P19"><text:soft-page-break/>2900000<text:tab/>MPGT - XML Terre : Renommage du rôle entre l'entité MPGT.PhaseTrajet et l'entité MPGT.Consigne</text:p>
              </text:list-item>
              <text:list-item>
                <text:p text:style-name="P19">2900002<text:tab/>NC1 - MPGT XML Terre : problèmes de modélisation sur le Plan Mixte</text:p>
              </text:list-item>
            </text:list>
            <text:p text:style-name="P48">Les évolutions sont détaillées dans les RFT et dans le tome 14 (MPGT_61646768_587_14_F) qui liste précisemment les modifications faites sous MEGA.<text:change-end text:change-id="ct141844264"/></text:p>
          </table:table-cell>
        </table:table-row>
      </table:table>
      <text:p text:style-name="Standard"/>
      <text:p text:style-name="P66">Table des matières</text:p>
      <text:table-of-content text:style-name="Sect1" text:name="Table of Contents1">
        <text:table-of-content-source text:outline-level="6"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489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2953in" style:leader-char=" " style:with-tab="false"/>
            <text:index-entry-tab-stop style:type="left" style:position="6.497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4925in" style:leader-char=" " style:with-tab="false"/>
            <text:index-entry-tab-stop style:type="left" style:position="6.497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4972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4972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497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4972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span> </text:index-entry-span>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2">1 Domaine d'application<text:tab/>1</text:p>
          <text:p text:style-name="P103">1.1 Identification<text:tab/>1</text:p>
          <text:p text:style-name="P103">1.2 Positionnement dans le référentiel<text:tab/>2</text:p>
          <text:p text:style-name="P103">1.3 généralités sur le système<text:tab/>3</text:p>
          <text:p text:style-name="P103">1.4 Objet du document<text:tab/>3</text:p>
          <text:p text:style-name="P103">1.5 Gestion du Document<text:tab/>4</text:p>
          <text:p text:style-name="P102">2 documents Applicables et de référence<text:tab/>5</text:p>
          <text:p text:style-name="P103">2.1 Documents applicables<text:tab/>5</text:p>
          <text:p text:style-name="P103">2.2 Documents de référence<text:tab/>5</text:p>
          <text:p text:style-name="P102">3 Guide de lecture des traçabilités<text:tab/>6</text:p>
          <text:p text:style-name="P103">3.1 Noms des objets du MPGT<text:tab/>6</text:p>
          <text:p text:style-name="P103">3.2 Notation « pointée », navigation en suivant un rôle<text:tab/>7</text:p>
          <text:p text:style-name="P103">3.3 exemples de syntaxe<text:tab/>9</text:p>
          <text:p text:style-name="P104">3.3.1 Indiquer la cible d’un lien <text:tab/>9</text:p>
          <text:p text:style-name="P104">3.3.2 Indiquer le premier lien suivi (entité mère)<text:tab/>10</text:p>
          <text:p text:style-name="P104">3.3.3 Indiquer la classe instanciée<text:tab/>10</text:p>
          <text:p text:style-name="P104">3.3.4 Entités cibles non-instanciables<text:tab/>10</text:p>
          <text:p text:style-name="P103">3.4 Structure des tables de traçabilites avec les Messages ADatP-3<text:tab/>11</text:p>
          <text:p text:style-name="P104">3.4.1 Agencement général des tables<text:tab/>11</text:p>
          <text:p text:style-name="P104">3.4.2 Mots clefs employes dans les tables de tracabilites<text:tab/>11</text:p>
          <text:p text:style-name="P104">3.4.3 Découpage en colonnes des tables de traçabilités<text:tab/>13</text:p>
          <text:p text:style-name="P104">3.4.4 <text:s/>Traçabilités des dictionnaires<text:tab/>14</text:p>
          <text:p text:style-name="P102">4 Liste des tableaux de traçabilites <text:tab/>15</text:p>
        </text:index-body>
      </text:table-of-content>
      <text:p text:style-name="Style_20_12_20_pt_20_Gras_20_TM"/>
      <text:p text:style-name="P32"/>
      <text:h text:style-name="P69" text:outline-level="1">Domaine d'application</text:h>
      <text:h text:style-name="P67" text:outline-level="2">Identification</text:h>
      <text:p text:style-name="MOIE_20_Normal">Le présent document constitue le <text:span text:style-name="T5">MPGT Tome 6 : Traçabilités avec l’ADatP-3 </text:span>de la Fédération des SIC Terre, correspondant à :</text:p>
      <text:p text:style-name="P70">Affaire : <text:tab/>Maîtrise d’œuvre industrielle d’ensemble de la Fédération des SIC Terre</text:p>
      <text:p text:style-name="P70">Maîtrise d’ouvrage : <text:tab/>DGA/SPOTI/DOE</text:p>
      <text:p text:style-name="P70">Référence marché :<text:tab/>Marché 04 73 038</text:p>
      <text:p text:style-name="P70">Utilisateur final : <text:tab/>Armée de Terre Française</text:p>
      <text:p text:style-name="P70">Mandataire : <text:tab/>THALES Communications</text:p>
      <text:p text:style-name="P70">Co-traitant :<text:tab/>EADS</text:p>
      <text:h text:style-name="P68" text:outline-level="2">Positionnement dans le référentiel</text:h>
      <text:p text:style-name="Standard">Le schéma ci-dessous indique la position du présent document dans le référentiel de la Fédération.</text:p>
      <text:p text:style-name="P33"><draw:g text:anchor-type="char" draw:z-index="6" draw:style-name="gr1"><draw:g draw:style-name="gr2"><draw:custom-shape draw:name="_s2085" draw:style-name="gr3" draw:text-style-name="P107" svg:width="3.2059in" svg:height="0.3142in" svg:x="0.8217in" svg:y="0.06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8" svg:width="3.1752in" svg:height="0.2835in" svg:x="0.837in" svg:y="0.0846in"><draw:text-box><text:p text:style-name="P108"><text:span text:style-name="T34">Référentiel de la fédération</text:span></text:p></draw:text-box></draw:frame></draw:g><draw:g draw:style-name="gr2"><draw:custom-shape draw:name="_s2086" draw:style-name="gr5" draw:text-style-name="P107" svg:width="2.9335in" svg:height="0.2862in" svg:x="1.0937in" svg:y="0.42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9" svg:width="2.9059in" svg:height="0.2587in" svg:x="1.1079in" svg:y="0.4366in"><draw:text-box><text:p text:style-name="P109"><text:span text:style-name="T35">Référentiel de spécification</text:span></text:p></draw:text-box></draw:frame></draw:g><draw:g draw:style-name="gr2"><draw:custom-shape draw:name="_s2094" draw:style-name="gr6" draw:text-style-name="P107" svg:width="2.5724in" svg:height="0.2531in" svg:x="1.4551in" svg:y="0.751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8" svg:width="2.5488in" svg:height="0.2295in" svg:x="1.4669in" svg:y="0.763in"><draw:text-box><text:p text:style-name="P108"><text:span text:style-name="T36">Documents généraux</text:span></text:p></draw:text-box></draw:frame></draw:g><draw:g draw:style-name="gr2"><draw:custom-shape draw:name="_s2096" draw:style-name="gr6" draw:text-style-name="P107" svg:width="2.5496in" svg:height="0.2496in" svg:x="1.4772in" svg:y="1.04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0" svg:width="2.526in" svg:height="0.226in" svg:x="1.4882in" svg:y="1.0575in"><draw:text-box><text:p text:style-name="P110"><text:span text:style-name="T36">Référentiel fonctionnel</text:span></text:p></draw:text-box></draw:frame></draw:g><draw:g draw:style-name="gr2"><draw:custom-shape draw:name="_s2098" draw:style-name="gr6" draw:text-style-name="P107" svg:width="2.5358in" svg:height="0.248in" svg:x="1.4909in" svg:y="1.33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1" svg:width="2.5122in" svg:height="0.2248in" svg:x="1.5024in" svg:y="1.3492in"><draw:text-box><text:p text:style-name="P111"><text:span text:style-name="T36">Référentiel système</text:span></text:p></draw:text-box></draw:frame></draw:g><draw:g draw:style-name="gr2"><draw:custom-shape draw:name="_s2100" draw:style-name="gr6" draw:text-style-name="P107" svg:width="2.5587in" svg:height="0.2496in" svg:x="1.4689in" svg:y="2.16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0" svg:width="2.535in" svg:height="0.226in" svg:x="1.4807in" svg:y="2.1768in"><draw:text-box><text:p text:style-name="P110"><text:span text:style-name="T36">Référentiel de sécurité</text:span></text:p></draw:text-box></draw:frame></draw:g><draw:g draw:style-name="gr2"><draw:custom-shape draw:name="_s2122" draw:style-name="gr7" draw:text-style-name="P107" svg:width="2.3551in" svg:height="0.2276in" svg:x="1.6717in" svg:y="1.62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1" svg:width="2.3331in" svg:height="0.2051in" svg:x="1.6819in" svg:y="1.6382in"><draw:text-box><text:p text:style-name="P111"><text:span text:style-name="T36">Spécifications de la Fédération</text:span></text:p></draw:text-box></draw:frame></draw:g><draw:g draw:style-name="gr2"><draw:custom-shape draw:name="_s2124" draw:style-name="gr7" draw:text-style-name="P107" svg:width="2.3551in" svg:height="0.2276in" svg:x="1.6717in" svg:y="1.89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0" svg:width="2.3331in" svg:height="0.2051in" svg:x="1.6819in" svg:y="1.9075in"><draw:text-box><text:p text:style-name="P110"><text:span text:style-name="T36">Données de la fédération</text:span></text:p></draw:text-box></draw:frame></draw:g><draw:g draw:style-name="gr2"><draw:custom-shape draw:name="_s2102" draw:style-name="gr6" draw:text-style-name="P107" svg:width="2.5622in" svg:height="0.2933in" svg:x="1.4654in" svg:y="2.45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8" svg:width="2.5343in" svg:height="0.2657in" svg:x="1.4787in" svg:y="2.4713in"><draw:text-box><text:p text:style-name="P108"><text:span text:style-name="T36">Référentiel de développement</text:span></text:p></draw:text-box></draw:frame></draw:g><draw:g draw:style-name="gr2"><draw:custom-shape draw:name="_s2126" draw:style-name="gr7" draw:text-style-name="P107" svg:width="2.3539in" svg:height="0.415in" svg:x="1.6736in" svg:y="4.441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2" svg:width="2.3134in" svg:height="0.3748in" svg:x="1.6933in" svg:y="4.461in"><draw:text-box><text:p text:style-name="P112"><text:span text:style-name="T37">Interfaces avec les systèmes externes</text:span></text:p></draw:text-box></draw:frame></draw:g><draw:g draw:style-name="gr2"><draw:custom-shape draw:name="_s2128" draw:style-name="gr7" draw:text-style-name="P107" svg:width="2.3677in" svg:height="0.4232in" svg:x="1.6598in" svg:y="2.792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3" svg:width="2.3276in" svg:height="0.3831in" svg:x="1.6791in" svg:y="2.8118in"><draw:text-box><text:p text:style-name="P113"><text:span text:style-name="T38">Documents pour la cohérence des développements</text:span></text:p></draw:text-box></draw:frame></draw:g><draw:g draw:style-name="gr2"><draw:custom-shape draw:name="_s2134" draw:style-name="gr7" draw:text-style-name="P107" svg:width="2.3677in" svg:height="0.3976in" svg:x="1.6598in" svg:y="3.25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4" svg:width="2.3303in" svg:height="0.3598in" svg:x="1.678in" svg:y="3.2764in"><draw:text-box><text:p text:style-name="P114"><text:span text:style-name="T38">Documents pour le développement du socle</text:span></text:p></draw:text-box></draw:frame></draw:g><draw:g draw:style-name="gr2"><draw:custom-shape draw:name="_s2136" draw:style-name="gr7" draw:text-style-name="P107" svg:width="2.3307in" svg:height="0.2358in" svg:x="1.6961in" svg:y="4.89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0" svg:width="2.3087in" svg:height="0.2134in" svg:x="1.7071in" svg:y="4.9083in"><draw:text-box><text:p text:style-name="P110"><text:span text:style-name="T36">Interfaces des SIOC</text:span></text:p></draw:text-box></draw:frame></draw:g><draw:g draw:style-name="gr2"><draw:custom-shape draw:name="_s2832" draw:style-name="gr6" draw:text-style-name="P107" svg:width="2.5807in" svg:height="0.2657in" svg:x="1.4461in" svg:y="4.13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5" svg:width="2.5559in" svg:height="0.2406in" svg:x="1.4583in" svg:y="4.1472in"><draw:text-box><text:p text:style-name="P115"><text:span text:style-name="T36">Référentiel des interfaces</text:span></text:p></draw:text-box></draw:frame></draw:g><draw:g draw:style-name="gr2"><draw:custom-shape draw:name="_s2134" draw:style-name="gr7" draw:text-style-name="P107" svg:width="2.3677in" svg:height="0.3976in" svg:x="1.6598in" svg:y="3.694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6" svg:width="2.3303in" svg:height="0.3598in" svg:x="1.678in" svg:y="3.7138in"><draw:text-box><text:p text:style-name="P116"><text:span text:style-name="T37">Documents d’utilisation du STC</text:span></text:p></draw:text-box></draw:frame></draw:g><draw:g draw:style-name="gr2"><draw:custom-shape draw:name="_s2108" draw:style-name="gr6" draw:text-style-name="P107" svg:width="2.576in" svg:height="0.4043in" svg:x="1.4654in" svg:y="6.85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12" svg:width="2.537in" svg:height="0.3657in" svg:x="1.4843in" svg:y="6.8776in"><draw:text-box><text:p text:style-name="P112"><text:span text:style-name="T37">Référentiel d’exploitation et d’administration</text:span></text:p></draw:text-box></draw:frame></draw:g><draw:g draw:style-name="gr2"><draw:custom-shape draw:name="_s2086" draw:style-name="gr5" draw:text-style-name="P107" svg:width="2.9335in" svg:height="0.2862in" svg:x="1.0937in" svg:y="5.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9" svg:width="2.9059in" svg:height="0.2587in" svg:x="1.1079in" svg:y="5.1894in"><draw:text-box><text:p text:style-name="P109"><text:span text:style-name="T35">Référentiel produit</text:span></text:p></draw:text-box></draw:frame></draw:g><draw:g draw:style-name="gr2"><draw:custom-shape draw:name="_s2086" draw:style-name="gr5" draw:text-style-name="P107" svg:width="2.9335in" svg:height="0.2862in" svg:x="1.1079in" svg:y="5.50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9" svg:width="2.9059in" svg:height="0.2587in" svg:x="1.1217in" svg:y="5.5177in"><draw:text-box><text:p text:style-name="P109"><text:span text:style-name="T35">Référentiel de test</text:span></text:p></draw:text-box></draw:frame></draw:g><draw:g draw:style-name="gr2"><draw:custom-shape draw:name="_s2086" draw:style-name="gr5" draw:text-style-name="P107" svg:width="2.9335in" svg:height="0.2862in" svg:x="1.1079in" svg:y="5.8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9" svg:width="2.9059in" svg:height="0.2587in" svg:x="1.1217in" svg:y="5.8457in"><draw:text-box><text:p text:style-name="P109"><text:span text:style-name="T35">Référentiel d’exploitation</text:span></text:p></draw:text-box></draw:frame></draw:g><draw:g draw:style-name="gr2"><draw:custom-shape draw:name="_s2102" draw:style-name="gr6" draw:text-style-name="P107" svg:width="2.5622in" svg:height="0.2933in" svg:x="1.4791in" svg:y="6.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8" svg:width="2.5343in" svg:height="0.2657in" svg:x="1.4925in" svg:y="6.1791in"><draw:text-box><text:p text:style-name="P108"><text:span text:style-name="T36">Référentiel de formation</text:span></text:p></draw:text-box></draw:frame></draw:g><draw:g draw:style-name="gr2"><draw:custom-shape draw:name="_s2102" draw:style-name="gr6" draw:text-style-name="P107" svg:width="2.5622in" svg:height="0.2933in" svg:x="1.4791in" svg:y="6.512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08" svg:width="2.5343in" svg:height="0.2657in" svg:x="1.4925in" svg:y="6.5264in"><draw:text-box><text:p text:style-name="P108"><text:span text:style-name="T36">Référentiel de déploiement</text:span></text:p></draw:text-box></draw:frame></draw:g></draw:g></text:p>
      <text:p text:style-name="P52"/>
      <text:p text:style-name="P52"/>
      <text:p text:style-name="P52"/>
      <text:p text:style-name="P53"><draw:g text:anchor-type="char" draw:z-index="7" draw:style-name="gr8"><draw:line draw:style-name="gr9" draw:text-style-name="P117" svg:x1="5.0571in" svg:y1="0.6917in" svg:x2="4.0161in" svg:y2="0.6902in"><text:p/></draw:line><draw:frame draw:style-name="gr10" draw:text-style-name="P117" svg:width="0.9441in" svg:height="0.924in" svg:x="5.0854in" svg:y="0.2327in"><draw:image xlink:href="Pictures/10000000000000300000002F8898FB33.png" xlink:type="simple" xlink:show="embed" xlink:actuate="onLoad"><text:p/></draw:image></draw:fram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2" text:outline-level="2"><text:soft-page-break/>généralités sur le système</text:h>
      <text:p text:style-name="MOIE_20_Normal">L’Armée de Terre s’est progressivement dotée de SIC répondant aux besoins opérationnels de ses unités. Cette première étape étant franchie, la priorité de l’Armée de Terre est maintenant de favoriser l’échange d’informations entre ses propres SIC, les SIC nationaux des autres armées et les systèmes équivalents multinationaux qui sont mis en œuvre dans le cadre des alliances européennes, de coalitions ou de l’OTAN.</text:p>
      <text:p text:style-name="MOIE_20_Normal">La mise en place de la Fédération des SIC Terre répond à cet objectif, l’enjeu étant d’optimiser l’action des forces en opération par la mise en réseau contrôlée d’informations à l’échelle d’une force terrestre déployée.</text:p>
      <text:p text:style-name="MOIE_20_Normal">La fédération des SIC Terre est constituée des principaux systèmes d'information et de communication de l’Armée de Terre.</text:p>
      <text:p text:style-name="MOIE_20_Normal">Le maître d’œuvre industriel d’ensemble de la Fédération des SIC Terre est chargé :</text:p>
      <text:list text:style-name="WW8Num48">
        <text:list-item>
          <text:p text:style-name="MOIE_20_Paragraphe">de définir une architecture d’ensemble de la Fédération (types de déploiement, capacités d’ensemble, MPGT, …) concrétisée sous la forme du référentiel de la Fédération,</text:p>
        </text:list-item>
        <text:list-item>
          <text:p text:style-name="MOIE_20_Paragraphe">d’assurer une cohérence globale opérationnelle, technique et calendaire,</text:p>
        </text:list-item>
        <text:list-item>
          <text:p text:style-name="MOIE_20_Paragraphe">de définir et de développer un socle technique commun servant de base aux SIOC de la Fédération,</text:p>
        </text:list-item>
        <text:list-item>
          <text:p text:style-name="MOIE_20_Paragraphe">d’assurer le suivi des travaux d’interopérabilité de l’ensemble des composantes de la Fédération,</text:p>
        </text:list-item>
        <text:list-item>
          <text:p text:style-name="MOIE_20_Paragraphe">de valider le fonctionnement de l’ensemble de la Fédération,</text:p>
        </text:list-item>
        <text:list-item>
          <text:p text:style-name="MOIE_20_Paragraphe">d’accompagner sa mise en service.</text:p>
        </text:list-item>
      </text:list>
      <text:h text:style-name="P67" text:outline-level="2">Objet du document</text:h>
      <text:p text:style-name="MOIE_20_Normal">L’objet de ce document est :</text:p>
      <text:list text:style-name="WW8Num12">
        <text:list-item>
          <text:p text:style-name="P77">D’une part, de montrer comment les éléments des messages ADatP-3 ont été pris en compte lors de l’élaboration du MPGT (cf. <text:bookmark-ref text:reference-format="chapter" text:ref-name="plan_directeur">2.2</text:bookmark-ref> pour les détails sur le processus d’élaboration).</text:p>
        </text:list-item>
        <text:list-item>
          <text:p text:style-name="P77">D’autre part, de servir de données d’entrées pour les correspondances détaillées effectuées par le traducteur MPGT / ADatP-3.</text:p>
        </text:list-item>
      </text:list>
      <text:h text:style-name="P68" text:outline-level="2">Gestion du Document</text:h>
      <text:p text:style-name="MOIE_20_Normal">Le présent document est établi par le MOIE. Il est soumis, ainsi que ses mises à jour, à l'acceptation du DOE.</text:p>
      <text:p text:style-name="MOIE_20_Normal">Les modifications intervenant entre deux versions de ce document sont repérées par un trait vertical en marge.</text:p>
      <text:p text:style-name="MOIE_20_Normal"/>
      <text:h text:style-name="Heading_20_1" text:outline-level="1"><text:bookmark-start text:name="_Ref79983539"/>documents Applicables et de référence</text:h>
      <text:h text:style-name="Heading_20_2" text:outline-level="2">Documents applicables</text:h>
      <text:list text:style-name="WW8Num23">
        <text:list-item>
          <text:p text:style-name="P101"><text:bookmark-start text:name="_Ref104008845"/>Plan de management industriel de la Fédération<text:line-break/>THALES-EADS n°61 561 668 – 556<text:bookmark-end text:name="_Ref104008845"/></text:p>
        </text:list-item>
        <text:list-item>
          <text:p text:style-name="P101"><text:bookmark-start text:name="MADIOS"/>MADIOS : Méthode d'Administration de l'interopérabilité Opérationnel des SIC<text:line-break/>V1.0 du 11 mai 1998<text:bookmark-end text:name="MADIOS"/></text:p>
        </text:list-item>
      </text:list>
      <text:h text:style-name="Heading_20_2" text:outline-level="2">Documents de référence</text:h>
      <text:list text:style-name="WW8Num23" text:continue-numbering="true">
        <text:list-item>
          <text:p text:style-name="P101"><text:bookmark-start text:name="_Ref88023261"/><text:bookmark-start text:name="_Ref78875550"/>Glossaire MOIE<text:line-break/><text:bookmark-end text:name="_Ref88023261"/>THALES-EADS n°<text:span text:style-name="T6">61 561 668 </text:span>–<text:span text:style-name="T6"> 447</text:span></text:p>
        </text:list-item>
        <text:list-item>
          <text:p text:style-name="P101"><text:bookmark-end text:name="_Ref78875550"/><text:bookmark-start text:name="_Ref104803049"/>Document des normes et standards <text:line-break/><text:bookmark-end text:name="_Ref104803049"/>THALES-EADS n°61 646 768 – 305</text:p>
        </text:list-item>
        <text:list-item>
          <text:p text:style-name="P101"><text:bookmark-start text:name="_Ref106175492"/>Plan de management industriel de la Fédération<text:line-break/>THALES-EADS n° 61 646 768 – 557<text:bookmark-end text:name="_Ref106175492"/></text:p>
        </text:list-item>
        <text:list-item>
          <text:p text:style-name="P101"><text:bookmark-start text:name="plan_directeur"/>Plan directeur du MPGT<text:bookmark-end text:name="plan_directeur"/><text:line-break/>THALES-EADS n°<text:span text:style-name="T6">61 646 768 </text:span>–<text:span text:style-name="T6"> 557</text:span></text:p>
        </text:list-item>
      </text:list>
      <text:h text:style-name="Heading_20_1" text:outline-level="1"><text:bookmark-end text:name="_Ref79983539"/>Guide de lecture des traçabilités</text:h>
      <text:h text:style-name="Heading_20_2" text:outline-level="2">Noms des objets du MPGT</text:h>
      <text:p text:style-name="MOIE_20_Normal">Les objets du MPGT auxquels il est fait référence dans les tableaux des traçabilités sont des entités, des attributs et des rôles.</text:p>
      <text:p text:style-name="MOIE_20_Normal">Les objets du MPGT sont désignés par leur nom interne Mega. Par les règles appliquées lors de la construction des noms internes (issues de <text:bookmark-ref text:reference-format="chapter" text:ref-name="MADIOS">2.1</text:bookmark-ref>), il est aisé de déterminer le type et le nom XML d’un objet à partir de son nom interne Mega.</text:p>
      <text:p text:style-name="MOIE_20_Normal"><text:span text:style-name="T5">Détermination du type d’un objet</text:span> : les deux règles suivantes permettent de déterminer le type d’un objet du MPGT dont le nom interne Mega apparaît dans un tableau de traçabilités : </text:p>
      <text:list text:style-name="WW8Num46">
        <text:list-item>
          <text:p text:style-name="P78">un objet dont le nom interne Mega commence par le préfixe « MPGT » ou « MPIA » est soit une entité, soit un attribut (un objet dont le nom interne Mega ne commence pas par « MPGT » ou « MPIA » est donc un rôle) ;</text:p>
        </text:list-item>
        <text:list-item>
          <text:p text:style-name="P78">un objet dont le nom interne Mega contient deux occurrences du caractère « . » est un attribut.</text:p>
        </text:list-item>
      </text:list>
      <text:p text:style-name="MOIE_20_Normal"><text:span text:style-name="T5">Détermination du nom XML d’un objet</text:span> : les trois règles suivantes permettent de déterminer, en se référant au modèle Mega, le nom XML d’un objet du MPGT dont le nom interne Mega apparaît dans un tableau de traçabilités :</text:p>
      <text:list text:style-name="WW8Num46">
        <text:list-item>
          <text:p text:style-name="P78">le nom XML d’une entité est obtenu à partir de son nom interne Mega par soustraction du préfixe « MPGT. » (ainsi l'entité dont le nom interne Mega est « <text:span text:style-name="T9">MPIA.RacineOperationnelle</text:span> » a-t-elle « <text:span text:style-name="T9">RacineOperationnelle</text:span> » pour nom XML) ;</text:p>
        </text:list-item>
        <text:list-item>
          <text:p text:style-name="P78">le nom XML d’un attribut est obtenu on ne conservant que la partie située à droite de la seconde occurrence du caractère « . » du nom interne Mega de l’attribut (ainsi l'attribut dont le nom interne Mega est « <text:span text:style-name="T9">MPIA.RacineOperationnelle.Nom</text:span> » a-t-il « Nom » pour nom XML);</text:p>
        </text:list-item>
        <text:list-item>
          <text:p text:style-name="P78">le nom XML d’un rôle est obtenu par concaténation du nom interne Mega de ce rôle, du caractère « _ » et du nom XML de l’entité cible de ce rôle, la détermination du nom interne de l’entité cible nécessitant, habituellement, la consultation du modèle Mega (ainsi le rôle dont le nom interne Mega est « <text:span text:style-name="T9">EstRapportePar</text:span> » issu de l'entité dont le nom interne Mega est « <text:span text:style-name="T9">MPIA.RacineOperationnelle</text:span> » et pointant vers l’entité dont le nom interne Mega est « <text:span text:style-name="T9">MPIA.Rapport</text:span> » a-t-il pour nom XML « <text:span text:style-name="T9">EstRapportePar_Rapport</text:span> ») .</text:p>
        </text:list-item>
      </text:list>
      <text:h text:style-name="Heading_20_2" text:outline-level="2"><text:soft-page-break/>Notation « pointée », navigation en suivant un rôle</text:h>
      <text:p text:style-name="P71">Principe de navigation</text:p>
      <text:p text:style-name="MOIE_20_Normal">Puisque que toutes les relations du MPGT sont binaires (lient deux entités), il est possible de naviguer d’une instance d’une entité vers une instance d’une entité qui lui est liée, à condition de connaître le nom interne Mega du rôle et de l’entité liée. Ce mode de navigation est illustré par le schéma ci-dessous.</text:p>
      <text:p text:style-name="P72"><text:bookmark-start text:name="_1191930395"/><text:bookmark-end text:name="_1191930395"/><text:bookmark-start text:name="_1181467819"/><text:bookmark-end text:name="_1181467819"/><text:bookmark-start text:name="_1181467347"/><text:bookmark-end text:name="_1181467347"/><text:bookmark-start text:name="_1179918741"/><text:bookmark-end text:name="_1179918741"/><text:bookmark-start text:name="_1179918507"/><text:bookmark-end text:name="_1179918507"/><text:bookmark-start text:name="_1179918137"/><text:bookmark-end text:name="_1179918137"/><draw:frame draw:style-name="fr5" draw:name="Object1" text:anchor-type="as-char" svg:width="4.9984in" svg:height="3.7492in" draw:z-index="2"><draw:object xlink:href="./Object 1" xlink:type="simple" xlink:show="embed" xlink:actuate="onLoad"/><draw:image xlink:href="./ObjectReplacements/Object 1" xlink:type="simple" xlink:show="embed" xlink:actuate="onLoad"/></draw:frame></text:p>
      <text:p text:style-name="P71">Navigation le long d’un chemin</text:p>
      <text:p text:style-name="MOIE_20_Normal">En itérant le processus de navigation exposé ci-dessus, il devient possible de naviguer le long d’une suite de rôles. </text:p>
      <text:p text:style-name="MOIE_20_Normal">La syntaxe employée dans les tableaux de traçabilités du MPGT pour exprimer la navigation le long d’une suite de rôles fait clairement ressortir le nom de l’entité source, d’une part, et la liste des rôles, devant être parcourus, d’autre part. Dans la suite de ce document, la liste ordonnée des rôles devant être parcourue sera nommée le « chemin ».</text:p>
      <text:p text:style-name="P71">Syntaxe du chemin</text:p>
      <text:p text:style-name="MOIE_20_Normal">La syntaxe du chemin dans le MPGT satisfait à la BNF :</text:p>
      <text:p text:style-name="Chemin_20_MPGT">CHEMIN := SUITE_DE_PAS | SUITE_DE_PAS "#" &lt;Nom d’attribut&gt;</text:p>
      <text:p text:style-name="Chemin_20_MPGT">SUITE_DE_PAS := PAS | SUITE_DE_PAS "#" PAS </text:p>
      <text:p text:style-name="Chemin_20_MPGT">PAS := &lt;Nom de rôle&gt; "{" &lt;Nom d’entité&gt; "}"</text:p>
      <text:p text:style-name="P73">où : le caractère «<text:span text:style-name="T8"> | </text:span>» marque la disjonction et a une précédence plus faible que la simple concaténation, le caractère «<text:span text:style-name="T8"> " </text:span>» sert à délimiter les littéraux textuels et <text:s/>les termes placés entre «<text:span text:style-name="T8"> &lt; </text:span>» et «<text:span text:style-name="T8"> &gt; </text:span>» font référence à des noms internes Mega d’objets du MPGT. </text:p>
      <text:p text:style-name="P73"><text:soft-page-break/><text:span text:style-name="T5">Exemple</text:span> : l’entité <text:span text:style-name="T9">MPIA.Localisation</text:span> porte un attribut <text:span text:style-name="T9">MPIA.Localisation.DesignationDatum</text:span> tandis que la classe <text:span text:style-name="T9">MPIA.InstanceObjet</text:span> porte un rôle <text:span text:style-name="T9">EstLocalisePar</text:span> qui pointe vers l’entité <text:span text:style-name="T9">MPIA.AssocInstanceObjLocalisation</text:span> introduite ci-dessus. On peut donc construire un chemin <text:span text:style-name="T9">EstLocalisePar{MPIA.AssocInstanceObjLocalisation}# EstLocaliseEn{MPIA.Localisation}</text:span>#<text:span text:style-name="T9">MPIA.Localisation.DesignationDatum</text:span></text:p>
      <text:p text:style-name="P73"/>
      <text:p text:style-name="P74"><draw:frame draw:style-name="fr2" draw:name="graphics1" text:anchor-type="char" svg:y="0.0835in" svg:width="5.0791in" svg:height="1.5154in" draw:z-index="16"><draw:image xlink:href="Pictures/200000970000443700001442E4E4540B.wmf" xlink:type="simple" xlink:show="embed" xlink:actuate="onLoad"/></draw:frame></text:p>
      <text:p text:style-name="MOIE_20_Normal"><text:span text:style-name="T5">Navigation en utilisant un rôle inverse</text:span></text:p>
      <text:p text:style-name="MOIE_20_Normal">Lorsqu’une relation ne possède qu’un rôle (cas d’une composition ou de certaines associations), il est tout de même possible de naviguer via la relation : il faut pour cela remplacer « &lt;Nom de rôle&gt; » par « &lt;Nom de l’entité liée&gt;\&lt;Nom du rôle inverse&gt; »</text:p>
      <text:p text:style-name="MOIE_20_Normal"><text:span text:style-name="T5">Exemple</text:span>  Pour naviguer de MPGT.MissionAerienne vers MPGT.Mission, par exemple pour récupérer sa date de début, on écrit :</text:p>
      <text:p text:style-name="P73">MPGT.Mission\ACommeCaracteristiquesMissionAerienne{MPGT.MissionAerienne}# MPGT.Mission.DateDebut</text:p>
      <text:p text:style-name="MOIE_20_Normal"><draw:frame draw:style-name="fr3" draw:name="graphics2" text:anchor-type="as-char" svg:width="4.9689in" svg:height="1.9272in" draw:z-index="3"><draw:image xlink:href="Pictures/20000056000036980000152D40B4CAAD.wmf" xlink:type="simple" xlink:show="embed" xlink:actuate="onLoad"/></draw:frame></text:p>
      <text:p text:style-name="P71">Evaluation d’un chemin et règle de validité</text:p>
      <text:p text:style-name="P73">Les chemins sont parcourus de manière récursive ; le parcours d’un chemin « <text:span text:style-name="T8">pas_1#pas_2#...#pas_n</text:span> » conduit à la détermination de n entités intermédiaires <text:span text:style-name="T8">source_1, ...,source_n</text:span> dont chacune est l’entité source d’un nouveau chemin intermédiaire, déduit du précédent chemin intermédiaire par suppression du dernier pas évalué. Soit, en notant source_0 l’entité source initiale :</text:p>
      <text:p text:style-name="P73"><text:span text:style-name="T8">source_0, pas_1#pas_2#...#pas_n<text:tab/></text:span><text:span text:style-name="T14"></text:span><text:span text:style-name="T8"> source_1, pas_2#...#pas_n</text:span></text:p>
      <text:p text:style-name="P73"><text:span text:style-name="T8">source_1, pas_2#...#pas_n<text:tab/><text:tab/></text:span><text:span text:style-name="T14"></text:span><text:span text:style-name="T8"> source_2, pas_3#...#pas_n</text:span></text:p>
      <text:p text:style-name="P75">...</text:p>
      <text:p text:style-name="P73"><text:span text:style-name="T8">source_(n-1), pas_n<text:tab/><text:tab/><text:tab/></text:span><text:span text:style-name="T14"></text:span><text:span text:style-name="T8"> source_n, </text:span><text:span text:style-name="T15"></text:span></text:p>
      <text:p text:style-name="P73"><text:soft-page-break/>Lors de l’évaluation d’un pas, le nom de l’entité écrit entre accolades permet, d’une part, d’identifier le rôle le long duquel doit avoir lieu la navigation (cas d’une entité portant plusieurs rôles dont les noms internes sont identiques) et, d’autre part, de sélectionner, comme entité cible du pas, une entité située dans l’arbre d’héritage de l’entité cible du rôle mais, éventuellement, distincte de l’entité cible du rôle.</text:p>
      <text:p text:style-name="P73">Il est parfois fait référence à l’entité, dénotée, ci-dessus, <text:span text:style-name="T8">source_n</text:span>, comme à l’entité cible ou finale du lien.</text:p>
      <text:p text:style-name="P73"><text:span text:style-name="T5">Nota</text:span> : la nécessité de spécifier, pour certains pas, une entité cible distincte de celle du lien est rendue particulièrement évidente par l’impossibilité, héritée du MPIA, d’instancier des entités du MPGT qui ne sont pas des entités terminales au sens de la relation de spécialisation.</text:p>
      <text:h text:style-name="Heading_20_2" text:outline-level="2">exemples de syntaxe</text:h>
      <text:p text:style-name="MOIE_20_Normal">Nous détaillons et nous précisons, ci-dessous, certaines des règles énoncées au paragraphe précédent.</text:p>
      <text:h text:style-name="Heading_20_3" text:outline-level="3">Indiquer la cible d’un lien </text:h>
      <text:p text:style-name="MOIE_20_Normal">Quand le nom d’un rôle est immédiatement suivi d’un nom d’entité écrit entre accolades, ce nom d’entité à pour effet de préciser la cible du lien et doit être évalué comme le serait un « cast » en C ou en Java.</text:p>
      <text:p text:style-name="MOIE_20_Normal"><text:span text:style-name="T5">Exemple</text:span> : en considérant l’entité <text:span text:style-name="T9">MPIA.AssocInstanceObjLocalisation</text:span> qui possède un rôle <text:span text:style-name="T9">EstLocaliseEn</text:span> pointant vers l’entité <text:span text:style-name="T9">MPIA.Localisation</text:span>, laquelle possède plusieurs sous-entités, dont l’entité <text:span text:style-name="T9">MPIA.Ligne</text:span>.</text:p>
      <text:p text:style-name="MOIE_20_Normal"/>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06">Classe source</text:p>
          </table:table-cell>
          <table:covered-table-cell/>
          <table:table-cell table:style-name="Table2.C1" office:value-type="string">
            <text:p text:style-name="P106">Classe cible</text:p>
          </table:table-cell>
          <table:table-cell table:style-name="Table2.D1" office:value-type="string">
            <text:p text:style-name="P106">Rôles / Attribut</text:p>
          </table:table-cell>
        </table:table-row>
        <table:table-row table:style-name="Table2.2">
          <table:table-cell table:style-name="Table2.A2" office:value-type="string">
            <text:p text:style-name="P38">MPIA.AssocInstanceObjLocalisation</text:p>
          </table:table-cell>
          <table:table-cell table:style-name="Table2.B2" table:number-columns-spanned="2" office:value-type="string">
            <text:p text:style-name="P4"><text:span text:style-name="T10">MPIA.Localisation</text:span><text:span text:style-name="T16"> </text:span><text:span text:style-name="T17">ou une de ses sous-entités, par exemple </text:span><text:span text:style-name="T10">MPIA.Ligne</text:span></text:p>
          </table:table-cell>
          <table:covered-table-cell/>
          <table:table-cell table:style-name="Table2.D2" office:value-type="string">
            <text:p text:style-name="P38">EstLocaliseEn</text:p>
          </table:table-cell>
        </table:table-row>
        <table:table-row table:style-name="Table2.3">
          <table:table-cell table:style-name="Table2.A2" office:value-type="string">
            <text:p text:style-name="P38">MPIA.AssocInstanceObjLocalisation</text:p>
          </table:table-cell>
          <table:table-cell table:style-name="Table2.B2" table:number-columns-spanned="2" office:value-type="string">
            <text:p text:style-name="P4"><text:span text:style-name="T10">MPIA</text:span><text:span text:style-name="T16">.</text:span><text:span text:style-name="T10">Localisation</text:span></text:p>
          </table:table-cell>
          <table:covered-table-cell/>
          <table:table-cell table:style-name="Table2.D2" office:value-type="string">
            <text:p text:style-name="P4"><text:span text:style-name="T11">EstLocaliseEn {MPIA.Localisation}</text:span></text:p>
          </table:table-cell>
        </table:table-row>
        <table:table-row table:style-name="Table2.4">
          <table:table-cell table:style-name="Table2.A2" office:value-type="string">
            <text:p text:style-name="P38">MPIA.AssocInstanceObjLocalisation</text:p>
          </table:table-cell>
          <table:table-cell table:style-name="Table2.B2" table:number-columns-spanned="2" office:value-type="string">
            <text:p text:style-name="P4"><text:span text:style-name="T10">MPIA</text:span><text:span text:style-name="T16">.Ligne</text:span></text:p>
          </table:table-cell>
          <table:covered-table-cell/>
          <table:table-cell table:style-name="Table2.D2" office:value-type="string">
            <text:p text:style-name="P38">EstLocaliseEn{MPIA.Ligne}</text:p>
          </table:table-cell>
        </table:table-row>
      </table:table>
      <text:p text:style-name="P79"/>
      <text:p text:style-name="P82"><text:span text:style-name="T5">Remarque </text:span>: pour que l’expression nom_d_un_rôle{nom_d_une_entité} soit valide, il est nécessaire que l’entité nommée nom_d_une_entité soit située, dans le même arbre d’héritage que l’entité cible du rôle nommé nom_d_un_rôle.</text:p>
      <text:h text:style-name="Heading_20_3" text:outline-level="3"><text:soft-page-break/>Indiquer le premier lien suivi (entité mère)</text:h>
      <text:p text:style-name="MOIE_20_Normal">Lorsqu’un attribut ou un rôle n’appartient pas en propre à l’entité MPGT considérée mais est hérité d’une entité mère, le nom de l’entité mère, dans laquelle l’attribut ou le rôle est défini, est écrit entre accolades après le nom de l’entité source.</text:p>
      <text:p text:style-name="MOIE_20_Normal"><text:span text:style-name="T5">Exemple</text:span> : l’entité <text:span text:style-name="T9">MPIA.Unite</text:span> est une sous-entité de <text:span text:style-name="T9">MPIA.EntiteOrganisationnelle</text:span> qui est elle-même une sous-entité de <text:span text:style-name="T9">MPIA.InstanceObjet</text:span>, cette dernière entité possédant un rôle <text:span text:style-name="T9">EstLocaliseEn</text:span> pointant vers <text:span text:style-name="T9">MPIA.AssocInstanceObjLocalisation</text:span>.</text:p>
      <text:p text:style-name="MOIE_20_Normal"/>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6">Entité MPGT de départ {Entité de l'attribut}</text:p>
          </table:table-cell>
          <table:table-cell table:style-name="Table3.B1" office:value-type="string">
            <text:p text:style-name="P106">…</text:p>
          </table:table-cell>
          <table:table-cell table:style-name="Table3.C1" office:value-type="string">
            <text:p text:style-name="P106">Attribut MPGT</text:p>
          </table:table-cell>
        </table:table-row>
        <table:table-row table:style-name="Table3.2">
          <table:table-cell table:style-name="Table3.A2" office:value-type="string">
            <text:p text:style-name="P38">MPIA.Unite{MPIA.InstanceObjet}</text:p>
          </table:table-cell>
          <table:table-cell table:style-name="Table3.B2" office:value-type="string">
            <text:p text:style-name="P38"> </text:p>
          </table:table-cell>
          <table:table-cell table:style-name="Table3.C2" office:value-type="string">
            <text:p text:style-name="P4"><text:span text:style-name="T11">EstLocaliseEn</text:span></text:p>
          </table:table-cell>
        </table:table-row>
      </table:table>
      <text:p text:style-name="Standard"/>
      <text:h text:style-name="Heading_20_3" text:outline-level="3">Indiquer la classe instanciée</text:h>
      <text:p text:style-name="MOIE_20_Normal">De nombreux rôles aboutissent sur des entités non terminales (au sens de la relation d’héritage) et donc non-instanciables du MPGT, il est donc nécessaire de préciser l’entité MPGT instanciée après le parcours d’un lien.</text:p>
      <text:p text:style-name="MOIE_20_Normal"><text:span text:style-name="T5">Exemple</text:span> : ainsi, pour suivre depuis <text:span text:style-name="T9">MPIA.Unite</text:span> le lien menant jusqu’à l’attribut <text:span text:style-name="T9">MPIA.Localisation.ID</text:span> hérité par l’entité <text:span text:style-name="T9">MPIA.Point</text:span>, il convient d’écrire :</text:p>
      <text:p text:style-name="MOIE_20_Normal"/>
      <text:p text:style-name="MOIE_20_Normal"/>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6">Entité MPGT de départ {Entité de l'attribut}</text:p>
          </table:table-cell>
          <table:table-cell table:style-name="Table4.B1" office:value-type="string">
            <text:p text:style-name="P106">Entité MPGT instanciée {Entité de l'attribut}</text:p>
          </table:table-cell>
          <table:table-cell table:style-name="Table4.C1" office:value-type="string">
            <text:p text:style-name="P106">Attribut MPGT</text:p>
          </table:table-cell>
        </table:table-row>
        <table:table-row table:style-name="Table4.2">
          <table:table-cell table:style-name="Table4.A2" office:value-type="string">
            <text:p text:style-name="P34">MPIA.Unite{MPIA.InstanceObjet}</text:p>
          </table:table-cell>
          <table:table-cell table:style-name="Table4.B2" office:value-type="string">
            <text:p text:style-name="P4"><text:span text:style-name="T17">MPIA.Point{MPIA.Localisation}</text:span></text:p>
          </table:table-cell>
          <table:table-cell table:style-name="Table4.C2" office:value-type="string">
            <text:p text:style-name="P4"><text:span text:style-name="T17">EstLocalisePar {</text:span><text:span text:style-name="T11">MPIA.AssocInstanceObjLocalisation</text:span><text:span text:style-name="T17">} #EstLocaliseEn{MPIA.Point}#MPIA.Localisation.Id</text:span></text:p>
          </table:table-cell>
        </table:table-row>
      </table:table>
      <text:p text:style-name="Standard"/>
      <text:h text:style-name="Heading_20_3" text:outline-level="3">Entités cibles non-instanciables</text:h>
      <text:p text:style-name="MOIE_20_Normal">Lorsqu’il n’est pas possible de spécifier l’entité instanciable cible d’un lien, (cas de cibles d’associations possédant plusieurs sous-entités), il est possible qu’apparaisse le nom d’une entité non-instanciable, suivi de la mention « (NON INST) ». Ce cas se présente notamment lorsque la détermination précise de l’entité instanciée requiert l’application d’une règle opérationnelle du MPGT.</text:p>
      <text:h text:style-name="Heading_20_2" text:outline-level="2"><text:soft-page-break/>Structure des tables de traçabilites avec les Messages ADatP-3</text:h>
      <text:h text:style-name="Heading_20_3" text:outline-level="3">Agencement général des tables</text:h>
      <text:p text:style-name="MOIE_20_Normal">Les tables de traçabilités présentent, en lignes, les informations pour lesquels sont fournies des correspondances.</text:p>
      <text:p text:style-name="MOIE_20_Normal">Les lignes sont organisées en blocs, chaque bloc correspondant à une correspondance de set ADatP-3.</text:p>
      <text:p text:style-name="MOIE_20_Normal">La partie gauche de chaque ligne présente un élément du référentiel ADatP-3 (Message, segment, set ou field) tandis que la partie droite présente, éventuellement, un élément associé du MPGT.</text:p>
      <text:p text:style-name="MOIE_20_Normal"><text:span text:style-name="T5">Notions d’analyse et de synthèse</text:span></text:p>
      <text:p text:style-name="MOIE_20_Normal">L’ « analyse » est la transformation d’un ensemble de données conformes à un modèle autre que le MPGT en un ensemble de données conformes au MPGT.</text:p>
      <text:p text:style-name="MOIE_20_Normal">La « synthèse » est la transformation d’un ensemble de données conformes au MPGT en un ensemble de données conformes à un modèle autre que le MPGT.</text:p>
      <text:p text:style-name="P71">Lecture des lignes</text:p>
      <text:p text:style-name="MOIE_20_Normal">Chaque ligne peut être interprétée soit dans le cadre de l’analyse de données, soit dans le cadre de la synthèse de données. Selon qu’une ligne de traçabilités est considérée en analyse ou en synthèse, son applicabilité est conditionnée par le contenu du « Commentaire analyse (AD3 -&gt; MPGT) » ou du « Commentaire synthèse (MPGT -&gt; AD3) » qui lui sont associés. </text:p>
      <text:h text:style-name="Heading_20_3" text:outline-level="3">Mots clefs employes dans les tables de tracabilites</text:h>
      <text:p text:style-name="MOIE_20_Normal">Certains littéraux textuels, qualifiés de mots clefs, sont employés avec une valeur particulière dans les tables de traçabilités du MPGT ; ces littéraux ne doivent donc pas être évalués comme peuvent l’être les noms et les chemins d’objets du MPGT.</text:p>
      <text:p text:style-name="MOIE_20_Normal">Ces mots clefs sont reconnaissables sans ambiguïté à ce qu’ils sont formés uniquement de lettres majuscules et du caractère « _ », en quoi ils se distinguent des noms internes Mega de tous les objets du MPGT.</text:p>
      <text:p text:style-name="P71">Mots clefs susceptibles d’apparaître dans l’expression d’un chemin de correspondance</text:p>
      <table:table table:name="Table5" table:style-name="Table5">
        <table:table-column table:style-name="Table5.A"/>
        <table:table-column table:style-name="Table5.B"/>
        <table:table-row table:style-name="Table5.1">
          <table:table-cell table:style-name="Table5.A1" office:value-type="string">
            <text:p text:style-name="P106">Mot clef</text:p>
          </table:table-cell>
          <table:table-cell table:style-name="Table5.B1" office:value-type="string">
            <text:p text:style-name="P106">Usage</text:p>
          </table:table-cell>
        </table:table-row>
        <table:table-row table:style-name="Table5.1">
          <table:table-cell table:style-name="Table5.A2" office:value-type="string">
            <text:p text:style-name="P80">NON_TRACE</text:p>
          </table:table-cell>
          <table:table-cell table:style-name="Table5.B2" office:value-type="string">
            <text:p text:style-name="P80">Pas de correspondance fournie pour cet élément.</text:p>
          </table:table-cell>
        </table:table-row>
        <table:table-row table:style-name="Table5.1">
          <table:table-cell table:style-name="Table5.A3" office:value-type="string">
            <text:p text:style-name="P80">TECHNIQUE</text:p>
          </table:table-cell>
          <table:table-cell table:style-name="Table5.B2" office:value-type="string">
            <text:p text:style-name="P80">L’élément considéré est d’une nature technique et ne possède pas de correspondance dans le MPGT.</text:p>
          </table:table-cell>
        </table:table-row>
        <table:table-row table:style-name="Table5.1">
          <table:table-cell table:style-name="Table5.A3" office:value-type="string">
            <text:p text:style-name="P81">ENTETE_DU_DOCUMENT</text:p>
            <text:p text:style-name="P76"><text:soft-page-break/></text:p>
          </table:table-cell>
          <table:table-cell table:style-name="Table5.B2" office:value-type="string">
            <text:p text:style-name="P4">Il s’agit d’une donnée de message qui n’est pas reprise dans le MPGT ; dans le cadre des échanges XML SIC TERRE, cette <text:soft-page-break/>donnée a vocation a être intégrée dans l’entête générique des documents XML SIC TERRE et non dans une annexe de données.</text:p>
          </table:table-cell>
        </table:table-row>
        <table:table-row table:style-name="Table5.1">
          <table:table-cell table:style-name="Table5.A3" office:value-type="string">
            <text:p text:style-name="P80">DOCUMENT_XML</text:p>
          </table:table-cell>
          <table:table-cell table:style-name="Table5.B2" office:value-type="string">
            <text:p text:style-name="P80">Il s’agit d’une donnée de message qui n’est pas reprise dans le MPGT ; dans le cadre des échanges XML SIOC-FR, cette donnée a vocation a être intégrée dans le corps d’un document et non dans une annexe de données.</text:p>
          </table:table-cell>
        </table:table-row>
      </table:table>
      <text:p text:style-name="MOIE_20_Normal"/>
      <text:p text:style-name="MOIE_20_Normal"><text:span text:style-name="T5">Mots clefs susceptibles d’apparaître dans l’expression d’une condition de synthèse ou d’analyse</text:span></text:p>
      <table:table table:name="Table6" table:style-name="Table6">
        <table:table-column table:style-name="Table6.A"/>
        <table:table-column table:style-name="Table6.B"/>
        <table:table-row table:style-name="Table6.1">
          <table:table-cell table:style-name="Table6.A1" office:value-type="string">
            <text:p text:style-name="P106">Mot clef</text:p>
          </table:table-cell>
          <table:table-cell table:style-name="Table6.B1" office:value-type="string">
            <text:p text:style-name="P106">Usage</text:p>
          </table:table-cell>
        </table:table-row>
        <table:table-row table:style-name="Table6.1">
          <table:table-cell table:style-name="Table6.A2" office:value-type="string">
            <text:p text:style-name="P80">REGLE</text:p>
          </table:table-cell>
          <table:table-cell table:style-name="Table6.B2" office:value-type="string">
            <text:p text:style-name="P80">Introduit une référence à une règle, écrite soit après la fin de table (cas d’une règle locale), soit dans le fichier global des règles (cas d’une règle factorisable).</text:p>
          </table:table-cell>
        </table:table-row>
        <table:table-row table:style-name="Table6.1">
          <table:table-cell table:style-name="Table6.A3" office:value-type="string">
            <text:p text:style-name="P80">IF (ou SI)</text:p>
          </table:table-cell>
          <table:table-cell table:style-name="Table6.B2" office:value-type="string">
            <text:p text:style-name="P80">Exprime une condition de validité de la ligne courante. L’expression « IF condition», marque que la ligne courante n’est applicable que si « condition » est évaluée à VRAI.</text:p>
          </table:table-cell>
        </table:table-row>
        <table:table-row table:style-name="Table6.1">
          <table:table-cell table:style-name="Table6.A3" office:value-type="string">
            <text:p text:style-name="P80">VI</text:p>
          </table:table-cell>
          <table:table-cell table:style-name="Table6.B2" office:value-type="string">
            <text:p text:style-name="P80">Exprime une valeur imposée ; ainsi « x = 23 » signifie que suite au traitement de la ligne considérée, l’attribut x (qui peut être pleinement qualifié ou exprimé de manière relative) prend nécessairement la valeur « 23 ».</text:p>
          </table:table-cell>
        </table:table-row>
        <table:table-row table:style-name="Table6.1">
          <table:table-cell table:style-name="Table6.A3" office:value-type="string">
            <text:p text:style-name="P80">VD</text:p>
          </table:table-cell>
          <table:table-cell table:style-name="Table6.B2" office:value-type="string">
            <text:p text:style-name="P80">Exprime une valeur par défaut ; est sans effet lorsqu’une valeur est associée par une des lignes de correspondance et est analogue à « VI » lorsque aucune valeur n’est associée par une des lignes de correspondance.</text:p>
          </table:table-cell>
        </table:table-row>
        <table:table-row table:style-name="Table6.1">
          <table:table-cell table:style-name="Table6.A3" office:value-type="string">
            <text:p text:style-name="P80">VC</text:p>
          </table:table-cell>
          <table:table-cell table:style-name="Table6.B2" office:value-type="string">
            <text:p text:style-name="P80">Exprime une condition de validité de la ligne courante. Ainsi, l’expression « x = 23 » marque que la ligne courante ne doit être évaluée que si l’attribut « x » (qui peut être pleinement qualifié ou exprimé de manière relative) vaut « 23 ».</text:p>
          </table:table-cell>
        </table:table-row>
        <table:table-row table:style-name="Table6.1">
          <table:table-cell table:style-name="Table6.A3" office:value-type="string">
            <text:p text:style-name="P80">MAPSTO</text:p>
          </table:table-cell>
          <table:table-cell table:style-name="Table6.B2" office:value-type="string">
            <text:p text:style-name="P80">Permet de tester l’appartenance de la valeur courante d’un attribut à un domaine de valeur ou au domaine de valeur d’un autre attribut. Ainsi « x MAPSTO y », où « x » est un attribut et « y » est un attribut (resp. un dictionnaire), vaut VRAI si la valeur courante de « x » appartient au dictionnaire associé à « y » (resp. à « y »).</text:p>
          </table:table-cell>
        </table:table-row>
        <table:table-row table:style-name="Table6.1">
          <table:table-cell table:style-name="Table6.A3" office:value-type="string">
            <text:p text:style-name="P80">LIGNE</text:p>
          </table:table-cell>
          <table:table-cell table:style-name="Table6.B2" office:value-type="string">
            <text:p text:style-name="P80">Marque un emboîtement de contextes. « LIGNE = i », où i est un littéral textuel (habituellement, mais non nécessairement, un entier) marque que la ligne courante doit être considérée dans le contexte de la ligne à laquelle a été associé l’identifiant « i ».</text:p>
          </table:table-cell>
        </table:table-row>
        <table:table-row table:style-name="Table6.1">
          <table:table-cell table:style-name="Table6.A3" office:value-type="string">
            <text:p text:style-name="P80">ET</text:p>
          </table:table-cell>
          <table:table-cell table:style-name="Table6.B2" office:value-type="string">
            <text:p text:style-name="P80">Conjonction logique.</text:p>
          </table:table-cell>
        </table:table-row>
      </table:table>
      <text:p text:style-name="P76"><text:s/></text:p>
      <text:h text:style-name="Heading_20_3" text:outline-level="3"><text:soft-page-break/>Découpage en colonnes des tables de traçabilités</text:h>
      <text:p text:style-name="MOIE_20_Normal">Chaque table de traçabilités fournit les correspondances entre les éléments d’un unique message ADatP-3 et des éléments du MPGT. Il existe une correspondance biunivoque entre les lignes d’une table de traçabilités et les éléments du message ADatP-3 considéré. </text:p>
      <text:p text:style-name="MOIE_20_Normal">Pour rappel : les éléments constituant un ADatP-3 sont : des segments, des sets, des fields (ou champs) <text:s/>et des sous zones.</text:p>
      <text:p text:style-name="MOIE_20_Normal">Les tables de traçabilités avec un message ADatP-3 sont découpées en les colonnes suivantes :</text:p>
      <text:p text:style-name="P71"/>
      <table:table table:name="Table7" table:style-name="Table7">
        <table:table-column table:style-name="Table7.A"/>
        <table:table-column table:style-name="Table7.B"/>
        <table:table-row table:style-name="Table7.1">
          <table:table-cell table:style-name="Table7.A1" office:value-type="string">
            <text:p text:style-name="P106">Nom de la colonne</text:p>
          </table:table-cell>
          <table:table-cell table:style-name="Table7.B1" office:value-type="string">
            <text:p text:style-name="P106">Contenu de la colonne</text:p>
          </table:table-cell>
        </table:table-row>
        <table:table-row table:style-name="Table7.1">
          <table:table-cell table:style-name="Table7.A2" office:value-type="string">
            <text:p text:style-name="P80">Ligne</text:p>
          </table:table-cell>
          <table:table-cell table:style-name="Table7.B2" office:value-type="string">
            <text:p text:style-name="P80">Littéral textuel servant à identifier la ligne dans le cadre du tableau de traçabilités courant.</text:p>
          </table:table-cell>
        </table:table-row>
        <table:table-row table:style-name="Table7.1">
          <table:table-cell table:style-name="Table7.A3" office:value-type="string">
            <text:p text:style-name="P80">N° Set</text:p>
          </table:table-cell>
          <table:table-cell table:style-name="Table7.B2" office:value-type="string">
            <text:p text:style-name="P80">Optionnel : Permet de préciser le numéro du set en cours dans le message. Utile lorsqu’un set apparaît plusieurs fois.</text:p>
          </table:table-cell>
        </table:table-row>
        <table:table-row table:style-name="Table7.1">
          <table:table-cell table:style-name="Table7.A3" office:value-type="string">
            <text:p text:style-name="P80">Type Element</text:p>
          </table:table-cell>
          <table:table-cell table:style-name="Table7.B2" office:value-type="string">
            <text:p text:style-name="P80">Indique si la ligne concerne un Segment, un Set, un groupe répétable, un champ composé, un champ simple ou une sous-zone.</text:p>
          </table:table-cell>
        </table:table-row>
        <table:table-row table:style-name="Table7.1">
          <table:table-cell table:style-name="Table7.A3" office:value-type="string">
            <text:p text:style-name="P80">SEGMENT</text:p>
          </table:table-cell>
          <table:table-cell table:style-name="Table7.B2" office:value-type="string">
            <text:p text:style-name="P80">Nom du segment en cours (éventuellement vide)</text:p>
          </table:table-cell>
        </table:table-row>
        <table:table-row table:style-name="Table7.1">
          <table:table-cell table:style-name="Table7.A3" office:value-type="string">
            <text:p text:style-name="P80">Ensemble</text:p>
          </table:table-cell>
          <table:table-cell table:style-name="Table7.B2" office:value-type="string">
            <text:p text:style-name="P80">Nom du set en cours</text:p>
          </table:table-cell>
        </table:table-row>
        <table:table-row table:style-name="Table7.1">
          <table:table-cell table:style-name="Table7.A3" office:value-type="string">
            <text:p text:style-name="P80">Zone</text:p>
          </table:table-cell>
          <table:table-cell table:style-name="Table7.B2" office:value-type="string">
            <text:p text:style-name="P80">Numéro de la zone dans le set.</text:p>
          </table:table-cell>
        </table:table-row>
        <table:table-row table:style-name="Table7.1">
          <table:table-cell table:style-name="Table7.A3" office:value-type="string">
            <text:p text:style-name="P80">SS-Zone</text:p>
          </table:table-cell>
          <table:table-cell table:style-name="Table7.B2" office:value-type="string">
            <text:p text:style-name="P80">Numéro de la sous zone dans la zone.</text:p>
          </table:table-cell>
        </table:table-row>
        <table:table-row table:style-name="Table7.1">
          <table:table-cell table:style-name="Table7.A3" office:value-type="string">
            <text:p text:style-name="P80">FFIRN/FUDN</text:p>
          </table:table-cell>
          <table:table-cell table:style-name="Table7.B2" office:value-type="string">
            <text:p text:style-name="P80">Identifiant de la zone de données (indique le format et le contenu possible d’un champ ou d’une sous zone). </text:p>
          </table:table-cell>
        </table:table-row>
        <table:table-row table:style-name="Table7.1">
          <table:table-cell table:style-name="Table7.A3" office:value-type="string">
            <text:p text:style-name="P80">Card</text:p>
          </table:table-cell>
          <table:table-cell table:style-name="Table7.B2" office:value-type="string">
            <text:p text:style-name="P80">Cardinalité de l’élément concerné par la ligne courante.</text:p>
          </table:table-cell>
        </table:table-row>
        <table:table-row table:style-name="Table7.1">
          <table:table-cell table:style-name="Table7.A3" office:value-type="string">
            <text:p text:style-name="P80">Longueur</text:p>
          </table:table-cell>
          <table:table-cell table:style-name="Table7.B2" office:value-type="string">
            <text:p text:style-name="P80">Longueur du champ ou de la sous zone courante.</text:p>
          </table:table-cell>
        </table:table-row>
        <table:table-row table:style-name="Table7.1">
          <table:table-cell table:style-name="Table7.A3" office:value-type="string">
            <text:p text:style-name="P80">LIBELLE</text:p>
          </table:table-cell>
          <table:table-cell table:style-name="Table7.B2" office:value-type="string">
            <text:p text:style-name="P80">Libellé en clair de l’élément courant.</text:p>
          </table:table-cell>
        </table:table-row>
        <table:table-row table:style-name="Table7.1">
          <table:table-cell table:style-name="Table7.A3" office:value-type="string">
            <text:p text:style-name="P80">Entité MPGT de départ {Entité de l'attribut}</text:p>
          </table:table-cell>
          <table:table-cell table:style-name="Table7.B2" office:value-type="string">
            <text:p text:style-name="P80">L’entité MPGT source de la correspondance courante. Lorsque le chemin est réduit à un attribut porté par une classe mère de la classe source ou lorsque le premier pas du chemin conduit à naviguer le long d’un rôle porté par une classe mère de la classe source, le nom de la classe mère de la classe source est écrit entre accolades, immédiatement après le nom de la classe source. (Cf. le § « Indiquer le premier lien suivi (entité mère) »)</text:p>
          </table:table-cell>
        </table:table-row>
        <table:table-row table:style-name="Table7.1">
          <table:table-cell table:style-name="Table7.A3" office:value-type="string">
            <text:p text:style-name="P80">Entité MPGT instanciée {Entité de l'attribut}</text:p>
          </table:table-cell>
          <table:table-cell table:style-name="Table7.B2" office:value-type="string">
            <text:p text:style-name="P80">L’entité MPGT cible de la correspondance courante. Lorsque la correspondance aboutit à un attribut porté par une classe mère de la classe cible, le nom de la classe mère est écrit entre accolades immédiatement après le nom de la classe source. (Cf. le § « Indiquer la classe instanciée »)</text:p>
          </table:table-cell>
        </table:table-row>
        <table:table-row table:style-name="Table7.1">
          <table:table-cell table:style-name="Table7.A3" office:value-type="string">
            <text:p text:style-name="P80">Attribut MPGT</text:p>
          </table:table-cell>
          <table:table-cell table:style-name="Table7.B2" office:value-type="string">
            <text:p text:style-name="P80">Le chemin de la correspondance MPGT courante.</text:p>
          </table:table-cell>
        </table:table-row>
        <text:soft-page-break/>
        <table:table-row table:style-name="Table7.1">
          <table:table-cell table:style-name="Table7.A3" office:value-type="string">
            <text:p text:style-name="P80">Commentaire analyse (AD3 -&gt; MPGT)</text:p>
          </table:table-cell>
          <table:table-cell table:style-name="Table7.B2" office:value-type="string">
            <text:p text:style-name="P80">Condition d’applicabilité en analyse de la ligne courante.</text:p>
          </table:table-cell>
        </table:table-row>
        <table:table-row table:style-name="Table7.1">
          <table:table-cell table:style-name="Table7.A3" office:value-type="string">
            <text:p text:style-name="P80">Commentaire synthèse (MPGT -&gt; AD3)</text:p>
          </table:table-cell>
          <table:table-cell table:style-name="Table7.B2" office:value-type="string">
            <text:p text:style-name="P80">Condition d’applicabilité en synthèse de la ligne courante.</text:p>
          </table:table-cell>
        </table:table-row>
      </table:table>
      <text:p text:style-name="MOIE_20_Normal"/>
      <text:h text:style-name="Heading_20_3" text:outline-level="3"><text:s/>Traçabilités des dictionnaires</text:h>
      <text:p text:style-name="MOIE_20_Normal">Les traçabilités entre dictionnaires se trouvent dans le fichier <text:span text:style-name="T12">Mapping_dicos_Ad3.xls</text:span>.</text:p>
      <text:p text:style-name="MOIE_20_Normal">On réalise la traçabilité dans les deux sens : L’ensemble des valeurs du dictionnaire ADatP-3 vers les valeurs du dictionnaire MPGT et ensuite l’ensemble des valeurs du dictionnaire MPGT vers les valeurs du dictionnaire ADATP-3.</text:p>
      <text:p text:style-name="MOIE_20_Normal">Une traçabilité est identifiée par une ligne contenant le code « CD » (pour correspondance de dictionnaires) dans la première colonne. Cette même ligne identifie le dictionnaire qui va être décrit par son modèle d’origine et son nom.</text:p>
      <text:p text:style-name="MOIE_20_Normal">Les correspondances entre les valeurs des dictionnaires sont décrites dans les lignes suivantes, de la ligne contenant le code « PREMIER » dans la première colonne à la ligne contenant le code « DERNIER » dans cette même colonne.</text:p>
      <text:p text:style-name="MOIE_20_Normal">Dans le cas d’une valeur sans correspondance avec l’autre dictionnaire, on laisse les cellules vides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p text:style-name="P39">CD</text:p>
          </table:table-cell>
          <table:table-cell table:style-name="Table8.A1" office:value-type="string">
            <text:p text:style-name="P40"> </text:p>
          </table:table-cell>
          <table:table-cell table:style-name="Table8.C1" office:value-type="string">
            <text:p text:style-name="P35">MPGT</text:p>
          </table:table-cell>
          <table:table-cell table:style-name="Table8.D1" table:number-columns-spanned="2" office:value-type="string">
            <text:p text:style-name="P35">TypePersonneSousCategorie</text:p>
          </table:table-cell>
          <table:covered-table-cell/>
          <table:table-cell table:style-name="Table8.C1" office:value-type="string">
            <text:p text:style-name="P35">AD3</text:p>
          </table:table-cell>
          <table:table-cell table:style-name="Table8.G1" table:number-columns-spanned="2" office:value-type="string">
            <text:p text:style-name="P35">1286_15</text:p>
          </table:table-cell>
          <table:covered-table-cell/>
        </table:table-row>
        <table:table-row table:style-name="Table8.1">
          <table:table-cell table:style-name="Table8.A2" office:value-type="string">
            <text:p text:style-name="P35"> </text:p>
          </table:table-cell>
          <table:table-cell table:style-name="Table8.A2" office:value-type="string">
            <text:p text:style-name="P36"/>
          </table:table-cell>
          <table:table-cell table:style-name="Table8.C2" office:value-type="string">
            <text:p text:style-name="P35"> </text:p>
          </table:table-cell>
          <table:table-cell table:style-name="Table8.D2" office:value-type="string">
            <text:p text:style-name="P35"> </text:p>
          </table:table-cell>
          <table:table-cell table:style-name="Table8.D2" office:value-type="string">
            <text:p text:style-name="P35"> </text:p>
          </table:table-cell>
          <table:table-cell table:style-name="Table8.C2" office:value-type="string">
            <text:p text:style-name="P35"> </text:p>
          </table:table-cell>
          <table:table-cell table:style-name="Table8.D2" office:value-type="string">
            <text:p text:style-name="P35"> </text:p>
          </table:table-cell>
          <table:table-cell table:style-name="Table8.H2" office:value-type="string">
            <text:p text:style-name="P35"> </text:p>
          </table:table-cell>
        </table:table-row>
        <table:table-row table:style-name="Table8.1">
          <table:table-cell table:style-name="Table8.A3" office:value-type="string">
            <text:p text:style-name="P37">PREMIER</text:p>
          </table:table-cell>
          <table:table-cell table:style-name="Table8.A2" office:value-type="string">
            <text:p text:style-name="P36"/>
          </table:table-cell>
          <table:table-cell table:style-name="Table8.C3" office:value-type="string">
            <text:p text:style-name="P35">1</text:p>
          </table:table-cell>
          <table:table-cell table:style-name="Table8.C3" office:value-type="string">
            <text:p text:style-name="P35">DSPLPR</text:p>
          </table:table-cell>
          <table:table-cell table:style-name="Table8.C3" office:value-type="string">
            <text:p text:style-name="P35">Displaced person</text:p>
          </table:table-cell>
          <table:table-cell table:style-name="Table8.F3" office:value-type="string">
            <text:p text:style-name="P41"> </text:p>
          </table:table-cell>
          <table:table-cell table:style-name="Table8.F3" office:value-type="string">
            <text:p text:style-name="P41"> </text:p>
          </table:table-cell>
          <table:table-cell table:style-name="Table8.H3" office:value-type="string">
            <text:p text:style-name="P41"> </text:p>
          </table:table-cell>
        </table:table-row>
      </table:table>
      <text:p text:style-name="P83">Dans le cas où l’on a une correspondance vers une valeur plus générale, on ajoute dans la 2<text:span text:style-name="T19">ème</text:span> colonne l’indication <text:span text:style-name="T12">GENERALIS</text:span><text:span text:style-name="Chemin_20_MPGT_20_Car">ATION </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42">GENERALISATION</text:p>
          </table:table-cell>
          <table:table-cell table:style-name="Table9.B1" office:value-type="string">
            <text:p text:style-name="P35">20</text:p>
          </table:table-cell>
          <table:table-cell table:style-name="Table9.B1" office:value-type="string">
            <text:p text:style-name="P35">MTACMC</text:p>
          </table:table-cell>
          <table:table-cell table:style-name="Table9.B1" office:value-type="string">
            <text:p text:style-name="P35">Marine tactical air command centre</text:p>
          </table:table-cell>
          <table:table-cell table:style-name="Table9.E1" office:value-type="string">
            <text:p text:style-name="P35"> </text:p>
          </table:table-cell>
          <table:table-cell table:style-name="Table9.E1" office:value-type="string">
            <text:p text:style-name="P35">TACC</text:p>
          </table:table-cell>
          <table:table-cell table:style-name="Table9.G1" office:value-type="string">
            <text:p text:style-name="P35">TACTICAL AIR COMMAND CENTRE</text:p>
          </table:table-cell>
        </table:table-row>
      </table:table>
      <text:p text:style-name="P83">De même, lorsqu’on pointe vers une valeur <text:span text:style-name="T12">Autre </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43">GENERALISATION</text:p>
          </table:table-cell>
          <table:table-cell table:style-name="Table10.B1" office:value-type="string">
            <text:p text:style-name="P35">8</text:p>
          </table:table-cell>
          <table:table-cell table:style-name="Table10.B1" office:value-type="string">
            <text:p text:style-name="P35">LCLDFF</text:p>
          </table:table-cell>
          <table:table-cell table:style-name="Table10.B1" office:value-type="string">
            <text:p text:style-name="P35">Local defence force</text:p>
          </table:table-cell>
          <table:table-cell table:style-name="Table10.E1" office:value-type="string">
            <text:p text:style-name="P35"> </text:p>
          </table:table-cell>
          <table:table-cell table:style-name="Table10.E1" office:value-type="string">
            <text:p text:style-name="P35">O</text:p>
          </table:table-cell>
          <table:table-cell table:style-name="Table10.G1" office:value-type="string">
            <text:p text:style-name="P35">OTHER</text:p>
          </table:table-cell>
        </table:table-row>
      </table:table>
      <text:p text:style-name="P83">Lorsqu’il y a nécessité d’un choix de l’utilisateur, par exemple dans les cas où la correspondance n’est pas exacte, on indique <text:span text:style-name="T12">CHOIX</text:span> dans la 2<text:span text:style-name="T19">ème</text:span> colonne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43">CHOIX</text:p>
          </table:table-cell>
          <table:table-cell table:style-name="Table11.B1" office:value-type="string">
            <text:p text:style-name="P35">2</text:p>
          </table:table-cell>
          <table:table-cell table:style-name="Table11.B1" office:value-type="string">
            <text:p text:style-name="P35">AIRRW</text:p>
          </table:table-cell>
          <table:table-cell table:style-name="Table11.B1" office:value-type="string">
            <text:p text:style-name="P35">Rotary wing, manned</text:p>
          </table:table-cell>
          <table:table-cell table:style-name="Table11.E1" office:value-type="string">
            <text:p text:style-name="P35"> </text:p>
          </table:table-cell>
          <table:table-cell table:style-name="Table11.E1" office:value-type="string">
            <text:p text:style-name="P35">MTH</text:p>
          </table:table-cell>
          <table:table-cell table:style-name="Table11.G1" office:value-type="string">
            <text:p text:style-name="P35">HELICOPTER, MEDIUM TRANSPORT</text:p>
          </table:table-cell>
        </table:table-row>
      </table:table>
      <text:p text:style-name="P83">Les tables peuvent donner la correspondance entre un dictionnaire MPGT et un dictionnaire ADatP-3 mais plus généralement la correspondance entre <text:span text:style-name="T12">m </text:span>dictionnaires MPGT et<text:span text:style-name="T12"> n </text:span>dictionnaires ADatP-3. C’est le cas notamment lorsqu’il y a des contraintes entre deux (ou plus) dictionnaires (par exemple entre un dictionnaire Catégorie et un dictionnaire Sous Catégorie).</text:p>
      <text:h text:style-name="Heading_20_1" text:outline-level="1">Liste des tableaux de traçabilites </text:h>
      <text:p text:style-name="MOIE_20_Normal">Il existe une table de traçabilités pour chaque message ADatP-3 pris en compte lors de la réalisation du MPGT (cf. Plan directeur du MPGT <text:bookmark-ref text:reference-format="chapter" text:ref-name="plan_directeur">2.2</text:bookmark-ref>).</text:p>
      <text:p text:style-name="MOIE_20_Normal">Les tables de traçabilités, livrées sous forme de fichiers Microsoft Excel, sont rappelées ci-dessous :</text:p>
      <text:list text:style-name="WW8Num24">
        <text:list-item>
          <text:p text:style-name="P84">ACMREQ.xls</text:p>
        </text:list-item>
        <text:list-item>
          <text:p text:style-name="P84">ACO.xls</text:p>
        </text:list-item>
        <text:list-item>
          <text:p text:style-name="P84">AIRATTACKWARN.xls</text:p>
        </text:list-item>
        <text:list-item>
          <text:p text:style-name="P84">AIRREQ.xls</text:p>
        </text:list-item>
        <text:list-item>
          <text:p text:style-name="P84">AIRTASK.xls</text:p>
        </text:list-item>
        <text:list-item>
          <text:p text:style-name="P84">AOD.xls</text:p>
        </text:list-item>
        <text:list-item>
          <text:p text:style-name="P84">ATO.xls</text:p>
        </text:list-item>
        <text:list-item>
          <text:p text:style-name="P84">IFFPROD.xls</text:p>
        </text:list-item>
        <text:list-item>
          <text:p text:style-name="P84">MISREP.xls</text:p>
        </text:list-item>
        <text:list-item>
          <text:p text:style-name="P84">ROEIMPL.xls</text:p>
        </text:list-item>
        <text:list-item>
          <text:p text:style-name="P84">SSTO.xls</text:p>
        </text:list-item>
        <text:list-item>
          <text:p text:style-name="P84">STACMACK.xls</text:p>
        </text:list-item>
        <text:list-item>
          <text:p text:style-name="P84">STACMACTIV.xls</text:p>
        </text:list-item>
        <text:list-item>
          <text:p text:style-name="P84">STACMREQ.xls</text:p>
        </text:list-item>
        <text:list-item>
          <text:p text:style-name="P84">STACMWARN.xls</text:p>
        </text:list-item>
        <text:list-item>
          <text:p text:style-name="P84">WCO.xls</text:p>
        </text:list-item>
        <text:list-item>
          <text:p text:style-name="P84">WEZREQ.xls</text:p>
        </text:list-item>
        <text:list-item>
          <text:p text:style-name="P84">LOGSITLAND.xls</text:p>
        </text:list-item>
        <text:list-item>
          <text:p text:style-name="P84">PERSREP.xls</text:p>
        </text:list-item>
        <text:list-item>
          <text:p text:style-name="P84">OWNSITREP.xls</text:p>
        </text:list-item>
        <text:list-item>
          <text:p text:style-name="P84">GENINFOMSG.xls</text:p>
        </text:list-item>
        <text:list-item>
          <text:p text:style-name="P84">NAVSITSUM.xls</text:p>
        </text:list-item>
        <text:list-item>
          <text:p text:style-name="P84">BIOCHEM1.xls</text:p>
        </text:list-item>
        <text:list-item>
          <text:p text:style-name="P84">BIOCHEM2.xls</text:p>
        </text:list-item>
        <text:list-item>
          <text:p text:style-name="P84">BIOCHEM3.xls</text:p>
        </text:list-item>
        <text:list-item>
          <text:p text:style-name="P84">BIOCHEM4.xls</text:p>
        </text:list-item>
        <text:list-item>
          <text:p text:style-name="P84">BIOCHEM5D.xls</text:p>
        </text:list-item>
        <text:list-item>
          <text:p text:style-name="P84"><text:span text:style-name="T20">NUC1</text:span><text:span text:style-name="T20">.xls</text:span></text:p>
        </text:list-item>
        <text:list-item>
          <text:p text:style-name="P84"><text:span text:style-name="T20">NUC2</text:span><text:span text:style-name="T20">.xls</text:span></text:p>
        </text:list-item>
        <text:list-item>
          <text:p text:style-name="P84"><text:span text:style-name="T20">NUC3</text:span><text:span text:style-name="T20">.xls</text:span></text:p>
        </text:list-item>
        <text:list-item>
          <text:p text:style-name="P84"><text:span text:style-name="T20">NUC4</text:span><text:span text:style-name="T20">.xls</text:span></text:p>
        </text:list-item>
        <text:list-item>
          <text:p text:style-name="P84">ROTA1.xls</text:p>
        </text:list-item>
        <text:list-item>
          <text:p text:style-name="P84">ROTA2.xls</text:p>
        </text:list-item>
        <text:list-item>
          <text:p text:style-name="P84">ROTA3.xls</text:p>
        </text:list-item>
        <text:list-item>
          <text:p text:style-name="P84">ROTA4.xls</text:p>
        </text:list-item>
        <text:list-item>
          <text:p text:style-name="P84"><text:soft-page-break/>ROTA5D.xls</text:p>
        </text:list-item>
        <text:list-item>
          <text:p text:style-name="P84">NBC BWR.xls</text:p>
        </text:list-item>
        <text:list-item>
          <text:p text:style-name="P84">NBC CDR.xls</text:p>
        </text:list-item>
        <text:list-item>
          <text:p text:style-name="P84">STRIKWARN.xls</text:p>
        </text:list-item>
        <text:list-item>
          <text:p text:style-name="P84">ENSITREP.x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text-align="justify" style:justify-single-word="false" fo:orphans="2" fo:widows="2" style:writing-mode="lr-tb"/>
      <style:text-properties fo:color="#000000" style:font-name="Arial"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in" fo:text-align="start" style:justify-single-word="false"/>
      <style:text-properties fo:color="#000000"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MOIE_20_Normal" style:class="text" style:default-outline-level="1">
      <style:paragraph-properties fo:margin-left="0in" fo:margin-right="0in" fo:margin-top="0.4165in" fo:margin-bottom="0.3335in" fo:orphans="2" fo:widows="2" fo:text-indent="0in" style:auto-text-indent="false" fo:break-before="page" fo:keep-with-next="always"/>
      <style:text-properties fo:text-transform="uppercase" fo:color="#000000" style:font-name="Arial" fo:font-size="14pt" fo:language="fr" fo:country="FR" fo:font-weight="bold" style:font-name-asian="Arial" style:font-size-asian="14pt" style:font-weight-asian="bold" style:font-name-complex="Times New Roman" style:font-size-complex="12pt" style:language-complex="ar" style:country-complex="SA" style:font-weight-complex="bold"/>
    </style:style>
    <style:style style:name="Heading_20_2" style:display-name="Heading 2" style:family="paragraph" style:parent-style-name="Standard" style:next-style-name="MOIE_20_Normal" style:class="text" style:default-outline-level="2">
      <style:paragraph-properties fo:margin-left="0in" fo:margin-right="0in" fo:margin-top="0.5in" fo:margin-bottom="0.3335in" fo:text-indent="0in" style:auto-text-indent="false" fo:keep-with-next="always"/>
      <style:text-properties fo:text-transform="uppercase" fo:font-size="12pt" fo:font-weight="bold" style:font-size-asian="12pt" style:font-weight-asian="bold" style:font-size-complex="12pt" style:font-weight-complex="bold"/>
    </style:style>
    <style:style style:name="Heading_20_3" style:display-name="Heading 3" style:family="paragraph" style:parent-style-name="Standard" style:next-style-name="MOIE_20_Normal" style:class="text" style:default-outline-level="3">
      <style:paragraph-properties fo:margin-left="0in" fo:margin-right="0in" fo:margin-top="0.3335in" fo:margin-bottom="0.1665in" fo:text-indent="0in" style:auto-text-indent="false" fo:keep-with-next="always">
        <style:tab-stops>
          <style:tab-stop style:position="0.5909in"/>
        </style:tab-stops>
      </style:paragraph-properties>
      <style:text-properties fo:font-variant="small-caps" fo:font-size="12pt" fo:font-weight="bold" style:font-size-asian="12pt" style:font-weight-asian="bold" style:font-size-complex="12pt"/>
    </style:style>
    <style:style style:name="Heading_20_4" style:display-name="Heading 4" style:family="paragraph" style:parent-style-name="Standard" style:next-style-name="MOIE_20_Normal" style:class="text" style:default-outline-level="4">
      <style:paragraph-properties fo:margin-left="0in" fo:margin-right="0in" fo:margin-top="0.25in" fo:margin-bottom="0.1665in" fo:text-indent="0in" style:auto-text-indent="false" fo:keep-with-next="always">
        <style:tab-stops>
          <style:tab-stop style:position="0.7874in"/>
        </style:tab-stops>
      </style:paragraph-properties>
      <style:text-properties fo:font-size="12pt" style:font-size-asian="12pt" style:font-size-complex="12pt"/>
    </style:style>
    <style:style style:name="Heading_20_5" style:display-name="Heading 5" style:family="paragraph" style:parent-style-name="Standard" style:next-style-name="MOIE_20_Normal" style:class="text" style:default-outline-level="5">
      <style:paragraph-properties fo:margin-left="0in" fo:margin-right="0in" fo:margin-top="0.1665in" fo:margin-bottom="0.1665in" fo:text-indent="0in" style:auto-text-indent="false"/>
    </style:style>
    <style:style style:name="Heading_20_6" style:display-name="Heading 6" style:family="paragraph" style:parent-style-name="Standard" style:next-style-name="MOIE_20_Normal" style:class="text" style:default-outline-level="6">
      <style:paragraph-properties fo:margin-left="0in" fo:margin-right="0in" fo:text-indent="0in" style:auto-text-indent="false"/>
      <style:text-properties fo:font-style="italic" style:font-style-asian="italic" style:font-style-complex="italic"/>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9pt" fo:font-style="italic" fo:font-weight="bold" style:font-size-asian="9pt" style:font-style-asian="italic" style:font-weight-asian="bold" style:font-size-complex="9pt" style:font-style-complex="italic" style:font-weight-complex="bold"/>
    </style:style>
    <style:style style:name="MOIE_20_Normal" style:display-name="MOIE Normal" style:family="paragraph">
      <style:paragraph-properties fo:margin-left="0.4925in" fo:margin-right="0in" fo:margin-top="0.0835in" fo:margin-bottom="0.0835in" fo:text-align="justify" style:justify-single-word="false" fo:orphans="2" fo:widows="2" fo:text-indent="0in" style:auto-text-indent="false"/>
      <style:text-properties fo:color="#000000" style:font-name="Arial" fo:font-size="10pt" fo:language="fr" fo:country="F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Paragraphe" style:family="paragraph" style:parent-style-name="Standard" style:list-style-name="WW8Num19">
      <style:paragraph-properties fo:margin-left="-0.25in" fo:margin-right="0in" fo:margin-top="0.0417in" fo:margin-bottom="0.0417in" fo:text-indent="0in" style:auto-text-indent="false">
        <style:tab-stops/>
      </style:paragraph-properties>
    </style:style>
    <style:style style:name="Paragraphe1" style:family="paragraph" style:parent-style-name="Standard">
      <style:paragraph-properties fo:margin-top="0.028in" fo:margin-bottom="0.028in"/>
    </style:style>
    <style:style style:name="Liste_20_2" style:display-name="Liste 2" style:family="paragraph" style:parent-style-name="Standard" style:list-style-name="WW8Num38">
      <style:paragraph-properties fo:margin-left="0.5374in" fo:margin-right="0in" fo:margin-top="0.0555in" fo:margin-bottom="0.0555in" fo:text-indent="0in" style:auto-text-indent="false">
        <style:tab-stops>
          <style:tab-stop style:position="1.4764in"/>
        </style:tab-stops>
      </style:paragraph-properties>
      <style:text-properties style:font-style-complex="italic"/>
    </style:style>
    <style:style style:name="Footer" style:family="paragraph" style:parent-style-name="Standard" style:class="extra">
      <style:paragraph-properties fo:margin-top="0.028in" fo:margin-bottom="0.028in" fo:text-align="center" style:justify-single-word="false">
        <style:tab-stops>
          <style:tab-stop style:position="3.15in" style:type="center"/>
          <style:tab-stop style:position="6.3in" style:type="right"/>
        </style:tab-stops>
      </style:paragraph-properties>
      <style:text-properties fo:font-size="8pt" style:font-size-asian="8pt" style:font-size-complex="8pt"/>
    </style:style>
    <style:style style:name="Figure" style:family="paragraph" style:parent-style-name="Standard" style:next-style-name="Légende">
      <style:paragraph-properties fo:text-align="center" style:justify-single-word="false" fo:keep-with-next="always"/>
      <style:text-properties fo:text-transform="uppercase" style:font-size-complex="12pt" style:font-weight-complex="bold"/>
    </style:style>
    <style:style style:name="Légende" style:family="paragraph" style:parent-style-name="Standard" style:next-style-name="Standard">
      <style:paragraph-properties fo:text-align="center" style:justify-single-word="false"/>
      <style:text-properties fo:font-weight="bold" style:font-weight-asian="bold" style:font-weight-complex="bold"/>
    </style:style>
    <style:style style:name="Titre_20_Document" style:display-name="Titre Document" style:family="paragraph" style:parent-style-name="Standard">
      <style:paragraph-properties fo:margin-top="0.6665in" fo:margin-bottom="0.0835in" fo:text-align="center" style:justify-single-word="false"/>
      <style:text-properties fo:text-transform="uppercase" fo:font-size="22pt" fo:font-weight="bold" style:font-size-asian="22pt" style:font-weight-asian="bold" style:font-size-complex="22pt" style:font-weight-complex="bold"/>
    </style:style>
    <style:style style:name="MOIE_20_Paragraphe" style:display-name="MOIE Paragraphe" style:family="paragraph" style:parent-style-name="MOIE_20_Normal" style:list-style-name="WW8Num48">
      <style:paragraph-properties fo:margin-left="0in" fo:margin-right="0in" fo:text-indent="0in" style:auto-text-indent="false"/>
    </style:style>
    <style:style style:name="Liste_20_1" style:display-name="Liste 1" style:family="paragraph" style:parent-style-name="MOIE_20_Paragraphe" style:list-style-name="WW8Num20">
      <style:paragraph-properties fo:margin-left="0.2425in" fo:margin-right="0in" fo:text-indent="0in" style:auto-text-indent="false">
        <style:tab-stops/>
      </style:paragraph-properties>
      <style:text-properties style:font-size-complex="9pt"/>
    </style:style>
    <style:style style:name="liste_20_1" style:display-name="liste 1" style:family="paragraph" style:parent-style-name="Liste_20_1"/>
    <style:style style:name="Table_20_des_20_illustrations" style:display-name="Table des illustrations" style:family="paragraph" style:parent-style-name="Standard" style:next-style-name="Standard"/>
    <style:style style:name="Docref" style:family="paragraph" style:parent-style-name="Standard" style:list-style-name="WW8Num23">
      <style:paragraph-properties fo:margin-left="-0.1972in" fo:margin-right="0in" fo:text-align="start" style:justify-single-word="false" fo:text-indent="0in" style:auto-text-indent="false">
        <style:tab-stops>
          <style:tab-stop style:position="0.9846in"/>
        </style:tab-stops>
      </style:paragraph-properties>
    </style:style>
    <style:style style:name="Footnote" style:family="paragraph" style:parent-style-name="Standard" style:class="extra">
      <style:paragraph-properties fo:margin-top="0.0417in" fo:margin-bottom="0.0417in"/>
      <style:text-properties fo:font-size="9pt" style:font-size-asian="9pt"/>
    </style:style>
    <style:style style:name="Contents_20_1" style:display-name="Contents 1" style:family="paragraph" style:parent-style-name="Standard" style:next-style-name="Standard" style:class="index">
      <style:paragraph-properties fo:margin-left="0.2756in" fo:margin-right="0in" fo:text-align="start" style:justify-single-word="false" fo:text-indent="-0.2756in" style:auto-text-indent="false">
        <style:tab-stops>
          <style:tab-stop style:position="6.489in" style:type="right" style:leader-style="dotted" style:leader-text="."/>
        </style:tab-stops>
      </style:paragraph-properties>
      <style:text-properties fo:text-transform="uppercase" fo:font-size="12pt" fo:font-weight="bold" style:font-size-asian="12pt"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2953in" fo:margin-right="0in" fo:margin-top="0.0555in" fo:margin-bottom="0.0693in" fo:text-align="start" style:justify-single-word="false" fo:text-indent="-0.2953in" style:auto-text-indent="false">
        <style:tab-stops>
          <style:tab-stop style:position="0.2953in"/>
          <style:tab-stop style:position="6.4972in" style:type="right" style:leader-style="dotted" style:leader-text="."/>
        </style:tab-stops>
      </style:paragraph-properties>
      <style:text-properties fo:text-transform="uppercase" fo:font-size="11pt" style:font-size-asian="11pt" style:font-size-complex="11pt"/>
    </style:style>
    <style:style style:name="Contents_20_3" style:display-name="Contents 3" style:family="paragraph" style:parent-style-name="Standard" style:next-style-name="Standard" style:class="index">
      <style:paragraph-properties fo:margin-top="0in" fo:margin-bottom="0in" fo:text-align="start" style:justify-single-word="false">
        <style:tab-stops>
          <style:tab-stop style:position="0.4925in"/>
          <style:tab-stop style:position="6.4972in" style:type="right" style:leader-style="dotted" style:leader-text="."/>
        </style:tab-stops>
      </style:paragraph-properties>
      <style:text-properties fo:font-variant="small-caps" fo:font-size="11pt" fo:language="none" fo:country="none" style:font-size-asian="11pt" style:language-asian="none" style:country-asian="none" style:font-size-complex="11pt" style:font-style-complex="italic"/>
    </style:style>
    <style:style style:name="Contents_20_5" style:display-name="Contents 5" style:family="paragraph" style:parent-style-name="Standard" style:next-style-name="Standard" style:class="index">
      <style:paragraph-properties fo:margin-left="0.7874in" fo:margin-right="0in" fo:margin-top="0in" fo:margin-bottom="0in" fo:text-align="start" style:justify-single-word="false" fo:text-indent="-0.7874in" style:auto-text-indent="false">
        <style:tab-stops>
          <style:tab-stop style:position="6.4972in" style:type="right" style:leader-style="dotted" style:leader-text="."/>
        </style:tab-stops>
      </style:paragraph-properties>
      <style:text-properties fo:language="none" fo:country="none" fo:font-style="italic" style:language-asian="none" style:country-asian="none" style:font-style-asian="italic"/>
    </style:style>
    <style:style style:name="Contents_20_4" style:display-name="Contents 4" style:family="paragraph" style:parent-style-name="Standard" style:next-style-name="Standard" style:class="index">
      <style:paragraph-properties fo:margin-left="0.689in" fo:margin-right="0in" fo:margin-top="0in" fo:margin-bottom="0in" fo:text-align="start" style:justify-single-word="false" fo:text-indent="-0.689in" style:auto-text-indent="false">
        <style:tab-stops>
          <style:tab-stop style:position="6.4972in" style:type="right" style:leader-style="dotted" style:leader-text="."/>
        </style:tab-stops>
      </style:paragraph-properties>
      <style:text-properties fo:font-size="11pt" style:font-size-asian="11pt" style:font-size-complex="11pt"/>
    </style:style>
    <style:style style:name="NormalTableau" style:family="paragraph" style:parent-style-name="Standard">
      <style:paragraph-properties fo:margin-top="0.028in" fo:margin-bottom="0.028in"/>
      <style:text-properties fo:font-size="9pt" style:font-size-asian="9pt"/>
    </style:style>
    <style:style style:name="Contents_20_6" style:display-name="Contents 6" style:family="paragraph" style:parent-style-name="Standard" style:next-style-name="Standard" style:class="index">
      <style:paragraph-properties fo:margin-left="0.8862in" fo:margin-right="0in" fo:margin-top="0in" fo:margin-bottom="0in" fo:text-indent="-0.8862in" style:auto-text-indent="false">
        <style:tab-stops>
          <style:tab-stop style:position="6.4972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9846in" fo:margin-right="0in" fo:margin-top="0in" fo:margin-bottom="0in" fo:text-indent="-0.9846in" style:auto-text-indent="false">
        <style:tab-stops>
          <style:tab-stop style:position="6.4972in" style:type="right" style:leader-style="dotted" style:leader-text="."/>
        </style:tab-stops>
      </style:paragraph-properties>
      <style:text-properties fo:font-size="9pt" fo:font-style="italic" style:font-size-asian="9pt" style:font-style-asian="italic"/>
    </style:style>
    <style:style style:name="Paragraphetableau" style:family="paragraph" style:parent-style-name="NormalTableau" style:list-style-name="WW8Num28">
      <style:paragraph-properties fo:margin-left="0in" fo:margin-right="0in" fo:margin-top="0.0138in" fo:margin-bottom="0.0138in" fo:text-align="start" style:justify-single-word="false" fo:text-indent="0in" style:auto-text-indent="false">
        <style:tab-stops/>
      </style:paragraph-properties>
    </style:style>
    <style:style style:name="MOIE_20_Normal1" style:display-name="MOIE Normal1" style:family="paragraph" style:parent-style-name="Standard">
      <style:paragraph-properties fo:margin-left="0.9846in" fo:margin-right="0in" fo:text-indent="0in" style:auto-text-indent="false"/>
    </style:style>
    <style:style style:name="MOIE_20_Normal2" style:display-name="MOIE Normal2" style:family="paragraph" style:parent-style-name="MOIE_20_Normal1">
      <style:paragraph-properties fo:margin-left="1.4764in" fo:margin-right="0in" fo:margin-top="0.0555in" fo:margin-bottom="0.0555in" fo:text-indent="0in" style:auto-text-indent="false"/>
    </style:style>
    <style:style style:name="enum_20_1" style:display-name="enum 1" style:family="paragraph" style:parent-style-name="Standard" style:list-style-name="WW8Num6">
      <style:paragraph-properties fo:margin-left="0.0016in" fo:margin-right="0in" fo:margin-top="0.0417in" fo:margin-bottom="0in" style:line-height-at-least="0.1945in" fo:keep-together="always" fo:text-indent="0in" style:auto-text-indent="false">
        <style:tab-stops/>
      </style:paragraph-properties>
      <style:text-properties fo:color="#000000"/>
    </style:style>
    <style:style style:name="MOIE_20_Paragraphe1" style:display-name="MOIE Paragraphe1" style:family="paragraph" style:parent-style-name="MOIE_20_Normal1" style:list-style-name="WW8Num14">
      <style:paragraph-properties fo:margin-left="0in" fo:margin-right="0in" fo:margin-top="0.0555in" fo:margin-bottom="0.0555in" fo:text-indent="0in" style:auto-text-indent="false">
        <style:tab-stops>
          <style:tab-stop style:position="1.4764in"/>
        </style:tab-stops>
      </style:paragraph-properties>
    </style:style>
    <style:style style:name="enum_20_2" style:display-name="enum 2" style:family="paragraph" style:parent-style-name="enum_20_1" style:list-style-name="WW8Num5">
      <style:paragraph-properties fo:margin-left="0.0016in" fo:margin-right="0in" fo:margin-top="0.0835in" fo:margin-bottom="0in" fo:text-indent="0in" style:auto-text-indent="false">
        <style:tab-stops>
          <style:tab-stop style:position="0.3in"/>
        </style:tab-stops>
      </style:paragraph-properties>
    </style:style>
    <style:style style:name="MOIE_20_Paragraphe2" style:display-name="MOIE Paragraphe2" style:family="paragraph" style:parent-style-name="MOIE_20_Paragraphe1" style:list-style-name="WW8Num44">
      <style:paragraph-properties fo:margin-left="-0.0008in" fo:margin-right="0in" fo:margin-top="0.028in" fo:margin-bottom="0.028in" fo:text-indent="0in" style:auto-text-indent="false">
        <style:tab-stops>
          <style:tab-stop style:position="1.9689in"/>
        </style:tab-stops>
      </style:paragraph-properties>
    </style:style>
    <style:style style:name="enum_20_3" style:display-name="enum 3" style:family="paragraph" style:parent-style-name="enum_20_2" style:list-style-name="_33_02108271">
      <style:paragraph-properties fo:margin-left="0.1571in" fo:margin-right="0in" fo:text-indent="0in" style:auto-text-indent="false">
        <style:tab-stops>
          <style:tab-stop style:position="0.25in"/>
          <style:tab-stop style:position="0.3in"/>
        </style:tab-stops>
      </style:paragraph-properties>
    </style:style>
    <style:style style:name="Service_5f_tableau" style:display-name="Service_tableau" style:family="paragraph" style:parent-style-name="Standard" style:list-style-name="WW8Num18">
      <style:paragraph-properties fo:margin-left="0in" fo:margin-right="0in" fo:margin-top="0.1665in" fo:margin-bottom="0in" style:line-height-at-least="0.1929in" fo:text-align="start" style:justify-single-word="false" fo:text-indent="0in" style:auto-text-indent="false">
        <style:tab-stops/>
      </style:paragraph-properties>
      <style:text-properties fo:color="#000000" fo:font-size="8pt" style:font-size-asian="8pt"/>
    </style:style>
    <style:style style:name="Titre_20_Annexe" style:display-name="Titre Annexe" style:family="paragraph" style:parent-style-name="Heading_20_1" style:next-style-name="Standard" style:list-style-name="WW8Num17">
      <style:paragraph-properties fo:margin-left="0.3543in" fo:margin-right="0in" fo:margin-top="0.0835in" fo:margin-bottom="0.1665in" fo:line-height="200%" fo:keep-together="always" fo:text-indent="0in" style:auto-text-indent="false"/>
      <style:text-properties fo:color="#000000" fo:font-size="12pt" style:text-underline-style="solid" style:text-underline-width="auto" style:text-underline-color="font-color" style:font-size-asian="12pt" style:font-size-complex="10pt" style:font-weight-complex="normal"/>
    </style:style>
    <style:style style:name="enum_20_1_20_suite" style:display-name="enum 1 suite" style:family="paragraph" style:parent-style-name="enum_20_1" style:list-style-name="">
      <style:paragraph-properties fo:margin-left="0.8272in" fo:margin-right="0in" fo:margin-top="0.0835in" fo:margin-bottom="0in" fo:text-indent="0in" style:auto-text-indent="false">
        <style:tab-stops>
          <style:tab-stop style:position="0.8398in"/>
        </style:tab-stops>
      </style:paragraph-properties>
    </style:style>
    <style:style style:name="enum_20_2_20_suite" style:display-name="enum 2 suite" style:family="paragraph" style:parent-style-name="enum_20_2" style:list-style-name="">
      <style:paragraph-properties fo:margin-left="1.0236in" fo:margin-right="0in" style:line-height-at-least="0.1665in" fo:text-indent="0in" style:auto-text-indent="false">
        <style:tab-stops>
          <style:tab-stop style:position="0.3in"/>
          <style:tab-stop style:position="1.0362in"/>
        </style:tab-stops>
      </style:paragraph-properties>
    </style:style>
    <style:style style:name="enum_20_3_20_suite" style:display-name="enum 3 suite" style:family="paragraph" style:parent-style-name="enum_20_3" style:list-style-name="">
      <style:paragraph-properties fo:margin-left="1.2799in" fo:margin-right="0in" fo:margin-top="0.0835in" fo:margin-bottom="0.0835in" style:line-height-at-least="0.1665in" fo:text-align="start" style:justify-single-word="false" fo:text-indent="0in" style:auto-text-indent="false"/>
    </style:style>
    <style:style style:name="enum_20_4" style:display-name="enum 4" style:family="paragraph" style:parent-style-name="enum_20_3" style:list-style-name="">
      <style:paragraph-properties fo:margin-left="1.3783in" fo:margin-right="0in" fo:margin-top="0.0835in" fo:margin-bottom="0.0835in" style:line-height-at-least="0.1665in" fo:text-align="start" style:justify-single-word="false" fo:text-indent="-0.1972in" style:auto-text-indent="false"/>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Text_20_body_20_indent" style:display-name="Text body indent" style:family="paragraph" style:parent-style-name="Standard" style:class="text">
      <style:paragraph-properties fo:margin-left="0.3543in" fo:margin-right="0in" fo:margin-top="0.1665in" fo:margin-bottom="0in" style:line-height-at-least="0.1929in" fo:text-indent="0in" style:auto-text-indent="false"/>
      <style:text-properties fo:color="#000000"/>
    </style:style>
    <style:style style:name="Column_20_Title" style:display-name="Column Title" style:family="paragraph">
      <style:paragraph-properties fo:margin-top="0.0417in" fo:margin-bottom="0.0417in" fo:orphans="2" fo:widows="2"/>
      <style:text-properties style:use-window-font-color="true" style:font-name="Arial" fo:font-size="10pt" fo:language="fr" fo:country="FR" fo:font-weight="bold" style:font-name-asian="Arial" style:font-size-asian="10pt" style:font-weight-asian="bold" style:font-name-complex="Times New Roman" style:font-size-complex="10pt" style:language-complex="ar" style:country-complex="SA"/>
    </style:style>
    <style:style style:name="Column_20_Cell" style:display-name="Column Cell" style:family="paragraph">
      <style:paragraph-properties fo:margin-top="0.0417in" fo:margin-bottom="0.0417in" fo:orphans="2" fo:widows="2"/>
      <style:text-properties style:use-window-font-color="true" style:font-name="Arial" fo:font-size="9pt" fo:language="fr" fo:country="FR" style:font-name-asian="Arial" style:font-size-asian="9pt" style:font-name-complex="Times New Roman" style:font-size-complex="10pt" style:language-complex="ar" style:country-complex="SA"/>
    </style:style>
    <style:style style:name="_3e_1_3a__20_texte-text" style:display-name="&gt;1: texte-text" style:family="paragraph" style:parent-style-name="Standard">
      <style:paragraph-properties fo:margin-top="0.0346in" fo:margin-bottom="0.0346in" fo:line-height="0.1945in"/>
      <style:text-properties fo:color="#000000" fo:language="en" fo:country="US"/>
    </style:style>
    <style:style style:name="requirement_20_Style" style:display-name="requirement Style" style:family="paragraph" style:parent-style-name="Standard">
      <style:paragraph-properties fo:margin-left="0.3543in" fo:margin-right="0in" fo:margin-top="0.1665in" fo:margin-bottom="0in" style:line-height-at-least="0.1929in" fo:text-align="start" style:justify-single-word="false" fo:text-indent="0in" style:auto-text-indent="false"/>
      <style:text-properties fo:color="#000000"/>
    </style:style>
    <style:style style:name="Tableau" style:family="paragraph" style:parent-style-name="Légende">
      <style:paragraph-properties fo:margin-left="0.3543in" fo:margin-right="0in" fo:margin-top="0.1665in" fo:margin-bottom="0.1665in" style:line-height-at-least="0.1929in" fo:text-indent="0in" style:auto-text-indent="false"/>
      <style:text-properties fo:color="#008080" fo:font-size="12pt" style:font-size-asian="12pt" style:font-weight-complex="normal"/>
    </style:style>
    <style:style style:name="xl24" style:family="paragraph" style:parent-style-name="Standard">
      <style:paragraph-properties fo:margin-top="0.0693in" fo:margin-bottom="0.0693in" fo:text-align="center" style:justify-single-word="false" fo:background-color="#ffff00" fo:padding="0in" fo:border="0.0138in solid #000000" style:vertical-align="middle">
        <style:background-image/>
      </style:paragraph-properties>
      <style:text-properties fo:color="#000000" fo:font-size="14pt" fo:font-weight="bold" style:font-name-asian="Arial Unicode MS" style:font-size-asian="14pt" style:font-weight-asian="bold" style:font-name-complex="Arial" style:font-size-complex="14pt" style:font-weight-complex="bold"/>
    </style:style>
    <style:style style:name="xl25" style:family="paragraph" style:parent-style-name="Standard">
      <style:paragraph-properties fo:margin-top="0.0693in" fo:margin-bottom="0.0693in" fo:text-align="start" style:justify-single-word="false" fo:background-color="#ffff00" fo:padding="0in" fo:border-left="none" fo:border-right="none" fo:border-top="0.0138in solid #000000" fo:border-bottom="0.0138in solid #000000" style:vertical-align="middle">
        <style:background-image/>
      </style:paragraph-properties>
      <style:text-properties fo:color="#000000" fo:font-size="14pt" fo:font-weight="bold" style:font-name-asian="Arial Unicode MS" style:font-size-asian="14pt" style:font-weight-asian="bold" style:font-name-complex="Arial" style:font-size-complex="14pt" style:font-weight-complex="bold"/>
    </style:style>
    <style:style style:name="xl26" style:family="paragraph" style:parent-style-name="Standard">
      <style:paragraph-properties fo:margin-top="0.0693in" fo:margin-bottom="0.0693in" fo:text-align="center" style:justify-single-word="false" fo:background-color="#ffff00" fo:padding="0in" fo:border="0.0138in solid #000000" style:vertical-align="middle">
        <style:background-image/>
      </style:paragraph-properties>
      <style:text-properties fo:color="#000000" fo:font-size="14pt" fo:font-weight="bold" style:font-name-asian="Arial Unicode MS" style:font-size-asian="14pt" style:font-weight-asian="bold" style:font-name-complex="Arial" style:font-size-complex="14pt" style:font-weight-complex="bold"/>
    </style:style>
    <style:style style:name="xl27" style:family="paragraph" style:parent-style-name="Standard">
      <style:paragraph-properties fo:margin-top="0.0693in" fo:margin-bottom="0.0693in" fo:text-align="center" style:justify-single-word="false" fo:padding="0in" fo:border-left="0.0138in solid #000000" fo:border-right="0.0138in solid #000000" fo:border-top="none" fo:border-bottom="none" style:vertical-align="middle"/>
      <style:text-properties fo:color="#000000" fo:font-size="14pt" style:font-name-asian="Arial Unicode MS" style:font-size-asian="14pt" style:font-name-complex="Arial" style:font-size-complex="14pt"/>
    </style:style>
    <style:style style:name="xl28" style:family="paragraph" style:parent-style-name="Standard">
      <style:paragraph-properties fo:margin-top="0.0693in" fo:margin-bottom="0.0693in" fo:text-align="start" style:justify-single-word="false" style:vertical-align="middle"/>
      <style:text-properties fo:color="#000000" fo:font-size="14pt" style:font-name-asian="Arial Unicode MS" style:font-size-asian="14pt" style:font-name-complex="Arial" style:font-size-complex="14pt"/>
    </style:style>
    <style:style style:name="xl29" style:family="paragraph" style:parent-style-name="Standard">
      <style:paragraph-properties fo:margin-top="0.0693in" fo:margin-bottom="0.0693in" fo:text-align="center" style:justify-single-word="false" fo:padding="0in" fo:border-left="0.0138in solid #000000" fo:border-right="0.0138in solid #000000" fo:border-top="none" fo:border-bottom="none" style:vertical-align="middle"/>
      <style:text-properties fo:color="#000000" fo:font-size="14pt" style:font-name-asian="Arial Unicode MS" style:font-size-asian="14pt" style:font-name-complex="Arial" style:font-size-complex="14pt"/>
    </style:style>
    <style:style style:name="xl30" style:family="paragraph" style:parent-style-name="Standard">
      <style:paragraph-properties fo:margin-top="0.0693in" fo:margin-bottom="0.0693in" fo:text-align="center" style:justify-single-word="false" fo:padding="0in" fo:border-left="0.0138in solid #000000" fo:border-right="0.0138in solid #000000" fo:border-top="none" fo:border-bottom="none" style:vertical-align="middle"/>
      <style:text-properties fo:color="#000000" fo:font-size="14pt" style:font-name-asian="Arial Unicode MS" style:font-size-asian="14pt" style:font-name-complex="Arial" style:font-size-complex="14pt"/>
    </style:style>
    <style:style style:name="xl31" style:family="paragraph" style:parent-style-name="Standard">
      <style:paragraph-properties fo:margin-top="0.0693in" fo:margin-bottom="0.0693in" fo:text-align="center" style:justify-single-word="false" fo:padding="0in" fo:border-left="0.0138in solid #000000" fo:border-right="0.0138in solid #000000" fo:border-top="none" fo:border-bottom="0.0138in solid #000000" style:vertical-align="middle"/>
      <style:text-properties fo:color="#000000" fo:font-size="14pt" style:font-name-asian="Arial Unicode MS" style:font-size-asian="14pt" style:font-name-complex="Arial" style:font-size-complex="14pt"/>
    </style:style>
    <style:style style:name="xl32" style:family="paragraph" style:parent-style-name="Standard">
      <style:paragraph-properties fo:margin-top="0.0693in" fo:margin-bottom="0.0693in" fo:text-align="start" style:justify-single-word="false" fo:padding="0in" fo:border-left="none" fo:border-right="none" fo:border-top="none" fo:border-bottom="0.0138in solid #000000" style:vertical-align="middle"/>
      <style:text-properties fo:color="#000000" fo:font-size="14pt" style:font-name-asian="Arial Unicode MS" style:font-size-asian="14pt" style:font-name-complex="Arial" style:font-size-complex="14pt"/>
    </style:style>
    <style:style style:name="xl33" style:family="paragraph" style:parent-style-name="Standard">
      <style:paragraph-properties fo:margin-top="0.0693in" fo:margin-bottom="0.0693in" fo:text-align="start" style:justify-single-word="false" fo:padding="0in" fo:border-left="0.0138in solid #000000" fo:border-right="0.0138in solid #000000" fo:border-top="none" fo:border-bottom="none" style:vertical-align="middle"/>
      <style:text-properties fo:color="#000000" fo:font-size="14pt" style:font-name-asian="Arial Unicode MS" style:font-size-asian="14pt" style:font-name-complex="Arial" style:font-size-complex="14pt"/>
    </style:style>
    <style:style style:name="xl34" style:family="paragraph" style:parent-style-name="Standard">
      <style:paragraph-properties fo:margin-top="0.0693in" fo:margin-bottom="0.0693in" fo:text-align="start" style:justify-single-word="false" fo:padding="0in" fo:border-left="0.0138in solid #000000" fo:border-right="0.0138in solid #000000" fo:border-top="none" fo:border-bottom="0.0138in solid #000000" style:vertical-align="middle"/>
      <style:text-properties fo:color="#000000" fo:font-size="14pt" style:font-name-asian="Arial Unicode MS" style:font-size-asian="14pt" style:font-name-complex="Arial" style:font-size-complex="14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ype_20_titre1" style:display-name="Type titre1" style:family="paragraph">
      <style:paragraph-properties fo:margin-left="0.5909in" fo:margin-right="0in" fo:margin-top="0.1665in" fo:margin-bottom="0in" fo:orphans="2" fo:widows="2" fo:text-indent="0in" style:auto-text-indent="false" style:border-line-width-left="0.0008in 0.0138in 0.0008in" fo:padding-left="0.0555in" fo:padding-right="0in" fo:padding-top="0in" fo:padding-bottom="0in" fo:border-left="0.0154in double #000000" fo:border-right="none" fo:border-top="none" fo:border-bottom="none"/>
      <style:text-properties fo:text-transform="uppercase" style:use-window-font-color="true" style:font-name="Times New Roman" fo:font-size="12pt" fo:language="fr" fo:country="FR" fo:font-weight="bold" style:font-name-asian="Arial" style:font-size-asian="12pt" style:language-asian="none" style:country-asian="none" style:font-weight-asian="bold" style:font-name-complex="Times New Roman" style:font-size-complex="10pt" style:language-complex="ar" style:country-complex="SA" style:font-weight-complex="bold"/>
    </style:style>
    <style:style style:name="Type_20_titre_20_2" style:display-name="Type titre 2" style:family="paragraph" style:parent-style-name="Type_20_titre1">
      <style:paragraph-properties fo:margin-top="0.1252in" fo:margin-bottom="0in"/>
      <style:text-properties fo:font-variant="normal" fo:text-transform="none"/>
    </style:style>
    <style:style style:name="Type_20_Texte" style:display-name="Type Texte" style:family="paragraph" style:parent-style-name="Type_20_titre_20_2">
      <style:text-properties fo:font-variant="normal" fo:text-transform="none" fo:font-size="11pt" fo:font-style="italic" fo:font-weight="normal" style:font-size-asian="11pt" style:font-style-asian="italic" style:font-weight-asian="normal"/>
    </style:style>
    <style:style style:name="Texte_20_Normal" style:display-name="Texte Normal" style:family="paragraph" style:parent-style-name="Standard">
      <style:paragraph-properties fo:margin-left="0in" fo:margin-right="0in" fo:margin-top="0.1665in" fo:margin-bottom="0in" fo:text-indent="0.9846in" style:auto-text-indent="false"/>
      <style:text-properties fo:color="#000000" style:font-name="Times New Roman" fo:font-size="12pt" style:font-size-asian="12pt"/>
    </style:style>
    <style:style style:name="Texte" style:family="paragraph" style:parent-style-name="Standard">
      <style:paragraph-properties fo:margin-top="0.1665in" fo:margin-bottom="0in" fo:keep-together="always"/>
      <style:text-properties fo:color="#000000"/>
    </style:style>
    <style:style style:name="Puces_20_notes" style:display-name="Puces notes" style:family="paragraph" style:parent-style-name="Standard" style:list-style-name="WW8Num31">
      <style:paragraph-properties fo:margin-left="0in" fo:margin-right="0in" fo:margin-top="0.0417in" fo:margin-bottom="0in" fo:keep-together="always" fo:text-indent="0in" style:auto-text-indent="false"/>
      <style:text-properties fo:color="#000000"/>
    </style:style>
    <style:style style:name="Puces_20_paragraphe" style:display-name="Puces paragraphe" style:family="paragraph" style:parent-style-name="Standard" style:list-style-name="WW8Num42">
      <style:paragraph-properties fo:margin-left="0in" fo:margin-right="0in" fo:margin-top="0.1665in" fo:margin-bottom="0in" fo:keep-together="always" fo:text-indent="0in" style:auto-text-indent="false"/>
      <style:text-properties fo:color="#000000"/>
    </style:style>
    <style:style style:name="Texte_20_notes" style:display-name="Texte notes" style:family="paragraph" style:parent-style-name="Standard">
      <style:paragraph-properties fo:margin-top="0.0835in" fo:margin-bottom="0in"/>
      <style:text-properties fo:color="#000000"/>
    </style:style>
    <style:style style:name="Corps_20_de_20_texte_20_2" style:display-name="Corps de texte 2" style:family="paragraph" style:parent-style-name="Standard">
      <style:paragraph-properties fo:line-height="200%"/>
    </style:style>
    <style:style style:name="Style_20_12_20_pt_20_Gras_20_TM" style:display-name="Style 12 pt Gras TM" style:family="paragraph" style:parent-style-name="Standard">
      <style:paragraph-properties fo:text-align="center" style:justify-single-word="false"/>
      <style:text-properties fo:text-transform="uppercase" fo:font-size="12pt" fo:font-weight="bold" style:font-size-asian="12pt" style:font-weight-asian="bold" style:font-weight-complex="bold"/>
    </style:style>
    <style:style style:name="Titre_20_Document2" style:display-name="Titre Document2" style:family="paragraph" style:parent-style-name="Titre_20_Document">
      <style:paragraph-properties fo:margin-top="1in" fo:margin-bottom="0.0835in"/>
      <style:text-properties style:font-size-complex="10pt"/>
    </style:style>
    <style:style style:name="Titre_20_Document1" style:display-name="Titre Document1" style:family="paragraph" style:parent-style-name="Titre_20_Document">
      <style:paragraph-properties fo:margin-top="0.1665in" fo:margin-bottom="0.0835in"/>
      <style:text-properties style:font-size-complex="10pt"/>
    </style:style>
    <style:style style:name="Style_20_MOIE_20_Normal_20__2b__20_Gras_20_Blanc" style:display-name="Style MOIE Normal + Gras Blanc" style:family="paragraph" style:parent-style-name="MOIE_20_Normal">
      <style:paragraph-properties fo:margin-left="0in" fo:margin-right="0in" fo:text-align="center" style:justify-single-word="false" fo:text-indent="0in" style:auto-text-indent="false"/>
      <style:text-properties fo:color="#ffffff" fo:font-weight="bold" style:font-weight-asian="bold" style:font-weight-complex="bold"/>
    </style:style>
    <style:style style:name="Chemin_20_MPGT" style:display-name="Chemin MPGT" style:family="paragraph" style:parent-style-name="MOIE_20_Normal">
      <style:paragraph-properties fo:margin-left="0.4925in" fo:margin-right="0in" fo:text-align="start" style:justify-single-word="false" fo:text-indent="0.4909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Aria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text-underline-style="solid" style:text-underline-width="auto" style:text-underline-color="font-color"/>
    </style:style>
    <style:style style:name="WW8Num18z0"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8z0" style:family="text">
      <style:text-properties style:font-name="Times New Roman" style:font-name-complex="Times New Roman"/>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3" style:family="text">
      <style:text-properties style:text-underline-style="none"/>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fo:font-variant="normal" fo:text-transform="none" style:use-window-font-color="true" style:text-outline="false" style:text-line-through-style="none" style:text-position="0% 100%" style:font-name="Symbol" fo:font-size="11pt" fo:font-style="normal" fo:text-shadow="none" fo:font-weight="normal" style:letter-kerning="true" style:font-size-asian="11pt" style:font-style-asian="normal" style:font-weight-asian="normal" text:display="none"/>
    </style:style>
    <style:style style:name="WW8Num31z1" style:family="text">
      <style:text-properties style:font-name="Wingdings"/>
    </style:style>
    <style:style style:name="WW8Num31z2" style:family="text">
      <style:text-properties style:font-name="Symbol" fo:font-size="8pt" style:font-size-asian="8pt"/>
    </style:style>
    <style:style style:name="WW8Num31z8" style:family="text">
      <style:text-properties style:font-name="Symbol"/>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4z0" style:family="text">
      <style:text-properties fo:font-variant="normal" fo:text-transform="none" style:use-window-font-color="true" style:text-outline="false" style:text-line-through-style="none" style:text-position="0% 100%" style:font-name="Symbol" fo:font-size="11pt" fo:font-style="normal" fo:text-shadow="none" fo:font-weight="normal" style:letter-kerning="true" style:font-size-asian="11pt" style:font-style-asian="normal" style:font-weight-asian="normal" text:display="none"/>
    </style:style>
    <style:style style:name="WW8Num34z1" style:family="text">
      <style:text-properties style:font-name="Wingdings"/>
    </style:style>
    <style:style style:name="WW8Num34z2" style:family="text">
      <style:text-properties style:font-name="Symbol" fo:font-size="8pt" style:font-size-asian="8pt"/>
    </style:style>
    <style:style style:name="WW8Num34z8"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Aria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fo:font-variant="normal" fo:text-transform="none" style:use-window-font-color="true" style:text-outline="false" style:text-line-through-style="none" style:text-position="0% 100%" style:font-name="Symbol" fo:font-size="11pt" fo:font-style="normal" fo:text-shadow="none" fo:font-weight="normal" style:letter-kerning="true" style:font-size-asian="11pt" style:font-style-asian="normal" style:font-weight-asian="normal" text:display="none"/>
    </style:style>
    <style:style style:name="WW8Num42z1" style:family="text">
      <style:text-properties style:font-name="Wingdings"/>
    </style:style>
    <style:style style:name="WW8Num42z2" style:family="text">
      <style:text-properties style:font-name="Symbol" fo:font-size="8pt" style:font-size-asian="8pt"/>
    </style:style>
    <style:style style:name="WW8Num42z8" style:family="text">
      <style:text-properties style:font-name="Symbol"/>
    </style:style>
    <style:style style:name="WW8Num44z0"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St14z0"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Titre_20_4_20_Car_20_Car" style:display-name="Titre 4 Car Car" style:family="text" style:parent-style-name="Police_20_par_20_défaut">
      <style:text-properties fo:color="#000000" style:font-name="Arial" fo:font-size="12pt" fo:language="fr" fo:country="FR" style:font-size-asian="12pt" style:font-size-complex="12pt" style:language-complex="ar" style:country-complex="SA"/>
    </style:style>
    <style:style style:name="Type_20_titre1_20_Car" style:display-name="Type titre1 Car" style:family="text" style:parent-style-name="Police_20_par_20_défaut">
      <style:text-properties fo:text-transform="uppercase" fo:font-size="12pt" fo:language="fr" fo:country="FR" fo:font-weight="bold" style:font-size-asian="12pt" style:language-asian="none" style:country-asian="none" style:font-weight-asian="bold" style:language-complex="ar" style:country-complex="SA" style:font-weight-complex="bold"/>
    </style:style>
    <style:style style:name="Type_20_titre_20_2_20_Car" style:display-name="Type titre 2 Car" style:family="text" style:parent-style-name="Type_20_titre1_20_Car">
      <style:text-properties fo:font-variant="small-caps"/>
    </style:style>
    <style:style style:name="Type_20_Texte_20_Car" style:display-name="Type Texte Car" style:family="text" style:parent-style-name="Type_20_titre_20_2_20_Car">
      <style:text-properties fo:font-size="11pt" fo:font-style="italic" style:font-size-asian="11pt" style:font-style-asian="italic"/>
    </style:style>
    <style:style style:name="MOIE_20_Normal_20_Car" style:display-name="MOIE Normal Car" style:family="text" style:parent-style-name="Police_20_par_20_défaut">
      <style:text-properties fo:color="#000000" style:font-name="Arial" fo:language="fr" fo:country="FR" style:language-complex="ar" style:country-complex="SA"/>
    </style:style>
    <style:style style:name="Chemin_20_MPGT_20_Car" style:display-name="Chemin MPGT Car" style:family="text" style:parent-style-name="MOIE_20_Normal_20_Car">
      <style:text-properties style:font-name="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text:style-name="WW8Num29z3"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7425in" text:min-label-width="0.25in"/>
        <style:text-properties style:font-name="Symbol"/>
      </text:list-level-style-bullet>
      <text:list-level-style-bullet text:level="2" text:style-name="WW8Num12z1" style:num-suffix="." text:bullet-char="o">
        <style:list-level-properties text:space-before="1.2425in" text:min-label-width="0.25in"/>
        <style:text-properties style:font-name="Courier New1"/>
      </text:list-level-style-bullet>
      <text:list-level-style-bullet text:level="3" text:style-name="WW8Num12z2" style:num-suffix="." text:bullet-char="">
        <style:list-level-properties text:space-before="1.7425in" text:min-label-width="0.25in"/>
        <style:text-properties style:font-name="Wingdings"/>
      </text:list-level-style-bullet>
      <text:list-level-style-bullet text:level="4" text:style-name="WW8Num12z0" style:num-suffix="." text:bullet-char="">
        <style:list-level-properties text:space-before="2.2425in" text:min-label-width="0.25in"/>
        <style:text-properties style:font-name="Symbol"/>
      </text:list-level-style-bullet>
      <text:list-level-style-bullet text:level="5" text:style-name="WW8Num12z1" style:num-suffix="." text:bullet-char="o">
        <style:list-level-properties text:space-before="2.7425in" text:min-label-width="0.25in"/>
        <style:text-properties style:font-name="Courier New1"/>
      </text:list-level-style-bullet>
      <text:list-level-style-bullet text:level="6" text:style-name="WW8Num12z2" style:num-suffix="." text:bullet-char="">
        <style:list-level-properties text:space-before="3.2425in" text:min-label-width="0.25in"/>
        <style:text-properties style:font-name="Wingdings"/>
      </text:list-level-style-bullet>
      <text:list-level-style-bullet text:level="7" text:style-name="WW8Num12z0" style:num-suffix="." text:bullet-char="">
        <style:list-level-properties text:space-before="3.7425in" text:min-label-width="0.25in"/>
        <style:text-properties style:font-name="Symbol"/>
      </text:list-level-style-bullet>
      <text:list-level-style-bullet text:level="8" text:style-name="WW8Num12z1" style:num-suffix="." text:bullet-char="o">
        <style:list-level-properties text:space-before="4.2425in" text:min-label-width="0.25in"/>
        <style:text-properties style:font-name="Courier New1"/>
      </text:list-level-style-bullet>
      <text:list-level-style-bullet text:level="9" text:style-name="WW8Num12z2" style:num-suffix="." text:bullet-char="">
        <style:list-level-properties text:space-before="4.7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6283in" text:min-label-width="0.25in"/>
        <style:text-properties style:font-name="Arial"/>
      </text:list-level-style-bullet>
      <text:list-level-style-bullet text:level="2" text:style-name="WW8Num14z1" style:num-suffix="." text:bullet-char="o">
        <style:list-level-properties text:space-before="1.7346in" text:min-label-width="0.25in"/>
        <style:text-properties style:font-name="Courier New1"/>
      </text:list-level-style-bullet>
      <text:list-level-style-bullet text:level="3" text:style-name="WW8Num14z2" style:num-suffix="." text:bullet-char="">
        <style:list-level-properties text:space-before="2.2346in" text:min-label-width="0.25in"/>
        <style:text-properties style:font-name="Wingdings"/>
      </text:list-level-style-bullet>
      <text:list-level-style-bullet text:level="4" text:style-name="WW8Num14z3" style:num-suffix="." text:bullet-char="">
        <style:list-level-properties text:space-before="2.7346in" text:min-label-width="0.25in"/>
        <style:text-properties style:font-name="Symbol"/>
      </text:list-level-style-bullet>
      <text:list-level-style-bullet text:level="5" text:style-name="WW8Num14z1" style:num-suffix="." text:bullet-char="o">
        <style:list-level-properties text:space-before="3.2346in" text:min-label-width="0.25in"/>
        <style:text-properties style:font-name="Courier New1"/>
      </text:list-level-style-bullet>
      <text:list-level-style-bullet text:level="6" text:style-name="WW8Num14z2" style:num-suffix="." text:bullet-char="">
        <style:list-level-properties text:space-before="3.7346in" text:min-label-width="0.25in"/>
        <style:text-properties style:font-name="Wingdings"/>
      </text:list-level-style-bullet>
      <text:list-level-style-bullet text:level="7" text:style-name="WW8Num14z3" style:num-suffix="." text:bullet-char="">
        <style:list-level-properties text:space-before="4.2346in" text:min-label-width="0.25in"/>
        <style:text-properties style:font-name="Symbol"/>
      </text:list-level-style-bullet>
      <text:list-level-style-bullet text:level="8" text:style-name="WW8Num14z1" style:num-suffix="." text:bullet-char="o">
        <style:list-level-properties text:space-before="4.7346in" text:min-label-width="0.25in"/>
        <style:text-properties style:font-name="Courier New1"/>
      </text:list-level-style-bullet>
      <text:list-level-style-bullet text:level="9" text:style-name="WW8Num14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925in" text:min-label-width="0.25in"/>
        <style:text-properties style:font-name="Symbol"/>
      </text:list-level-style-bullet>
      <text:list-level-style-bullet text:level="2" text:style-name="WW8Num15z1" style:num-suffix="." text:bullet-char="o">
        <style:list-level-properties text:space-before="0.9925in" text:min-label-width="0.25in"/>
        <style:text-properties style:font-name="Courier New1"/>
      </text:list-level-style-bullet>
      <text:list-level-style-bullet text:level="3" text:style-name="WW8Num15z2" style:num-suffix="." text:bullet-char="">
        <style:list-level-properties text:space-before="1.4925in" text:min-label-width="0.25in"/>
        <style:text-properties style:font-name="Wingdings"/>
      </text:list-level-style-bullet>
      <text:list-level-style-bullet text:level="4" text:style-name="WW8Num15z0" style:num-suffix="." text:bullet-char="">
        <style:list-level-properties text:space-before="1.9925in" text:min-label-width="0.25in"/>
        <style:text-properties style:font-name="Symbol"/>
      </text:list-level-style-bullet>
      <text:list-level-style-bullet text:level="5" text:style-name="WW8Num15z1" style:num-suffix="." text:bullet-char="o">
        <style:list-level-properties text:space-before="2.4925in" text:min-label-width="0.25in"/>
        <style:text-properties style:font-name="Courier New1"/>
      </text:list-level-style-bullet>
      <text:list-level-style-bullet text:level="6" text:style-name="WW8Num15z2" style:num-suffix="." text:bullet-char="">
        <style:list-level-properties text:space-before="2.9925in" text:min-label-width="0.25in"/>
        <style:text-properties style:font-name="Wingdings"/>
      </text:list-level-style-bullet>
      <text:list-level-style-bullet text:level="7" text:style-name="WW8Num15z0" style:num-suffix="." text:bullet-char="">
        <style:list-level-properties text:space-before="3.4925in" text:min-label-width="0.25in"/>
        <style:text-properties style:font-name="Symbol"/>
      </text:list-level-style-bullet>
      <text:list-level-style-bullet text:level="8" text:style-name="WW8Num15z1" style:num-suffix="." text:bullet-char="o">
        <style:list-level-properties text:space-before="3.9925in" text:min-label-width="0.25in"/>
        <style:text-properties style:font-name="Courier New1"/>
      </text:list-level-style-bullet>
      <text:list-level-style-bullet text:level="9" text:style-name="WW8Num15z2" style:num-suffix="." text:bullet-char="">
        <style:list-level-properties text:space-before="4.49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ANNEXE " style:num-suffix=" :"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prefix="[D" style:num-suffix="]" style:num-format="1">
        <style:list-level-properties text:space-before="0.6898in" text:min-label-width="0.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Times New Roman"/>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text:style-name="WW8Num29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min-label-width="0.2756in"/>
        <style:text-properties style:font-name="Symbol"/>
      </text:list-level-style-bullet>
      <text:list-level-style-bullet text:level="2" text:style-name="WW8Num31z1" style:num-suffix="." text:bullet-char="">
        <style:list-level-properties text:space-before="0.276in" text:min-label-width="0.2756in"/>
        <style:text-properties style:font-name="Wingdings"/>
      </text:list-level-style-bullet>
      <text:list-level-style-bullet text:level="3" text:style-name="WW8Num31z2" style:num-suffix="." text:bullet-char="">
        <style:list-level-properties text:space-before="0.5516in" text:min-label-width="0.2756in"/>
        <style:text-properties style:font-name="Symbol"/>
      </text:list-level-style-bullet>
      <text:list-level-style-bullet text:level="4" text:style-name="WW8Num31z1" style:num-suffix="." text:bullet-char="">
        <style:list-level-properties text:space-before="0.8272in" text:min-label-width="0.2756in"/>
        <style:text-properties style:font-name="Wingdings"/>
      </text:list-level-style-bullet>
      <text:list-level-style-bullet text:level="5" text:style-name="WW8Num31z1" style:num-suffix="." text:bullet-char="">
        <style:list-level-properties text:space-before="1.1028in" text:min-label-width="0.2756in"/>
        <style:text-properties style:font-name="Wingdings"/>
      </text:list-level-style-bullet>
      <text:list-level-style-bullet text:level="6" text:style-name="WW8Num31z1" style:num-suffix="." text:bullet-char="">
        <style:list-level-properties text:space-before="1.3783in" text:min-label-width="0.2752in"/>
        <style:text-properties style:font-name="Wingdings"/>
      </text:list-level-style-bullet>
      <text:list-level-style-bullet text:level="7" text:style-name="WW8Num31z1" style:num-suffix="." text:bullet-char="">
        <style:list-level-properties text:space-before="1.6535in" text:min-label-width="0.2756in"/>
        <style:text-properties style:font-name="Wingdings"/>
      </text:list-level-style-bullet>
      <text:list-level-style-bullet text:level="8" text:style-name="WW8Num31z1" style:num-suffix="." text:bullet-char="">
        <style:list-level-properties text:space-before="1.9291in" text:min-label-width="0.2756in"/>
        <style:text-properties style:font-name="Wingdings"/>
      </text:list-level-style-bullet>
      <text:list-level-style-bullet text:level="9" text:style-name="WW8Num31z8" style:num-suffix="." text:bullet-char="">
        <style:list-level-properties text:space-before="2.2051in" text:min-label-width="0.2756in"/>
        <style:text-properties style:font-name="Symbol"/>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min-label-width="0.2756in"/>
        <style:text-properties style:font-name="Symbol"/>
      </text:list-level-style-bullet>
      <text:list-level-style-bullet text:level="2" text:style-name="WW8Num34z1" style:num-suffix="." text:bullet-char="">
        <style:list-level-properties text:space-before="0.276in" text:min-label-width="0.2756in"/>
        <style:text-properties style:font-name="Wingdings"/>
      </text:list-level-style-bullet>
      <text:list-level-style-bullet text:level="3" text:style-name="WW8Num34z2" style:num-suffix="." text:bullet-char="">
        <style:list-level-properties text:space-before="0.5516in" text:min-label-width="0.2756in"/>
        <style:text-properties style:font-name="Symbol"/>
      </text:list-level-style-bullet>
      <text:list-level-style-bullet text:level="4" text:style-name="WW8Num34z1" style:num-suffix="." text:bullet-char="">
        <style:list-level-properties text:space-before="0.8272in" text:min-label-width="0.2756in"/>
        <style:text-properties style:font-name="Wingdings"/>
      </text:list-level-style-bullet>
      <text:list-level-style-bullet text:level="5" text:style-name="WW8Num34z1" style:num-suffix="." text:bullet-char="">
        <style:list-level-properties text:space-before="1.1028in" text:min-label-width="0.2756in"/>
        <style:text-properties style:font-name="Wingdings"/>
      </text:list-level-style-bullet>
      <text:list-level-style-bullet text:level="6" text:style-name="WW8Num34z1" style:num-suffix="." text:bullet-char="">
        <style:list-level-properties text:space-before="1.3783in" text:min-label-width="0.2752in"/>
        <style:text-properties style:font-name="Wingdings"/>
      </text:list-level-style-bullet>
      <text:list-level-style-bullet text:level="7" text:style-name="WW8Num34z1" style:num-suffix="." text:bullet-char="">
        <style:list-level-properties text:space-before="1.6535in" text:min-label-width="0.2756in"/>
        <style:text-properties style:font-name="Wingdings"/>
      </text:list-level-style-bullet>
      <text:list-level-style-bullet text:level="8" text:style-name="WW8Num34z1" style:num-suffix="." text:bullet-char="">
        <style:list-level-properties text:space-before="1.9291in" text:min-label-width="0.2756in"/>
        <style:text-properties style:font-name="Wingdings"/>
      </text:list-level-style-bullet>
      <text:list-level-style-bullet text:level="9" text:style-name="WW8Num34z8" style:num-suffix="." text:bullet-char="">
        <style:list-level-properties text:space-before="2.2051in" text:min-label-width="0.2756in"/>
        <style:text-properties style:font-name="Symbol"/>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4472in" text:min-label-width="0.25in"/>
        <style:text-properties style:font-name="Arial"/>
      </text:list-level-style-bullet>
      <text:list-level-style-bullet text:level="2" text:style-name="WW8Num38z1" style:num-suffix="." text:bullet-char="o">
        <style:list-level-properties text:space-before="0.9472in" text:min-label-width="0.25in"/>
        <style:text-properties style:font-name="Courier New1"/>
      </text:list-level-style-bullet>
      <text:list-level-style-bullet text:level="3" text:style-name="WW8Num38z2" style:num-suffix="." text:bullet-char="">
        <style:list-level-properties text:space-before="1.4472in" text:min-label-width="0.25in"/>
        <style:text-properties style:font-name="Wingdings"/>
      </text:list-level-style-bullet>
      <text:list-level-style-bullet text:level="4" text:style-name="WW8Num38z3" style:num-suffix="." text:bullet-char="">
        <style:list-level-properties text:space-before="1.9472in" text:min-label-width="0.25in"/>
        <style:text-properties style:font-name="Symbol"/>
      </text:list-level-style-bullet>
      <text:list-level-style-bullet text:level="5" text:style-name="WW8Num38z1" style:num-suffix="." text:bullet-char="o">
        <style:list-level-properties text:space-before="2.4472in" text:min-label-width="0.25in"/>
        <style:text-properties style:font-name="Courier New1"/>
      </text:list-level-style-bullet>
      <text:list-level-style-bullet text:level="6" text:style-name="WW8Num38z2" style:num-suffix="." text:bullet-char="">
        <style:list-level-properties text:space-before="2.9472in" text:min-label-width="0.25in"/>
        <style:text-properties style:font-name="Wingdings"/>
      </text:list-level-style-bullet>
      <text:list-level-style-bullet text:level="7" text:style-name="WW8Num38z3" style:num-suffix="." text:bullet-char="">
        <style:list-level-properties text:space-before="3.4472in" text:min-label-width="0.25in"/>
        <style:text-properties style:font-name="Symbol"/>
      </text:list-level-style-bullet>
      <text:list-level-style-bullet text:level="8" text:style-name="WW8Num38z1" style:num-suffix="." text:bullet-char="o">
        <style:list-level-properties text:space-before="3.9472in" text:min-label-width="0.25in"/>
        <style:text-properties style:font-name="Courier New1"/>
      </text:list-level-style-bullet>
      <text:list-level-style-bullet text:level="9" text:style-name="WW8Num38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bullet text:level="1" text:style-name="WW8Num39z0" style:num-suffix="." text:bullet-char="">
        <style:list-level-properties text:space-before="0.25in" text:min-label-width="0.25in"/>
        <style:text-properties style:font-name="Wingdings"/>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0"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0"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3484in" text:min-label-width="0.25in"/>
        <style:text-properties style:font-name="Wingdings"/>
      </text:list-level-style-bullet>
      <text:list-level-style-number text:level="2" style:num-suffix="." style:num-format="a" style:num-letter-sync="true">
        <style:list-level-properties text:space-before="0.8484in" text:min-label-width="0.25in"/>
      </text:list-level-style-number>
      <text:list-level-style-number text:level="3" style:num-suffix="." style:num-format="i">
        <style:list-level-properties text:min-label-width="1.5984in" text:min-label-distance="0.1252in" fo:text-align="end"/>
      </text:list-level-style-number>
      <text:list-level-style-number text:level="4" style:num-suffix="." style:num-format="1">
        <style:list-level-properties text:space-before="1.8484in" text:min-label-width="0.25in"/>
      </text:list-level-style-number>
      <text:list-level-style-number text:level="5" style:num-suffix="." style:num-format="a" style:num-letter-sync="true">
        <style:list-level-properties text:space-before="2.3484in" text:min-label-width="0.25in"/>
      </text:list-level-style-number>
      <text:list-level-style-number text:level="6" style:num-suffix="." style:num-format="i">
        <style:list-level-properties text:min-label-width="3.0984in" text:min-label-distance="0.1252in" fo:text-align="end"/>
      </text:list-level-style-number>
      <text:list-level-style-number text:level="7" style:num-suffix="." style:num-format="1">
        <style:list-level-properties text:space-before="3.3484in" text:min-label-width="0.25in"/>
      </text:list-level-style-number>
      <text:list-level-style-number text:level="8" style:num-suffix="." style:num-format="a" style:num-letter-sync="true">
        <style:list-level-properties text:space-before="3.8484in" text:min-label-width="0.25in"/>
      </text:list-level-style-number>
      <text:list-level-style-number text:level="9" style:num-suffix="." style:num-format="i">
        <style:list-level-properties text:min-label-width="4.5984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min-label-width="0.2756in"/>
        <style:text-properties style:font-name="Symbol"/>
      </text:list-level-style-bullet>
      <text:list-level-style-bullet text:level="2" text:style-name="WW8Num42z1" style:num-suffix="." text:bullet-char="">
        <style:list-level-properties text:space-before="0.276in" text:min-label-width="0.2756in"/>
        <style:text-properties style:font-name="Wingdings"/>
      </text:list-level-style-bullet>
      <text:list-level-style-bullet text:level="3" text:style-name="WW8Num42z2" style:num-suffix="." text:bullet-char="">
        <style:list-level-properties text:space-before="0.5516in" text:min-label-width="0.2756in"/>
        <style:text-properties style:font-name="Symbol"/>
      </text:list-level-style-bullet>
      <text:list-level-style-bullet text:level="4" text:style-name="WW8Num42z1" style:num-suffix="." text:bullet-char="">
        <style:list-level-properties text:space-before="0.8272in" text:min-label-width="0.2756in"/>
        <style:text-properties style:font-name="Wingdings"/>
      </text:list-level-style-bullet>
      <text:list-level-style-bullet text:level="5" text:style-name="WW8Num42z1" style:num-suffix="." text:bullet-char="">
        <style:list-level-properties text:space-before="1.1028in" text:min-label-width="0.2756in"/>
        <style:text-properties style:font-name="Wingdings"/>
      </text:list-level-style-bullet>
      <text:list-level-style-bullet text:level="6" text:style-name="WW8Num42z1" style:num-suffix="." text:bullet-char="">
        <style:list-level-properties text:space-before="1.3783in" text:min-label-width="0.2752in"/>
        <style:text-properties style:font-name="Wingdings"/>
      </text:list-level-style-bullet>
      <text:list-level-style-bullet text:level="7" text:style-name="WW8Num42z1" style:num-suffix="." text:bullet-char="">
        <style:list-level-properties text:space-before="1.6535in" text:min-label-width="0.2756in"/>
        <style:text-properties style:font-name="Wingdings"/>
      </text:list-level-style-bullet>
      <text:list-level-style-bullet text:level="8" text:style-name="WW8Num42z1" style:num-suffix="." text:bullet-char="">
        <style:list-level-properties text:space-before="1.9291in" text:min-label-width="0.2756in"/>
        <style:text-properties style:font-name="Wingdings"/>
      </text:list-level-style-bullet>
      <text:list-level-style-bullet text:level="9" text:style-name="WW8Num42z8" style:num-suffix="." text:bullet-char="">
        <style:list-level-properties text:space-before="2.2051in" text:min-label-width="0.2756in"/>
        <style:text-properties style:font-name="Symbol"/>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number text:level="1" style:num-suffix="." style:num-format="1">
        <style:list-level-properties text:space-before="0.3484in" text:min-label-width="0.25in"/>
      </text:list-level-style-number>
      <text:list-level-style-number text:level="2" style:num-suffix="." style:num-format="a" style:num-letter-sync="true">
        <style:list-level-properties text:space-before="0.8484in" text:min-label-width="0.25in"/>
      </text:list-level-style-number>
      <text:list-level-style-number text:level="3" style:num-suffix="." style:num-format="i">
        <style:list-level-properties text:min-label-width="1.5984in" text:min-label-distance="0.1252in" fo:text-align="end"/>
      </text:list-level-style-number>
      <text:list-level-style-number text:level="4" style:num-suffix="." style:num-format="1">
        <style:list-level-properties text:space-before="1.8484in" text:min-label-width="0.25in"/>
      </text:list-level-style-number>
      <text:list-level-style-number text:level="5" style:num-suffix="." style:num-format="a" style:num-letter-sync="true">
        <style:list-level-properties text:space-before="2.3484in" text:min-label-width="0.25in"/>
      </text:list-level-style-number>
      <text:list-level-style-number text:level="6" style:num-suffix="." style:num-format="i">
        <style:list-level-properties text:min-label-width="3.0984in" text:min-label-distance="0.1252in" fo:text-align="end"/>
      </text:list-level-style-number>
      <text:list-level-style-number text:level="7" style:num-suffix="." style:num-format="1">
        <style:list-level-properties text:space-before="3.3484in" text:min-label-width="0.25in"/>
      </text:list-level-style-number>
      <text:list-level-style-number text:level="8" style:num-suffix="." style:num-format="a" style:num-letter-sync="true">
        <style:list-level-properties text:space-before="3.8484in" text:min-label-width="0.25in"/>
      </text:list-level-style-number>
      <text:list-level-style-number text:level="9" style:num-suffix="." style:num-format="i">
        <style:list-level-properties text:min-label-width="4.5984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o">
        <style:list-level-properties text:space-before="1.4772in" text:min-label-width="0.25in"/>
        <style:text-properties style:font-name="Courier New1"/>
      </text:list-level-style-bullet>
      <text:list-level-style-bullet text:level="2" text:style-name="WW8Num44z0" style:num-suffix="." text:bullet-char="o">
        <style:list-level-properties text:space-before="1.1445in" text:min-label-width="0.25in"/>
        <style:text-properties style:font-name="Courier New1"/>
      </text:list-level-style-bullet>
      <text:list-level-style-bullet text:level="3" text:style-name="WW8Num44z2" style:num-suffix="." text:bullet-char="">
        <style:list-level-properties text:space-before="1.6445in" text:min-label-width="0.25in"/>
        <style:text-properties style:font-name="Wingdings"/>
      </text:list-level-style-bullet>
      <text:list-level-style-bullet text:level="4" text:style-name="WW8Num44z3" style:num-suffix="." text:bullet-char="">
        <style:list-level-properties text:space-before="2.1445in" text:min-label-width="0.25in"/>
        <style:text-properties style:font-name="Symbol"/>
      </text:list-level-style-bullet>
      <text:list-level-style-bullet text:level="5" text:style-name="WW8Num44z0" style:num-suffix="." text:bullet-char="o">
        <style:list-level-properties text:space-before="2.6445in" text:min-label-width="0.25in"/>
        <style:text-properties style:font-name="Courier New1"/>
      </text:list-level-style-bullet>
      <text:list-level-style-bullet text:level="6" text:style-name="WW8Num44z2" style:num-suffix="." text:bullet-char="">
        <style:list-level-properties text:space-before="3.1445in" text:min-label-width="0.25in"/>
        <style:text-properties style:font-name="Wingdings"/>
      </text:list-level-style-bullet>
      <text:list-level-style-bullet text:level="7" text:style-name="WW8Num44z3" style:num-suffix="." text:bullet-char="">
        <style:list-level-properties text:space-before="3.6445in" text:min-label-width="0.25in"/>
        <style:text-properties style:font-name="Symbol"/>
      </text:list-level-style-bullet>
      <text:list-level-style-bullet text:level="8" text:style-name="WW8Num44z0" style:num-suffix="." text:bullet-char="o">
        <style:list-level-properties text:space-before="4.1445in" text:min-label-width="0.25in"/>
        <style:text-properties style:font-name="Courier New1"/>
      </text:list-level-style-bullet>
      <text:list-level-style-bullet text:level="9" text:style-name="WW8Num44z2" style:num-suffix="." text:bullet-char="">
        <style:list-level-properties text:space-before="4.64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7425in" text:min-label-width="0.25in"/>
        <style:text-properties style:font-name="Symbol"/>
      </text:list-level-style-bullet>
      <text:list-level-style-bullet text:level="2" text:style-name="WW8Num46z1" style:num-suffix="." text:bullet-char="o">
        <style:list-level-properties text:space-before="1.2425in" text:min-label-width="0.25in"/>
        <style:text-properties style:font-name="Courier New1"/>
      </text:list-level-style-bullet>
      <text:list-level-style-bullet text:level="3" text:style-name="WW8Num46z2" style:num-suffix="." text:bullet-char="">
        <style:list-level-properties text:space-before="1.7425in" text:min-label-width="0.25in"/>
        <style:text-properties style:font-name="Wingdings"/>
      </text:list-level-style-bullet>
      <text:list-level-style-bullet text:level="4" text:style-name="WW8Num46z0" style:num-suffix="." text:bullet-char="">
        <style:list-level-properties text:space-before="2.2425in" text:min-label-width="0.25in"/>
        <style:text-properties style:font-name="Symbol"/>
      </text:list-level-style-bullet>
      <text:list-level-style-bullet text:level="5" text:style-name="WW8Num46z1" style:num-suffix="." text:bullet-char="o">
        <style:list-level-properties text:space-before="2.7425in" text:min-label-width="0.25in"/>
        <style:text-properties style:font-name="Courier New1"/>
      </text:list-level-style-bullet>
      <text:list-level-style-bullet text:level="6" text:style-name="WW8Num46z2" style:num-suffix="." text:bullet-char="">
        <style:list-level-properties text:space-before="3.2425in" text:min-label-width="0.25in"/>
        <style:text-properties style:font-name="Wingdings"/>
      </text:list-level-style-bullet>
      <text:list-level-style-bullet text:level="7" text:style-name="WW8Num46z0" style:num-suffix="." text:bullet-char="">
        <style:list-level-properties text:space-before="3.7425in" text:min-label-width="0.25in"/>
        <style:text-properties style:font-name="Symbol"/>
      </text:list-level-style-bullet>
      <text:list-level-style-bullet text:level="8" text:style-name="WW8Num46z1" style:num-suffix="." text:bullet-char="o">
        <style:list-level-properties text:space-before="4.2425in" text:min-label-width="0.25in"/>
        <style:text-properties style:font-name="Courier New1"/>
      </text:list-level-style-bullet>
      <text:list-level-style-bullet text:level="9" text:style-name="WW8Num46z2" style:num-suffix="." text:bullet-char="">
        <style:list-level-properties text:space-before="4.7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6437in" text:min-label-width="0.25in"/>
        <style:text-properties style:font-name="Wingdings"/>
      </text:list-level-style-bullet>
      <text:list-level-style-bullet text:level="2" text:style-name="WW8Num48z1" style:num-suffix="." text:bullet-char="o">
        <style:list-level-properties text:space-before="1.1437in" text:min-label-width="0.25in"/>
        <style:text-properties style:font-name="Courier New1"/>
      </text:list-level-style-bullet>
      <text:list-level-style-bullet text:level="3" text:style-name="WW8Num48z0" style:num-suffix="." text:bullet-char="">
        <style:list-level-properties text:space-before="1.6437in" text:min-label-width="0.25in"/>
        <style:text-properties style:font-name="Wingdings"/>
      </text:list-level-style-bullet>
      <text:list-level-style-bullet text:level="4" text:style-name="WW8Num48z3" style:num-suffix="." text:bullet-char="">
        <style:list-level-properties text:space-before="2.1437in" text:min-label-width="0.25in"/>
        <style:text-properties style:font-name="Symbol"/>
      </text:list-level-style-bullet>
      <text:list-level-style-bullet text:level="5" text:style-name="WW8Num48z1" style:num-suffix="." text:bullet-char="o">
        <style:list-level-properties text:space-before="2.6437in" text:min-label-width="0.25in"/>
        <style:text-properties style:font-name="Courier New1"/>
      </text:list-level-style-bullet>
      <text:list-level-style-bullet text:level="6" text:style-name="WW8Num48z0" style:num-suffix="." text:bullet-char="">
        <style:list-level-properties text:space-before="3.1437in" text:min-label-width="0.25in"/>
        <style:text-properties style:font-name="Wingdings"/>
      </text:list-level-style-bullet>
      <text:list-level-style-bullet text:level="7" text:style-name="WW8Num48z3" style:num-suffix="." text:bullet-char="">
        <style:list-level-properties text:space-before="3.6437in" text:min-label-width="0.25in"/>
        <style:text-properties style:font-name="Symbol"/>
      </text:list-level-style-bullet>
      <text:list-level-style-bullet text:level="8" text:style-name="WW8Num48z1" style:num-suffix="." text:bullet-char="o">
        <style:list-level-properties text:space-before="4.1437in" text:min-label-width="0.25in"/>
        <style:text-properties style:font-name="Courier New1"/>
      </text:list-level-style-bullet>
      <text:list-level-style-bullet text:level="9" text:style-name="WW8Num48z0" style:num-suffix="." text:bullet-char="">
        <style:list-level-properties text:space-before="4.643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style style:name="Table13" style:family="table">
      <style:table-properties style:width="6.8979in" table:align="margins" style:writing-mode="lr-tb"/>
    </style:style>
    <style:style style:name="Table13.A" style:family="table-column">
      <style:table-column-properties style:column-width="0.9847in" style:rel-column-width="1418*"/>
    </style:style>
    <style:style style:name="Table13.B" style:family="table-column">
      <style:table-column-properties style:column-width="1.3118in" style:rel-column-width="1889*"/>
    </style:style>
    <style:style style:name="Table13.C" style:family="table-column">
      <style:table-column-properties style:column-width="1.1486in" style:rel-column-width="1654*"/>
    </style:style>
    <style:style style:name="Table13.D" style:family="table-column">
      <style:table-column-properties style:column-width="0.5917in" style:rel-column-width="852*"/>
    </style:style>
    <style:style style:name="Table13.E" style:family="table-column">
      <style:table-column-properties style:column-width="0.5569in" style:rel-column-width="802*"/>
    </style:style>
    <style:style style:name="Table13.F" style:family="table-column">
      <style:table-column-properties style:column-width="0.7222in" style:rel-column-width="1040*"/>
    </style:style>
    <style:style style:name="Table13.H" style:family="table-column">
      <style:table-column-properties style:column-width="0.5972in" style:rel-column-width="860*"/>
    </style:style>
    <style:style style:name="Table13.1" style:family="table-row">
      <style:table-row-properties style:min-row-height="0.8292in" style:keep-together="false" fo:keep-together="always"/>
    </style:style>
    <style:style style:name="Table13.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13.F1" style:family="table-cell">
      <style:table-cell-properties style:vertical-align="middle" fo:padding-left="0.0486in" fo:padding-right="0.0486in" fo:padding-top="0in" fo:padding-bottom="0in" fo:border="0.0069in solid #000000" style:writing-mode="lr-tb"/>
    </style:style>
    <style:style style:name="Table13.2" style:family="table-row">
      <style:table-row-properties style:row-height="5.5125in" style:keep-together="false" fo:keep-together="always"/>
    </style:style>
    <style:style style:name="Table13.A2" style:family="table-cell">
      <style:table-cell-properties style:vertical-align="top" fo:padding-left="0.0486in" fo:padding-right="0.0486in" fo:padding-top="0in" fo:padding-bottom="0in" fo:border="0.0069in solid #000000" style:writing-mode="lr-tb"/>
    </style:style>
    <style:style style:name="Table13.3" style:family="table-row">
      <style:table-row-properties style:min-row-height="1.0194in" style:keep-together="false" fo:keep-together="always"/>
    </style:style>
    <style:style style:name="Table13.A3"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13.D3" style:family="table-cell">
      <style:table-cell-properties style:vertical-align="top" fo:padding-left="0.0486in" fo:padding-right="0.0486in" fo:padding-top="0in" fo:padding-bottom="0in" fo:border-left="none" fo:border-right="0.0069in solid #000000" fo:border-top="0.0069in solid #000000" fo:border-bottom="0.0069in solid #000000" style:writing-mode="lr-tb"/>
    </style:style>
    <style:style style:name="Table13.4" style:family="table-row">
      <style:table-row-properties style:min-row-height="1.0181in" style:keep-together="false" fo:keep-together="always"/>
    </style:style>
    <style:style style:name="Table13.6" style:family="table-row">
      <style:table-row-properties style:row-height="0.4167in" style:keep-together="false" fo:keep-together="always"/>
    </style:style>
    <style:style style:name="Table13.B6" style:family="table-cell">
      <style:table-cell-properties style:vertical-align="middle" fo:padding-left="0.0486in" fo:padding-right="0.0486in" fo:padding-top="0in" fo:padding-bottom="0in" fo:border-left="none" fo:border-right="none" fo:border-top="0.0069in solid #000000" fo:border-bottom="0.0069in solid #000000" style:writing-mode="lr-tb"/>
    </style:style>
    <style:style style:name="Table13.H6" style:family="table-cell">
      <style:table-cell-properties style:vertical-align="middle" fo:padding-left="0.0486in" fo:padding-right="0.0486in" fo:padding-top="0in" fo:padding-bottom="0in" fo:border-left="none" fo:border-right="0.0069in solid #000000" fo:border-top="0.0069in solid #000000" fo:border-bottom="0.0069in solid #000000" style:writing-mode="lr-tb"/>
    </style:style>
    <style:style style:name="Table12" style:family="table">
      <style:table-properties style:width="6.909in" table:align="center" style:writing-mode="lr-tb"/>
    </style:style>
    <style:style style:name="Table12.A" style:family="table-column">
      <style:table-column-properties style:column-width="1.8813in"/>
    </style:style>
    <style:style style:name="Table12.B" style:family="table-column">
      <style:table-column-properties style:column-width="5.0278in"/>
    </style:style>
    <style:style style:name="Table12.1" style:family="table-row">
      <style:table-row-properties style:keep-together="false" fo:keep-together="always"/>
    </style:style>
    <style:style style:name="Table12.A1" style:family="table-cell">
      <style:table-cell-properties style:vertical-align="top" fo:padding="0in" fo:border-left="0.0069in solid #000000" fo:border-right="none" fo:border-top="0.0069in solid #000000" fo:border-bottom="0.0069in solid #000000" style:writing-mode="lr-tb"/>
    </style:style>
    <style:style style:name="Table12.B1" style:family="table-cell">
      <style:table-cell-properties style:vertical-align="middle" fo:padding="0in" fo:border="0.0069in solid #000000" style:writing-mode="lr-tb"/>
    </style:style>
    <style:style style:name="Table12.2" style:family="table-row">
      <style:table-row-properties style:keep-together="false" fo:keep-together="always"/>
    </style:style>
    <style:style style:name="Table12.A2" style:family="table-cell">
      <style:table-cell-properties style:vertical-align="middle" fo:padding="0in" fo:border-left="0.0069in solid #000000" fo:border-right="none" fo:border-top="0.0069in solid #000000" fo:border-bottom="0.0069in solid #000000" style:writing-mode="lr-tb"/>
    </style:style>
    <style:style style:name="Table12.B2.1" style:family="table-column">
      <style:table-column-properties style:column-width="0.7854in"/>
    </style:style>
    <style:style style:name="Table12.B2.2" style:family="table-column">
      <style:table-column-properties style:column-width="1.4771in"/>
    </style:style>
    <style:style style:name="Table12.B2.3" style:family="table-column">
      <style:table-column-properties style:column-width="0.5903in"/>
    </style:style>
    <style:style style:name="Table12.B2.4" style:family="table-column">
      <style:table-column-properties style:column-width="0.3938in"/>
    </style:style>
    <style:style style:name="Table12.B2.5" style:family="table-column">
      <style:table-column-properties style:column-width="0.591in"/>
    </style:style>
    <style:style style:name="Table12.B2.6" style:family="table-column">
      <style:table-column-properties style:column-width="0.4917in"/>
    </style:style>
    <style:style style:name="Table12.B2.7" style:family="table-column">
      <style:table-column-properties style:column-width="0.6986in"/>
    </style:style>
    <style:style style:name="Table12.B2.7.1" style:family="table-cell">
      <style:table-cell-properties style:vertical-align="top" fo:padding="0in" fo:border-left="0.0069in solid #000000" fo:border-right="0.0069in solid #000000" fo:border-top="none" fo:border-bottom="0.0069in solid #000000" style:writing-mode="lr-tb"/>
    </style:style>
    <style:style style:name="Table12.B2.7.2" style:family="table-cell">
      <style:table-cell-properties style:vertical-align="middle" fo:padding="0in" fo:border-left="0.0069in solid #000000" fo:border-right="0.0069in solid #000000" fo:border-top="none" fo:border-bottom="0.0069in solid #000000" style:writing-mode="lr-tb"/>
    </style:style>
    <style:style style:name="Table15" style:family="table">
      <style:table-properties style:width="6.8979in" table:align="margins" style:writing-mode="lr-tb"/>
    </style:style>
    <style:style style:name="Table15.A" style:family="table-column">
      <style:table-column-properties style:column-width="2.4278in" style:rel-column-width="3496*"/>
    </style:style>
    <style:style style:name="Table15.B" style:family="table-column">
      <style:table-column-properties style:column-width="2.4285in" style:rel-column-width="3497*"/>
    </style:style>
    <style:style style:name="Table15.C" style:family="table-column">
      <style:table-column-properties style:column-width="2.0417in" style:rel-column-width="2940*"/>
    </style:style>
    <style:style style:name="Table15.1" style:family="table-row">
      <style:table-row-properties style:min-row-height="0.8382in" style:keep-together="false" fo:keep-together="always"/>
    </style:style>
    <style:style style:name="Table15.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15.C1" style:family="table-cell">
      <style:table-cell-properties style:vertical-align="middle" fo:padding-left="0.0486in" fo:padding-right="0.0486in" fo:padding-top="0in" fo:padding-bottom="0in" fo:border="0.0069in solid #000000" style:writing-mode="lr-tb"/>
    </style:style>
    <style:style style:name="Table14" style:family="table">
      <style:table-properties style:width="6.909in" table:align="center" style:writing-mode="lr-tb"/>
    </style:style>
    <style:style style:name="Table14.A" style:family="table-column">
      <style:table-column-properties style:column-width="1.8813in"/>
    </style:style>
    <style:style style:name="Table14.B" style:family="table-column">
      <style:table-column-properties style:column-width="0.7854in"/>
    </style:style>
    <style:style style:name="Table14.C" style:family="table-column">
      <style:table-column-properties style:column-width="1.4771in"/>
    </style:style>
    <style:style style:name="Table14.D" style:family="table-column">
      <style:table-column-properties style:column-width="0.5903in"/>
    </style:style>
    <style:style style:name="Table14.E" style:family="table-column">
      <style:table-column-properties style:column-width="0.3938in"/>
    </style:style>
    <style:style style:name="Table14.F" style:family="table-column">
      <style:table-column-properties style:column-width="0.591in"/>
    </style:style>
    <style:style style:name="Table14.G" style:family="table-column">
      <style:table-column-properties style:column-width="0.4917in"/>
    </style:style>
    <style:style style:name="Table14.H" style:family="table-column">
      <style:table-column-properties style:column-width="0.6986in"/>
    </style:style>
    <style:style style:name="Table14.1" style:family="table-row">
      <style:table-row-properties style:keep-together="false" fo:keep-together="always"/>
    </style:style>
    <style:style style:name="Table14.A1" style:family="table-cell">
      <style:table-cell-properties style:vertical-align="middle" fo:padding="0in" fo:border-left="0.0069in solid #000000" fo:border-right="none" fo:border-top="0.0069in solid #000000" fo:border-bottom="0.0069in solid #000000" style:writing-mode="lr-tb"/>
    </style:style>
    <style:style style:name="Table14.H1" style:family="table-cell">
      <style:table-cell-properties style:vertical-align="middle" fo:padding="0in" fo:border="0.0069in solid #000000" style:writing-mode="lr-tb"/>
    </style:style>
    <style:style style:name="Table17" style:family="table">
      <style:table-properties style:width="6.8979in" table:align="margins" style:writing-mode="lr-tb"/>
    </style:style>
    <style:style style:name="Table17.A" style:family="table-column">
      <style:table-column-properties style:column-width="2.4278in" style:rel-column-width="3496*"/>
    </style:style>
    <style:style style:name="Table17.B" style:family="table-column">
      <style:table-column-properties style:column-width="2.4285in" style:rel-column-width="3497*"/>
    </style:style>
    <style:style style:name="Table17.C" style:family="table-column">
      <style:table-column-properties style:column-width="2.0417in" style:rel-column-width="2940*"/>
    </style:style>
    <style:style style:name="Table17.1" style:family="table-row">
      <style:table-row-properties style:min-row-height="0.8382in" style:keep-together="false" fo:keep-together="always"/>
    </style:style>
    <style:style style:name="Table17.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17.C1" style:family="table-cell">
      <style:table-cell-properties style:vertical-align="middle" fo:padding-left="0.0486in" fo:padding-right="0.0486in" fo:padding-top="0in" fo:padding-bottom="0in" fo:border="0.0069in solid #000000" style:writing-mode="lr-tb"/>
    </style:style>
    <style:style style:name="Table16" style:family="table">
      <style:table-properties style:width="6.909in" table:align="center" style:writing-mode="lr-tb"/>
    </style:style>
    <style:style style:name="Table16.A" style:family="table-column">
      <style:table-column-properties style:column-width="1.8813in"/>
    </style:style>
    <style:style style:name="Table16.B" style:family="table-column">
      <style:table-column-properties style:column-width="0.7854in"/>
    </style:style>
    <style:style style:name="Table16.C" style:family="table-column">
      <style:table-column-properties style:column-width="1.4771in"/>
    </style:style>
    <style:style style:name="Table16.D" style:family="table-column">
      <style:table-column-properties style:column-width="0.5903in"/>
    </style:style>
    <style:style style:name="Table16.E" style:family="table-column">
      <style:table-column-properties style:column-width="0.3938in"/>
    </style:style>
    <style:style style:name="Table16.F" style:family="table-column">
      <style:table-column-properties style:column-width="0.591in"/>
    </style:style>
    <style:style style:name="Table16.G" style:family="table-column">
      <style:table-column-properties style:column-width="0.4917in"/>
    </style:style>
    <style:style style:name="Table16.H" style:family="table-column">
      <style:table-column-properties style:column-width="0.6986in"/>
    </style:style>
    <style:style style:name="Table16.1" style:family="table-row">
      <style:table-row-properties style:keep-together="false" fo:keep-together="always"/>
    </style:style>
    <style:style style:name="Table16.A1" style:family="table-cell">
      <style:table-cell-properties style:vertical-align="middle" fo:padding="0in" fo:border-left="0.0069in solid #000000" fo:border-right="none" fo:border-top="0.0069in solid #000000" fo:border-bottom="0.0069in solid #000000" style:writing-mode="lr-tb"/>
    </style:style>
    <style:style style:name="Table16.H1" style:family="table-cell">
      <style:table-cell-properties style:vertical-align="middle" fo:padding="0in" fo:border="0.0069in solid #000000" style:writing-mode="lr-tb"/>
    </style:style>
    <style:style style:name="Table19" style:family="table">
      <style:table-properties style:width="6.8979in" table:align="margins" style:writing-mode="lr-tb"/>
    </style:style>
    <style:style style:name="Table19.A" style:family="table-column">
      <style:table-column-properties style:column-width="2.4278in" style:rel-column-width="3496*"/>
    </style:style>
    <style:style style:name="Table19.B" style:family="table-column">
      <style:table-column-properties style:column-width="2.4285in" style:rel-column-width="3497*"/>
    </style:style>
    <style:style style:name="Table19.C" style:family="table-column">
      <style:table-column-properties style:column-width="2.0417in" style:rel-column-width="2940*"/>
    </style:style>
    <style:style style:name="Table19.1" style:family="table-row">
      <style:table-row-properties style:min-row-height="0.8382in" style:keep-together="false" fo:keep-together="always"/>
    </style:style>
    <style:style style:name="Table19.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19.C1" style:family="table-cell">
      <style:table-cell-properties style:vertical-align="middle" fo:padding-left="0.0486in" fo:padding-right="0.0486in" fo:padding-top="0in" fo:padding-bottom="0in" fo:border="0.0069in solid #000000" style:writing-mode="lr-tb"/>
    </style:style>
    <style:style style:name="Table18" style:family="table">
      <style:table-properties style:width="6.909in" table:align="center" style:writing-mode="lr-tb"/>
    </style:style>
    <style:style style:name="Table18.A" style:family="table-column">
      <style:table-column-properties style:column-width="1.8813in"/>
    </style:style>
    <style:style style:name="Table18.B" style:family="table-column">
      <style:table-column-properties style:column-width="0.7854in"/>
    </style:style>
    <style:style style:name="Table18.C" style:family="table-column">
      <style:table-column-properties style:column-width="1.4771in"/>
    </style:style>
    <style:style style:name="Table18.D" style:family="table-column">
      <style:table-column-properties style:column-width="0.5903in"/>
    </style:style>
    <style:style style:name="Table18.E" style:family="table-column">
      <style:table-column-properties style:column-width="0.3938in"/>
    </style:style>
    <style:style style:name="Table18.F" style:family="table-column">
      <style:table-column-properties style:column-width="0.591in"/>
    </style:style>
    <style:style style:name="Table18.G" style:family="table-column">
      <style:table-column-properties style:column-width="0.4917in"/>
    </style:style>
    <style:style style:name="Table18.H" style:family="table-column">
      <style:table-column-properties style:column-width="0.6986in"/>
    </style:style>
    <style:style style:name="Table18.1" style:family="table-row">
      <style:table-row-properties style:keep-together="false" fo:keep-together="always"/>
    </style:style>
    <style:style style:name="Table18.A1" style:family="table-cell">
      <style:table-cell-properties style:vertical-align="middle" fo:padding="0in" fo:border-left="0.0069in solid #000000" fo:border-right="none" fo:border-top="0.0069in solid #000000" fo:border-bottom="0.0069in solid #000000" style:writing-mode="lr-tb"/>
    </style:style>
    <style:style style:name="Table18.H1" style:family="table-cell">
      <style:table-cell-properties style:vertical-align="middle" fo:padding="0in" fo:border="0.0069in solid #000000" style:writing-mode="lr-tb"/>
    </style:style>
    <style:style style:name="P1" style:family="paragraph" style:parent-style-name="Standard">
      <style:paragraph-properties fo:margin-top="0in" fo:margin-bottom="0in" fo:text-align="start" style:justify-single-word="false" style:snap-to-layout-grid="false"/>
    </style:style>
    <style:style style:name="P2" style:family="paragraph" style:parent-style-name="Standard">
      <style:paragraph-properties fo:margin-top="0in" fo:margin-bottom="0in" fo:text-align="center" style:justify-single-word="false" style:snap-to-layout-grid="false"/>
    </style:style>
    <style:style style:name="P3" style:family="paragraph" style:parent-style-name="Standard">
      <style:paragraph-properties fo:margin-top="0in" fo:margin-bottom="0in" fo:text-align="center" style:justify-single-word="false" style:snap-to-layout-grid="false"/>
      <style:text-properties fo:font-size="9pt" style:font-size-asian="9pt"/>
    </style:style>
    <style:style style:name="P4" style:family="paragraph" style:parent-style-name="Standard">
      <style:paragraph-properties fo:text-align="start" style:justify-single-word="false" style:snap-to-layout-grid="false">
        <style:tab-stops>
          <style:tab-stop style:position="6.6457in" style:type="right"/>
        </style:tab-stops>
      </style:paragraph-properties>
      <style:text-properties fo:font-weight="bold" style:font-weight-asian="bold"/>
    </style:style>
    <style:style style:name="P5" style:family="paragraph" style:parent-style-name="Standard">
      <style:paragraph-properties fo:margin-left="0.1591in" fo:margin-right="0in" fo:margin-top="0.0417in" fo:margin-bottom="0.0417in" fo:text-align="start" style:justify-single-word="false" fo:text-indent="0in" style:auto-text-indent="false" style:snap-to-layout-grid="false">
        <style:tab-stops>
          <style:tab-stop style:position="1.3402in"/>
        </style:tab-stops>
      </style:paragraph-properties>
      <style:text-properties fo:font-size="7pt" fo:language="en" fo:country="GB" style:font-size-asian="7pt"/>
    </style:style>
    <style:style style:name="P6" style:family="paragraph" style:parent-style-name="Standard">
      <style:paragraph-properties fo:margin-left="0.1591in" fo:margin-right="0in" fo:margin-top="0.0417in" fo:margin-bottom="0.0417in" fo:text-align="start" style:justify-single-word="false" fo:text-indent="0in" style:auto-text-indent="false">
        <style:tab-stops>
          <style:tab-stop style:position="1.3402in"/>
        </style:tab-stops>
      </style:paragraph-properties>
    </style:style>
    <style:style style:name="P7" style:family="paragraph" style:parent-style-name="Standard">
      <style:paragraph-properties fo:margin-left="0.1575in" fo:margin-right="0in" fo:margin-top="0in" fo:margin-bottom="0in" fo:text-align="start" style:justify-single-word="false" fo:text-indent="0in" style:auto-text-indent="false" style:snap-to-layout-grid="false">
        <style:tab-stops>
          <style:tab-stop style:position="1.3402in"/>
        </style:tab-stops>
      </style:paragraph-properties>
      <style:text-properties fo:font-size="6pt" style:font-size-asian="6pt"/>
    </style:style>
    <style:style style:name="P8" style:family="paragraph" style:parent-style-name="Standard">
      <style:paragraph-properties fo:margin-left="0.1575in" fo:margin-right="0in" fo:margin-top="0in" fo:margin-bottom="0in" fo:text-align="start" style:justify-single-word="false" fo:text-indent="0in" style:auto-text-indent="false">
        <style:tab-stops>
          <style:tab-stop style:position="1.3402in"/>
        </style:tab-stops>
      </style:paragraph-properties>
      <style:text-properties fo:font-size="6pt" fo:font-style="italic" style:font-size-asian="6pt" style:font-style-asian="italic"/>
    </style:style>
    <style:style style:name="P9" style:family="paragraph" style:parent-style-name="Standard">
      <style:paragraph-properties fo:margin-left="0.1492in" fo:margin-right="0in" fo:margin-top="0in" fo:margin-bottom="0in" fo:text-align="start" style:justify-single-word="false" fo:text-indent="0in" style:auto-text-indent="false" style:snap-to-layout-grid="false"/>
      <style:text-properties fo:font-size="6pt" fo:language="en" fo:country="GB" style:font-size-asian="6pt"/>
    </style:style>
    <style:style style:name="P10" style:family="paragraph" style:parent-style-name="Standard">
      <style:paragraph-properties fo:margin-top="0in" fo:margin-bottom="0in" fo:text-align="center" style:justify-single-word="false" style:snap-to-layout-grid="false"/>
      <style:text-properties fo:font-size="9pt" fo:language="en" fo:country="GB" style:font-size-asian="9pt"/>
    </style:style>
    <style:style style:name="P11" style:family="paragraph" style:parent-style-name="Standard">
      <style:paragraph-properties fo:margin-left="0.1591in" fo:margin-right="0in" fo:margin-top="0.0417in" fo:margin-bottom="0.0417in" fo:text-align="start" style:justify-single-word="false" fo:text-indent="0in" style:auto-text-indent="false" style:snap-to-layout-grid="false">
        <style:tab-stops>
          <style:tab-stop style:position="1.3402in"/>
        </style:tab-stops>
      </style:paragraph-properties>
    </style:style>
    <style:style style:name="P12" style:family="paragraph" style:parent-style-name="Footer">
      <style:paragraph-properties fo:margin-top="0.028in" fo:margin-bottom="0in" style:snap-to-layout-grid="false"/>
      <style:text-properties fo:text-transform="uppercase" fo:language="en" fo:country="US"/>
    </style:style>
    <style:style style:name="P13" style:family="paragraph" style:parent-style-name="Footer">
      <style:text-properties fo:text-transform="uppercase" fo:language="en" fo:country="US"/>
    </style:style>
    <style:style style:name="P14" style:family="paragraph" style:parent-style-name="Footer">
      <style:paragraph-properties style:snap-to-layout-grid="false"/>
      <style:text-properties fo:text-transform="uppercase"/>
    </style:style>
    <style:style style:name="P15" style:family="paragraph" style:parent-style-name="Footer">
      <style:paragraph-properties style:snap-to-layout-grid="false"/>
      <style:text-properties fo:font-size="10pt" fo:font-weight="bold" style:font-size-asian="10pt" style:font-weight-asian="bold"/>
    </style:style>
    <style:style style:name="P16" style:family="paragraph" style:parent-style-name="Footer">
      <style:paragraph-properties style:snap-to-layout-grid="false"/>
      <style:text-properties fo:font-size="6pt" style:font-size-asian="6pt"/>
    </style:style>
    <style:style style:name="P17" style:family="paragraph" style:parent-style-name="Footer">
      <style:paragraph-properties fo:margin-top="0.0835in" fo:margin-bottom="0.028in" style:snap-to-layout-grid="false"/>
      <style:text-properties fo:font-size="6pt" style:font-size-asian="6pt"/>
    </style:style>
    <style:style style:name="P18" style:family="paragraph" style:parent-style-name="Footer">
      <style:paragraph-properties fo:margin-top="0in" fo:margin-bottom="0in" style:snap-to-layout-grid="false"/>
      <style:text-properties fo:language="en" fo:country="GB" fo:font-weight="bold" style:font-weight-asian="bold"/>
    </style:style>
    <style:style style:name="P19" style:family="paragraph" style:parent-style-name="Footer">
      <style:paragraph-properties fo:margin-top="0in" fo:margin-bottom="0in" style:snap-to-layout-grid="false"/>
      <style:text-properties fo:font-weight="bold" style:font-weight-asian="bold"/>
    </style:style>
    <style:style style:name="P20" style:family="paragraph" style:parent-style-name="Footer">
      <style:paragraph-properties fo:margin-top="0in" fo:margin-bottom="0in" style:snap-to-layout-grid="false"/>
    </style:style>
    <style:style style:name="P21" style:family="paragraph" style:parent-style-name="Footer">
      <style:paragraph-properties style:snap-to-layout-grid="false"/>
    </style:style>
    <style:style style:name="P22" style:family="paragraph" style:parent-style-name="Footer">
      <style:paragraph-properties fo:margin-left="-0.1972in" fo:margin-right="0in" fo:margin-top="0.028in" fo:margin-bottom="0in" fo:text-align="start" style:justify-single-word="false" fo:text-indent="0in" style:auto-text-indent="false">
        <style:tab-stops>
          <style:tab-stop style:position="3.15in" style:type="center"/>
          <style:tab-stop style:position="6.6937in" style:type="right"/>
        </style:tab-stops>
      </style:paragraph-properties>
      <style:text-properties fo:font-size="6pt" style:font-size-asian="6pt"/>
    </style:style>
    <style:style style:name="P23" style:family="paragraph" style:parent-style-name="Footer">
      <style:paragraph-properties fo:margin-left="-0.1972in" fo:margin-right="0in" fo:margin-top="0in" fo:margin-bottom="0in" fo:text-align="start" style:justify-single-word="false" fo:text-indent="0in" style:auto-text-indent="false">
        <style:tab-stops>
          <style:tab-stop style:position="3.15in" style:type="center"/>
          <style:tab-stop style:position="6.6937in" style:type="right"/>
        </style:tab-stops>
      </style:paragraph-properties>
    </style:style>
    <style:style style:name="P24" style:family="paragraph" style:parent-style-name="Standard">
      <style:paragraph-properties fo:margin-top="0in" fo:margin-bottom="0in" fo:text-align="center" style:justify-single-word="false" style:snap-to-layout-grid="false"/>
      <style:text-properties fo:font-size="14pt" style:font-size-asian="14pt"/>
    </style:style>
    <style:style style:name="P25" style:family="paragraph" style:parent-style-name="Footer">
      <style:paragraph-properties style:snap-to-layout-grid="false"/>
      <style:text-properties fo:font-weight="bold" style:font-weight-asian="bold"/>
    </style:style>
    <style:style style:name="P26" style:family="paragraph" style:parent-style-name="Footer">
      <style:paragraph-properties style:snap-to-layout-grid="false"/>
      <style:text-properties fo:language="en" fo:country="GB" fo:font-weight="bold" style:font-weight-asian="bold"/>
    </style:style>
    <style:style style:name="P27" style:family="paragraph" style:parent-style-name="Footer">
      <style:paragraph-properties fo:margin-left="-0.1972in" fo:margin-right="0in" fo:margin-top="0.028in" fo:margin-bottom="0in" fo:text-align="start" style:justify-single-word="false" fo:text-indent="0in" style:auto-text-indent="false">
        <style:tab-stops>
          <style:tab-stop style:position="3.2484in" style:type="center"/>
          <style:tab-stop style:position="6.5957in" style:type="right"/>
        </style:tab-stops>
      </style:paragraph-properties>
    </style:style>
    <style:style style:name="P28" style:family="paragraph" style:parent-style-name="Footer">
      <style:paragraph-properties fo:margin-left="-0.1972in" fo:margin-right="0in" fo:margin-top="0in" fo:margin-bottom="0in" fo:text-align="start" style:justify-single-word="false" fo:text-indent="0in" style:auto-text-indent="false">
        <style:tab-stops>
          <style:tab-stop style:position="3.2484in" style:type="center"/>
          <style:tab-stop style:position="6.5957in" style:type="right"/>
        </style:tab-stops>
      </style:paragraph-properties>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name-complex="Arial" style:font-size-complex="11pt"/>
    </style:style>
    <style:style style:name="T3" style:family="text">
      <style:text-properties fo:font-size="7pt" fo:language="en" fo:country="GB" style:font-size-asian="7pt"/>
    </style:style>
    <style:style style:name="T4" style:family="text">
      <style:text-properties fo:font-size="7pt" fo:language="en" fo:country="GB" fo:font-style="italic" style:font-size-asian="7pt" style:font-style-asian="italic"/>
    </style:style>
    <style:style style:name="T5" style:family="text">
      <style:text-properties fo:language="en" fo:country="GB"/>
    </style:style>
    <style:style style:name="T6" style:family="text">
      <style:text-properties fo:font-size="8pt" fo:language="en" fo:country="GB" style:font-size-asian="8pt"/>
    </style:style>
    <style:style style:name="T7" style:family="text">
      <style:text-properties fo:font-size="7pt" style:font-size-asian="7pt"/>
    </style:style>
    <style:style style:name="T8" style:family="text">
      <style:text-properties fo:font-size="7pt" fo:font-style="italic" style:font-size-asian="7pt" style:font-style-asian="italic"/>
    </style:style>
    <style:style style:name="T9" style:family="text">
      <style:text-properties fo:font-size="9pt" style:font-size-asian="9pt"/>
    </style:style>
    <style:style style:name="T10" style:family="text">
      <style:text-properties fo:font-weight="bold" style:font-weight-asian="bold"/>
    </style:style>
    <style:style style:name="T11" style:family="text">
      <style:text-properties fo:font-size="6pt" fo:language="en" fo:country="GB" style:font-size-asian="6pt"/>
    </style:style>
    <style:style style:name="T12" style:family="text">
      <style:text-properties fo:font-size="6pt" fo:language="en" fo:country="GB" fo:font-style="italic" style:font-size-asian="6pt" style:font-style-asian="italic"/>
    </style:style>
    <style:style style:name="T13" style:family="text">
      <style:text-properties fo:language="en" fo:country="GB" fo:font-weight="bold" style:font-weight-asian="bold"/>
    </style:style>
    <style:style style:name="T14" style:family="text">
      <style:text-properties fo:font-size="10pt" fo:font-weight="bold" style:font-size-asian="10pt" style:font-weight-asian="bold"/>
    </style:style>
    <style:style style:name="T15" style:family="text">
      <style:text-properties fo:font-size="6pt" fo:language="en" fo:country="US" style:font-size-asian="6pt"/>
    </style:style>
    <style:style style:name="T16" style:family="text">
      <style:text-properties fo:font-size="6pt" style:font-size-asian="6pt"/>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3173in 0in 1.3799in)" draw:luminance="0%" draw:contrast="0%" draw:red="0%" draw:green="0%" draw:blue="0%" draw:gamma="100%" draw:color-inversion="false" draw:image-opacity="100%" draw:color-mode="standard"/>
    </style:style>
    <style:page-layout style:name="pm1">
      <style:page-layout-properties fo:page-width="8.2673in" fo:page-height="11.6925in" style:num-format="i" style:print-orientation="portrait" fo:margin-top="0.3937in" fo:margin-bottom="0.1972in" fo:margin-left="0.9846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svg:height="1.0236in" fo:margin-bottom="0.9846in" style:dynamic-spacing="false"/>
      </style:header-style>
      <style:footer-style>
        <style:header-footer-properties fo:min-height="1.2201in" fo:margin-top="1.1811in" style:dynamic-spacing="true"/>
      </style:footer-style>
    </style:page-layout>
    <style:page-layout style:name="pm2">
      <style:page-layout-properties fo:page-width="8.2673in" fo:page-height="11.6925in" style:num-format="i" style:print-orientation="portrait" fo:margin-top="0.3937in" fo:margin-bottom="0.1972in" fo:margin-left="0.9846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svg:height="1.0634in" fo:margin-bottom="1.0244in" style:dynamic-spacing="false"/>
      </style:header-style>
      <style:footer-style>
        <style:header-footer-properties fo:min-height="0.5902in" fo:margin-top="0.5516in" style:dynamic-spacing="true"/>
      </style:footer-style>
    </style:page-layout>
    <style:page-layout style:name="pm3">
      <style:page-layout-properties fo:page-width="8.2673in" fo:page-height="11.6925in" style:num-format="1" style:print-orientation="portrait" fo:margin-top="0.3937in" fo:margin-bottom="0.1972in" fo:margin-left="0.9846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svg:height="1.0634in" fo:margin-bottom="1.0244in" style:dynamic-spacing="false"/>
      </style:header-style>
      <style:footer-style>
        <style:header-footer-properties fo:min-height="0.5902in" fo:margin-top="0.5516in" style:dynamic-spacing="true"/>
      </style:footer-style>
    </style:page-layout>
  </office:automatic-styles>
  <office:master-styles>
    <style:master-page style:name="Standard" style:page-layout-name="pm1">
      <style:header>
        <text:tracked-changes>
          <text:changed-region text:id="ct144180552">
            <text:deletion>
              <office:change-info>
                <dc:creator>Franck Théveneau</dc:creator>
                <dc:date>2007-06-13T13:49:00</dc:date>
              </office:change-info>
              <text:p text:style-name="P1"><text:span text:style-name="T10">0</text:span></text:p>
            </text:deletion>
          </text:changed-region>
          <text:changed-region text:id="ct144179272">
            <text:insertion>
              <office:change-info>
                <dc:creator>Franck Théveneau</dc:creator>
                <dc:date>2007-06-13T13:49:00</dc:date>
              </office:change-info>
            </text:insertion>
          </text:changed-region>
          <text:changed-region text:id="ct144180360">
            <text:insertion>
              <office:change-info>
                <dc:creator>Franck Théveneau</dc:creator>
                <dc:date>2007-06-13T13:49:00</dc:date>
              </office:change-info>
            </text:insertion>
          </text:changed-region>
          <text:changed-region text:id="ct144180968">
            <text:deletion>
              <office:change-info>
                <dc:creator>Franck Théveneau</dc:creator>
                <dc:date>2007-06-13T13:49:00</dc:date>
              </office:change-info>
              <text:p text:style-name="P1"><text:span text:style-name="T10">12</text:span></text:p>
            </text:deletion>
          </text:changed-region>
          <text:changed-region text:id="ct144180456">
            <text:insertion>
              <office:change-info>
                <dc:creator>Franck Théveneau</dc:creator>
                <dc:date>2007-06-13T13:49:00</dc:date>
              </office:change-info>
            </text:insertion>
          </text:changed-region>
          <text:changed-region text:id="ct144181096">
            <text:deletion>
              <office:change-info>
                <dc:creator>Franck Théveneau</dc:creator>
                <dc:date>2007-06-13T13:49:00</dc:date>
              </office:change-info>
              <text:p text:style-name="P1"><text:span text:style-name="T10">6</text:span></text:p>
            </text:deletion>
          </text:changed-region>
        </text:tracked-changes>
        <text:p text:style-name="Header"><draw:frame draw:style-name="fr1" draw:name="Frame1" text:anchor-type="paragraph" svg:width="6.898in" draw:z-index="5"><draw:text-box fo:min-height="0.0161in"><table:table table:name="Table13" table:style-name="Table13"><table:table-column table:style-name="Table13.A"/><table:table-column table:style-name="Table13.B"/><table:table-column table:style-name="Table13.C"/><table:table-column table:style-name="Table13.D"/><table:table-column table:style-name="Table13.E"/><table:table-column table:style-name="Table13.F"/><table:table-column table:style-name="Table13.A"/><table:table-column table:style-name="Table13.H"/><table:table-row table:style-name="Table13.1"><table:table-cell table:style-name="Table13.A1" table:number-columns-spanned="2" office:value-type="string"><text:p text:style-name="P1"><draw:frame draw:style-name="fr2" draw:name="graphics3" text:anchor-type="as-char" svg:width="2.222in" svg:height="0.5598in" draw:z-index="8"><draw:image xlink:href="Pictures/100000000000024F0000009588CE2955.jpg" xlink:type="simple" xlink:show="embed" xlink:actuate="onLoad"/></draw:frame></text:p></table:table-cell><table:covered-table-cell/><table:table-cell table:style-name="Table13.A1" table:number-columns-spanned="3" office:value-type="string"><text:p text:style-name="P2"><text:span text:style-name="T1">MA</text:span><text:span text:style-name="T2">Î</text:span><text:span text:style-name="T1">TRISE D’ŒUVRE<text:line-break/>INDUSTRIELLE D’ENSEMBLE<text:line-break/>DE LA F</text:span><text:span text:style-name="T2">É</text:span><text:span text:style-name="T1">D</text:span><text:span text:style-name="T2">É</text:span><text:span text:style-name="T1">RATION<text:line-break/>DES SIC TERRE</text:span></text:p></table:table-cell><table:covered-table-cell/><table:covered-table-cell/><table:table-cell table:style-name="Table13.F1" table:number-columns-spanned="3" office:value-type="string"><text:p text:style-name="P3"><draw:frame draw:style-name="fr3" draw:name="graphics4" text:anchor-type="as-char" svg:width="1.2945in" svg:height="0.9445in" draw:z-index="9"><draw:image xlink:href="Pictures/100002010000073A000003B1EF4556FB.png" xlink:type="simple" xlink:show="embed" xlink:actuate="onLoad"/></draw:frame></text:p></table:table-cell><table:covered-table-cell/><table:covered-table-cell/></table:table-row><table:table-row table:style-name="Table13.2"><table:table-cell table:style-name="Table13.A2" table:number-columns-spanned="8" office:value-type="string"><text:p text:style-name="P4"/></table:table-cell><table:covered-table-cell/><table:covered-table-cell/><table:covered-table-cell/><table:covered-table-cell/><table:covered-table-cell/><table:covered-table-cell/><table:covered-table-cell/></table:table-row><table:table-row table:style-name="Table13.3"><table:table-cell table:style-name="Table13.A3" table:number-columns-spanned="3" office:value-type="string"><text:p text:style-name="P5"/><text:p text:style-name="P6"><text:span text:style-name="T3">Rédigé par / </text:span><text:span text:style-name="T4">Written by</text:span><text:span text:style-name="T3"> : </text:span><text:span text:style-name="T5">F. Théveneau</text:span></text:p><text:p text:style-name="P6"><text:span text:style-name="T3">Service / </text:span><text:span text:style-name="T4">Department</text:span><text:span text:style-name="T3"> : </text:span><text:span text:style-name="T5">THALES</text:span></text:p><text:p text:style-name="P6"><text:span text:style-name="T3">Signature / </text:span><text:span text:style-name="T4">Sign</text:span><text:span text:style-name="T3"> :</text:span></text:p></table:table-cell><table:covered-table-cell/><table:covered-table-cell/><table:table-cell table:style-name="Table13.D3" table:number-columns-spanned="5" office:value-type="string"><text:p text:style-name="P5"/><text:p text:style-name="P6"><text:span text:style-name="T3">Nom / </text:span><text:span text:style-name="T4">Name</text:span><text:span text:style-name="T3"> :</text:span><text:span text:style-name="T6"> </text:span><text:span text:style-name="T5">F. Martin</text:span></text:p><text:p text:style-name="P6"><text:span text:style-name="T3">Service / </text:span><text:span text:style-name="T4">Department</text:span><text:span text:style-name="T3"> : </text:span><text:span text:style-name="T5">EADS</text:span></text:p><text:p text:style-name="P6"><text:span text:style-name="T3">Signature / </text:span><text:span text:style-name="T4">Sign</text:span><text:span text:style-name="T3"> : </text:span></text:p></table:table-cell><table:covered-table-cell/><table:covered-table-cell/><table:covered-table-cell/><table:covered-table-cell/></table:table-row><table:table-row table:style-name="Table13.4"><table:table-cell table:style-name="Table13.A3" table:number-columns-spanned="3" office:value-type="string"><text:p text:style-name="P5"/><text:p text:style-name="P6"><text:span text:style-name="T7">Approuvé par / </text:span><text:span text:style-name="T8">Approved by</text:span><text:span text:style-name="T7"> :</text:span><text:span text:style-name="T9"> </text:span>J-B. Michel</text:p><text:p text:style-name="P6"><text:span text:style-name="T3">Service / </text:span><text:span text:style-name="T4">Department</text:span><text:span text:style-name="T3"> :</text:span><text:span text:style-name="T6"> </text:span><text:span text:style-name="T5">THALES</text:span></text:p><text:p text:style-name="P6"><text:span text:style-name="T3">Signature / </text:span><text:span text:style-name="T4">Sign</text:span><text:span text:style-name="T3"> :</text:span></text:p></table:table-cell><table:covered-table-cell/><table:covered-table-cell/><table:table-cell table:style-name="Table13.D3" table:number-columns-spanned="5" office:value-type="string"><text:p text:style-name="P5"/><text:p text:style-name="P6"><text:span text:style-name="T3">Nom / </text:span><text:span text:style-name="T4">Name</text:span><text:span text:style-name="T3"> : </text:span></text:p><text:p text:style-name="P6"><text:span text:style-name="T3">Service / </text:span><text:span text:style-name="T4">Department</text:span><text:span text:style-name="T3"> : </text:span></text:p><text:p text:style-name="P6"><text:span text:style-name="T3">Signature / </text:span><text:span text:style-name="T4">Sign</text:span></text:p></table:table-cell><table:covered-table-cell/><table:covered-table-cell/><table:covered-table-cell/><table:covered-table-cell/></table:table-row><table:table-row table:style-name="Table13.4"><table:table-cell table:style-name="Table13.A3" table:number-columns-spanned="3" office:value-type="string"><text:p text:style-name="P5"/><text:p text:style-name="P6"><text:span text:style-name="T3">Autorisé par / </text:span><text:span text:style-name="T4">Authorized by</text:span><text:span text:style-name="T3"> : </text:span><text:span text:style-name="T5">G. Delfour</text:span></text:p><text:p text:style-name="P6"><text:span text:style-name="T3">Service / </text:span><text:span text:style-name="T4">Department</text:span><text:span text:style-name="T3"> :</text:span><text:span text:style-name="T6"> </text:span><text:span text:style-name="T5">THALES</text:span></text:p><text:p text:style-name="P6"><text:span text:style-name="T7">Signature / </text:span><text:span text:style-name="T8">Sign</text:span><text:span text:style-name="T7"> :</text:span></text:p></table:table-cell><table:covered-table-cell/><table:covered-table-cell/><table:table-cell table:style-name="Table13.D3" table:number-columns-spanned="5" office:value-type="string"><text:p text:style-name="P5"/><text:p text:style-name="P6"><text:span text:style-name="T3">Nom / </text:span><text:span text:style-name="T4">Name</text:span><text:span text:style-name="T3"> : </text:span><text:span text:style-name="T5">I. Rello</text:span></text:p><text:p text:style-name="P6"><text:span text:style-name="T3">Service / </text:span><text:span text:style-name="T4">Department</text:span><text:span text:style-name="T3"> : </text:span><text:span text:style-name="T5">EADS</text:span></text:p><text:p text:style-name="P6"><text:span text:style-name="T7">Signature / </text:span><text:span text:style-name="T8">Sign</text:span></text:p></table:table-cell><table:covered-table-cell/><table:covered-table-cell/><table:covered-table-cell/><table:covered-table-cell/></table:table-row><table:table-row table:style-name="Table13.6"><table:table-cell table:style-name="Table13.A1" office:value-type="string"><text:p text:style-name="P7">Date de l'édition :</text:p><text:p text:style-name="P8">Issue date</text:p></table:table-cell><table:table-cell table:style-name="Table13.B6" table:number-columns-spanned="2" office:value-type="string"><text:p text:style-name="P1"><text:change text:change-id="ct144180552"/><text:span text:style-name="T10">1</text:span><text:change-start text:change-id="ct144179272"/><text:span text:style-name="T10">5</text:span><text:change-end text:change-id="ct144179272"/><text:span text:style-name="T10">/</text:span><text:change-start text:change-id="ct144180360"/><text:span text:style-name="T10">06</text:span><text:change-end text:change-id="ct144180360"/><text:change text:change-id="ct144180968"/><text:span text:style-name="T10">/0</text:span><text:change-start text:change-id="ct144180456"/><text:span text:style-name="T10">7</text:span><text:change-end text:change-id="ct144180456"/><text:change text:change-id="ct144181096"/></text:p></table:table-cell><table:covered-table-cell/><table:table-cell table:style-name="Table13.A1" office:value-type="string"><text:p text:style-name="P9">Archive :</text:p></table:table-cell><table:table-cell table:style-name="Table13.B6" table:number-columns-spanned="2" office:value-type="string"><text:p text:style-name="P10">BP MOIE</text:p></table:table-cell><table:covered-table-cell/><table:table-cell table:style-name="Table13.A1" office:value-type="string"><text:p text:style-name="P11"><text:span text:style-name="T11">Total pages :<text:line-break/></text:span><text:span text:style-name="T12">Number of page</text:span></text:p></table:table-cell><table:table-cell table:style-name="Table13.H6" office:value-type="string"><text:p text:style-name="P2"><text:span text:style-name="Page_20_Number"><text:span text:style-name="T10"><text:page-count style:num-format="1">22</text:page-count></text:span></text:span></text:p></table:table-cell></table:table-row></table:table></draw:text-box></draw:frame></text:p>
      </style:header>
      <style:footer>
        <text:tracked-changes>
          <text:changed-region text:id="ct143870504">
            <text:insertion>
              <office:change-info>
                <dc:creator>Franck Théveneau</dc:creator>
                <dc:date>2007-06-13T13:49:00</dc:date>
              </office:change-info>
            </text:insertion>
          </text:changed-region>
          <text:changed-region text:id="ct143869984">
            <text:deletion>
              <office:change-info>
                <dc:creator>Franck Théveneau</dc:creator>
                <dc:date>2007-06-13T13:49:00</dc:date>
              </office:change-info>
              <text:p text:style-name="P20"><text:span text:style-name="T13">D</text:span></text:p>
            </text:deletion>
          </text:changed-region>
        </text:tracked-changes>
        <table:table table:name="Table12" table:style-name="Table12">
          <table:table-column table:style-name="Table12.A"/>
          <table:table-column table:style-name="Table12.B"/>
          <table:table-row table:style-name="Table12.1">
            <table:table-cell table:style-name="Table12.A1" office:value-type="string">
              <text:p text:style-name="P12">Classification société</text:p>
              <text:p text:style-name="P13">Clearance level</text:p>
            </table:table-cell>
            <table:table-cell table:style-name="Table12.B1" office:value-type="string">
              <text:p text:style-name="P14">Références du document / Document references</text:p>
            </table:table-cell>
          </table:table-row>
          <table:table-row table:style-name="Table12.2">
            <table:table-cell table:style-name="Table12.A2" office:value-type="string">
              <text:p text:style-name="P15">NON PROTEGE</text:p>
            </table:table-cell>
            <table:table-cell>
              <table:table table:is-sub-table="true">
                <table:table-column table:style-name="Table12.B2.1"/>
                <table:table-column table:style-name="Table12.B2.2"/>
                <table:table-column table:style-name="Table12.B2.3"/>
                <table:table-column table:style-name="Table12.B2.4"/>
                <table:table-column table:style-name="Table12.B2.5"/>
                <table:table-column table:style-name="Table12.B2.6"/>
                <table:table-column table:style-name="Table12.B2.7"/>
                <table:table-row table:style-name="Table12.1">
                  <table:table-cell table:style-name="Table12.A1" office:value-type="string">
                    <text:p text:style-name="P16">Code Fabricant<text:line-break/>Manufacturer. Code</text:p>
                  </table:table-cell>
                  <table:table-cell table:style-name="Table12.A1" office:value-type="string">
                    <text:p text:style-name="P17">Numéro / Number</text:p>
                  </table:table-cell>
                  <table:table-cell table:style-name="Table12.A1" office:value-type="string">
                    <text:p text:style-name="P16">Code Doc.<text:line-break/>Doc. Code</text:p>
                  </table:table-cell>
                  <table:table-cell table:style-name="Table12.A1" office:value-type="string">
                    <text:p text:style-name="P16">Tome<text:line-break/>Volume</text:p>
                  </table:table-cell>
                  <table:table-cell table:style-name="Table12.A1" office:value-type="string">
                    <text:p text:style-name="P16">Indice<text:line-break/>Revision index</text:p>
                  </table:table-cell>
                  <table:table-cell table:style-name="Table12.A1" office:value-type="string">
                    <text:p text:style-name="P16">Langue<text:line-break/>Language</text:p>
                  </table:table-cell>
                  <table:table-cell table:style-name="Table12.B2.7.1" office:value-type="string">
                    <text:p text:style-name="P16">Page</text:p>
                  </table:table-cell>
                </table:table-row>
                <table:table-row table:style-name="Table12.1">
                  <table:table-cell table:style-name="Table12.A2" office:value-type="string">
                    <text:p text:style-name="P18">F 0057</text:p>
                  </table:table-cell>
                  <table:table-cell table:style-name="Table12.A2" office:value-type="string">
                    <text:p text:style-name="P18">61 646 768</text:p>
                  </table:table-cell>
                  <table:table-cell table:style-name="Table12.A2" office:value-type="string">
                    <text:p text:style-name="P19">587</text:p>
                  </table:table-cell>
                  <table:table-cell table:style-name="Table12.A2" office:value-type="string">
                    <text:p text:style-name="P18">6</text:p>
                  </table:table-cell>
                  <table:table-cell table:style-name="Table12.A2" office:value-type="string">
                    <text:p text:style-name="P20"><text:change-start text:change-id="ct143870504"/><text:span text:style-name="T13">E</text:span><text:change-end text:change-id="ct143870504"/><text:change text:change-id="ct143869984"/></text:p>
                  </table:table-cell>
                  <table:table-cell table:style-name="Table12.A2" office:value-type="string">
                    <text:p text:style-name="P18">Fr</text:p>
                  </table:table-cell>
                  <table:table-cell table:style-name="Table12.B2.7.2" office:value-type="string">
                    <text:p text:style-name="P21"><text:span text:style-name="Page_20_Number"><text:span text:style-name="T14"><text:page-number text:select-page="current">16</text:page-number></text:span></text:span></text:p>
                  </table:table-cell>
                </table:table-row>
              </table:table>
            </table:table-cell>
          </table:table-row>
        </table:table>
        <text:p text:style-name="P22">CE DOCUMENT EST LA PROPRIETE COMMUNE DE THALES &amp; EADS. IL NE PEUT ETRE COMMUNIQUE A DES TIERS SANS AUTORISATION ECRITE PREALABLE<text:tab/>WW</text:p>
        <text:p text:style-name="P23"><text:span text:style-name="T15">THIS DOCUMENT IS </text:span><text:span text:style-name="T11">THALES &amp; EADS</text:span><text:span text:style-name="T15"> PROPERTY. IT CANNOT BE DISCLOSED TO ANY PARTY WITHOUT PREVIOUS WRITTEN AUTHORISATION.<text:tab/>MOIE-A.DOT</text:span></text:p>
      </style:footer>
    </style:master-page>
    <style:master-page style:name="Convert_20_1" style:display-name="Convert 1" style:page-layout-name="pm2">
      <style:header>
        <text:p text:style-name="Header"><draw:frame draw:style-name="fr1" draw:name="Frame2" text:anchor-type="paragraph" svg:width="6.898in" draw:z-index="4"><draw:text-box fo:min-height="0.0161in"><table:table table:name="Table15" table:style-name="Table15"><table:table-column table:style-name="Table15.A"/><table:table-column table:style-name="Table15.B"/><table:table-column table:style-name="Table15.C"/><table:table-row table:style-name="Table15.1"><table:table-cell table:style-name="Table15.A1" office:value-type="string"><text:p text:style-name="P24"><draw:frame draw:style-name="fr2" draw:name="graphics5" text:anchor-type="as-char" svg:width="2.3283in" svg:height="0.5866in" draw:z-index="12"><draw:image xlink:href="Pictures/100000000000024F0000009588CE2955.jpg" xlink:type="simple" xlink:show="embed" xlink:actuate="onLoad"/></draw:frame></text:p></table:table-cell><table:table-cell table:style-name="Table15.A1" office:value-type="string"><text:p text:style-name="P2"><text:span text:style-name="T1">MA</text:span><text:span text:style-name="T2">Î</text:span><text:span text:style-name="T1">TRISE D’ŒUVRE<text:line-break/>INDUSTRIELLE D’ENSEMBLE<text:line-break/>DE LA F</text:span><text:span text:style-name="T2">É</text:span><text:span text:style-name="T1">D</text:span><text:span text:style-name="T2">É</text:span><text:span text:style-name="T1">RATION<text:line-break/>DES SIC TERRE</text:span></text:p></table:table-cell><table:table-cell table:style-name="Table15.C1" office:value-type="string"><text:p text:style-name="P3"><draw:frame draw:style-name="fr3" draw:name="graphics6" text:anchor-type="as-char" svg:width="1.2945in" svg:height="0.9445in" draw:z-index="15"><draw:image xlink:href="Pictures/100002010000073A000003B1EF4556FB.png" xlink:type="simple" xlink:show="embed" xlink:actuate="onLoad"/></draw:frame></text:p></table:table-cell></table:table-row></table:table></draw:text-box></draw:frame></text:p>
      </style:header>
      <style:footer>
        <text:tracked-changes>
          <text:changed-region text:id="ct144065000">
            <text:insertion>
              <office:change-info>
                <dc:creator>Franck Théveneau</dc:creator>
                <dc:date>2007-06-13T13:49:00</dc:date>
              </office:change-info>
            </text:insertion>
          </text:changed-region>
          <text:changed-region text:id="ct144065096">
            <text:deletion>
              <office:change-info>
                <dc:creator>Franck Théveneau</dc:creator>
                <dc:date>2007-06-13T13:49:00</dc:date>
              </office:change-info>
              <text:p text:style-name="P21"><text:span text:style-name="T10">D</text:span></text:p>
            </text:deletion>
          </text:changed-region>
        </text:tracked-changes>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style-name="Table14.1">
            <table:table-cell table:style-name="Table14.A1" office:value-type="string">
              <text:p text:style-name="P15">NON PROTEGE</text:p>
            </table:table-cell>
            <table:table-cell table:style-name="Table14.A1" office:value-type="string">
              <text:p text:style-name="P25">F 0057</text:p>
            </table:table-cell>
            <table:table-cell table:style-name="Table14.A1" office:value-type="string">
              <text:p text:style-name="P18">61 646 768</text:p>
            </table:table-cell>
            <table:table-cell table:style-name="Table14.A1" office:value-type="string">
              <text:p text:style-name="P19">587</text:p>
            </table:table-cell>
            <table:table-cell table:style-name="Table14.A1" office:value-type="string">
              <text:p text:style-name="P25">6</text:p>
            </table:table-cell>
            <table:table-cell table:style-name="Table14.A1" office:value-type="string">
              <text:p text:style-name="P21"><text:change-start text:change-id="ct144065000"/><text:span text:style-name="T10">E</text:span><text:change-end text:change-id="ct144065000"/><text:change text:change-id="ct144065096"/></text:p>
            </table:table-cell>
            <table:table-cell table:style-name="Table14.A1" office:value-type="string">
              <text:p text:style-name="P25">Fr</text:p>
            </table:table-cell>
            <table:table-cell table:style-name="Table14.H1" office:value-type="string">
              <text:p text:style-name="P21"><text:span text:style-name="Page_20_Number"><text:span text:style-name="T14"><text:page-number text:select-page="current">16</text:page-number></text:span></text:span></text:p>
            </table:table-cell>
          </table:table-row>
        </table:table>
        <text:p text:style-name="P22">CE DOCUMENT EST LA PROPRIETE COMMUNE DE THALES &amp; EADS. IL NE PEUT ETRE COMMUNIQUE A DES TIERS SANS AUTORISATION ECRITE PREALABLE<text:tab/>WW</text:p>
        <text:p text:style-name="P23"><text:span text:style-name="T15">THIS DOCUMENT IS </text:span><text:span text:style-name="T11">THALES &amp; EADS</text:span><text:span text:style-name="T15"> PROPERTY. IT CANNOT BE DISCLOSED TO ANY PARTY WITHOUT PREVIOUS WRITTEN AUTHORISATION.<text:tab/>MOIE-A.DOT</text:span></text:p>
      </style:footer>
    </style:master-page>
    <style:master-page style:name="Convert_20_2" style:display-name="Convert 2" style:page-layout-name="pm2">
      <style:header>
        <text:p text:style-name="Header"><draw:frame draw:style-name="fr1" draw:name="Frame3" text:anchor-type="paragraph" svg:width="6.898in" draw:z-index="17"><draw:text-box fo:min-height="0.0161in"><table:table table:name="Table17" table:style-name="Table17"><table:table-column table:style-name="Table17.A"/><table:table-column table:style-name="Table17.B"/><table:table-column table:style-name="Table17.C"/><table:table-row table:style-name="Table17.1"><table:table-cell table:style-name="Table17.A1" office:value-type="string"><text:p text:style-name="P24"><draw:frame draw:style-name="fr2" draw:name="graphics7" text:anchor-type="as-char" svg:width="2.3283in" svg:height="0.5866in" draw:z-index="19"><draw:image xlink:href="Pictures/100000000000024F0000009588CE2955.jpg" xlink:type="simple" xlink:show="embed" xlink:actuate="onLoad"/></draw:frame></text:p></table:table-cell><table:table-cell table:style-name="Table17.A1" office:value-type="string"><text:p text:style-name="P2"><text:span text:style-name="T1">MA</text:span><text:span text:style-name="T2">Î</text:span><text:span text:style-name="T1">TRISE D’ŒUVRE<text:line-break/>INDUSTRIELLE D’ENSEMBLE<text:line-break/>DE LA F</text:span><text:span text:style-name="T2">É</text:span><text:span text:style-name="T1">D</text:span><text:span text:style-name="T2">É</text:span><text:span text:style-name="T1">RATION<text:line-break/>DES SIC TERRE</text:span></text:p></table:table-cell><table:table-cell table:style-name="Table17.C1" office:value-type="string"><text:p text:style-name="P3"><draw:frame draw:style-name="fr3" draw:name="graphics8" text:anchor-type="as-char" svg:width="1.2945in" svg:height="0.9445in" draw:z-index="18"><draw:image xlink:href="Pictures/100002010000073A000003B1EF4556FB.png" xlink:type="simple" xlink:show="embed" xlink:actuate="onLoad"/></draw:frame></text:p></table:table-cell></table:table-row></table:table></draw:text-box></draw:frame></text:p>
      </style:header>
      <style:footer>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style-name="Table16.1">
            <table:table-cell table:style-name="Table16.A1" office:value-type="string">
              <text:p text:style-name="P15">NON PROTEGE</text:p>
            </table:table-cell>
            <table:table-cell table:style-name="Table16.A1" office:value-type="string">
              <text:p text:style-name="P25">F 0057</text:p>
            </table:table-cell>
            <table:table-cell table:style-name="Table16.A1" office:value-type="string">
              <text:p text:style-name="P18">61 646 768</text:p>
            </table:table-cell>
            <table:table-cell table:style-name="Table16.A1" office:value-type="string">
              <text:p text:style-name="P19">587</text:p>
            </table:table-cell>
            <table:table-cell table:style-name="Table16.A1" office:value-type="string">
              <text:p text:style-name="P25">6</text:p>
            </table:table-cell>
            <table:table-cell table:style-name="Table16.A1" office:value-type="string">
              <text:p text:style-name="P21"><text:span text:style-name="T10">ED</text:span></text:p>
            </table:table-cell>
            <table:table-cell table:style-name="Table16.A1" office:value-type="string">
              <text:p text:style-name="P25">Fr</text:p>
            </table:table-cell>
            <table:table-cell table:style-name="Table16.H1" office:value-type="string">
              <text:p text:style-name="P21"><text:span text:style-name="Page_20_Number"><text:span text:style-name="T14"><text:page-number text:select-page="current">16</text:page-number></text:span></text:span></text:p>
            </table:table-cell>
          </table:table-row>
        </table:table>
        <text:p text:style-name="P22">CE DOCUMENT EST LA PROPRIETE COMMUNE DE THALES &amp; EADS. IL NE PEUT ETRE COMMUNIQUE A DES TIERS SANS AUTORISATION ECRITE PREALABLE<text:tab/>WW</text:p>
        <text:p text:style-name="P23"><text:span text:style-name="T15">THIS DOCUMENT IS </text:span><text:span text:style-name="T11">THALES &amp; EADS</text:span><text:span text:style-name="T15"> PROPERTY. IT CANNOT BE DISCLOSED TO ANY PARTY WITHOUT PREVIOUS WRITTEN AUTHORISATION.<text:tab/>MOIE-A.DOT</text:span></text:p>
      </style:footer>
    </style:master-page>
    <style:master-page style:name="Convert_20_3" style:display-name="Convert 3" style:page-layout-name="pm3">
      <style:header>
        <text:p text:style-name="Header"><draw:frame draw:style-name="fr1" draw:name="Frame4" text:anchor-type="paragraph" svg:width="6.898in" draw:z-index="35"><draw:text-box fo:min-height="0.0161in"><table:table table:name="Table19" table:style-name="Table19"><table:table-column table:style-name="Table19.A"/><table:table-column table:style-name="Table19.B"/><table:table-column table:style-name="Table19.C"/><table:table-row table:style-name="Table19.1"><table:table-cell table:style-name="Table19.A1" office:value-type="string"><text:p text:style-name="P24"><draw:frame draw:style-name="fr2" draw:name="graphics9" text:anchor-type="as-char" svg:width="2.3283in" svg:height="0.5866in" draw:z-index="67"><draw:image xlink:href="Pictures/100000000000024F0000009588CE2955.jpg" xlink:type="simple" xlink:show="embed" xlink:actuate="onLoad"/></draw:frame></text:p></table:table-cell><table:table-cell table:style-name="Table19.A1" office:value-type="string"><text:p text:style-name="P2"><text:span text:style-name="T1">MA</text:span><text:span text:style-name="T2">Î</text:span><text:span text:style-name="T1">TRISE D’ŒUVRE<text:line-break/>INDUSTRIELLE D’ENSEMBLE<text:line-break/>DE LA F</text:span><text:span text:style-name="T2">É</text:span><text:span text:style-name="T1">D</text:span><text:span text:style-name="T2">É</text:span><text:span text:style-name="T1">RATION<text:line-break/>DES SIC TERRE</text:span></text:p></table:table-cell><table:table-cell table:style-name="Table19.C1" office:value-type="string"><text:p text:style-name="P3"><draw:frame draw:style-name="fr3" draw:name="graphics10" text:anchor-type="as-char" svg:width="1.2945in" svg:height="0.9445in" draw:z-index="51"><draw:image xlink:href="Pictures/100002010000073A000003B1EF4556FB.png" xlink:type="simple" xlink:show="embed" xlink:actuate="onLoad"/></draw:frame></text:p></table:table-cell></table:table-row></table:table></draw:text-box></draw:frame></text:p>
      </style:header>
      <style:footer>
        <text:tracked-changes>
          <text:changed-region text:id="ct144192120">
            <text:insertion>
              <office:change-info>
                <dc:creator>Franck Théveneau</dc:creator>
                <dc:date>2007-06-13T13:49:00</dc:date>
              </office:change-info>
            </text:insertion>
          </text:changed-region>
          <text:changed-region text:id="ct144192216">
            <text:deletion>
              <office:change-info>
                <dc:creator>Franck Théveneau</dc:creator>
                <dc:date>2007-06-13T13:49:00</dc:date>
              </office:change-info>
              <text:p text:style-name="P21"><text:span text:style-name="T10">D</text:span></text:p>
            </text:deletion>
          </text:changed-region>
        </text:tracked-changes>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office:value-type="string">
              <text:p text:style-name="P15">NON PROTEGE</text:p>
            </table:table-cell>
            <table:table-cell table:style-name="Table18.A1" office:value-type="string">
              <text:p text:style-name="P25">F 0057</text:p>
            </table:table-cell>
            <table:table-cell table:style-name="Table18.A1" office:value-type="string">
              <text:p text:style-name="P26">61 646 768</text:p>
            </table:table-cell>
            <table:table-cell table:style-name="Table18.A1" office:value-type="string">
              <text:p text:style-name="P25">587</text:p>
            </table:table-cell>
            <table:table-cell table:style-name="Table18.A1" office:value-type="string">
              <text:p text:style-name="P25">6</text:p>
            </table:table-cell>
            <table:table-cell table:style-name="Table18.A1" office:value-type="string">
              <text:p text:style-name="P21"><text:change-start text:change-id="ct144192120"/><text:span text:style-name="T10">E</text:span><text:change-end text:change-id="ct144192120"/><text:change text:change-id="ct144192216"/></text:p>
            </table:table-cell>
            <table:table-cell table:style-name="Table18.A1" office:value-type="string">
              <text:p text:style-name="P25">Fr</text:p>
            </table:table-cell>
            <table:table-cell table:style-name="Table18.H1" office:value-type="string">
              <text:p text:style-name="P21"><text:span text:style-name="Page_20_Number"><text:span text:style-name="T14"><text:page-number text:select-page="current">16</text:page-number></text:span></text:span></text:p>
            </table:table-cell>
          </table:table-row>
        </table:table>
        <text:p text:style-name="P27"><text:span text:style-name="T16">CE DOCUMENT EST LA PROPRIETE COMMUNE DE THALES &amp; EADS. IL NE PEUT ETRE COMMUNIQUE A DES TIERS SANS AUTORISATION ECRITE PREALABLE<text:tab/>WW</text:span></text:p>
        <text:p text:style-name="P28"><text:span text:style-name="T15">THIS DOCUMENT IS </text:span><text:span text:style-name="T11">THALES &amp; EADS</text:span><text:span text:style-name="T15"> PROPERTY. IT CANNOT BE DISCLOSED TO ANY PARTY WITHOUT PREVIOUS WRITTEN AUTHORISATION.<text:tab/>MOIE-A.DO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Modéle document MOIE</dc:title>
    <meta:initial-creator>TCF</meta:initial-creator>
    <meta:creation-date>2005-06-08T12:30:00</meta:creation-date>
    <dc:creator>Franck Théveneau</dc:creator>
    <dc:date>2007-06-13T12:49:00</dc:date>
    <meta:print-date>2005-06-10T10:42:00</meta:print-date>
    <meta:editing-cycles>722</meta:editing-cycles>
    <meta:editing-duration>PT19H2M0S</meta:editing-duration>
    <meta:user-defined meta:name="Info 1"/>
    <meta:user-defined meta:name="Info 2"/>
    <meta:user-defined meta:name="Info 3"/>
    <meta:user-defined meta:name="Info 4"/>
    <meta:user-defined meta:name="Objet" meta:value-type="string">Modèle de documen technique</meta:user-defined>
    <meta:user-defined meta:name="Projet" meta:value-type="string">MOIE</meta:user-defined>
    <meta:document-statistic meta:table-count="19" meta:image-count="10" meta:object-count="1" meta:page-count="22" meta:paragraph-count="472" meta:word-count="4218" meta:character-count="270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3" style:family="graphic" style:parent-style-name="standard">
      <style:graphic-properties draw:stroke="dash" draw:stroke-dash="Dash_20_2" svg:stroke-width="0.009cm" svg:stroke-color="#0000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line-height="100%" text:enable-numbering="false" fo:text-indent="0cm"/>
    </style:style>
    <style:style style:name="P2" style:family="paragraph">
      <style:paragraph-properties style:writing-mode="lr-tb"/>
    </style:style>
    <style:style style:name="P3" style:family="paragraph">
      <style:paragraph-properties fo:margin-left="0cm" fo:margin-right="0cm" fo:line-height="100%" fo:text-align="center" text:enable-numbering="false" fo:text-indent="0cm"/>
    </style:style>
    <style:style style:name="P4" style:family="paragraph">
      <style:paragraph-properties fo:text-align="center" style:writing-mode="lr-tb"/>
      <style:text-properties fo:font-size="24pt"/>
    </style:style>
    <style:style style:name="T1" style:family="text">
      <style:text-properties fo:color="#333399" fo:font-family="'Comic Sans MS'" style:font-family-generic="script" style:font-pitch="variable" fo:font-size="14pt" style:font-size-asian="14pt" style:font-size-complex="14pt"/>
    </style:style>
    <style:style style:name="T2" style:family="text">
      <style:text-properties fo:color="#000000" fo:font-family="'Comic Sans MS'" style:font-family-generic="script" style:font-pitch="variable" fo:font-size="14pt" style:font-size-asian="14pt" style:font-size-complex="14pt"/>
    </style:style>
    <style:style style:name="T3" style:family="text">
      <style:text-properties fo:color="#000000" fo:font-family="'Courier New'" style:font-family-generic="modern" style:font-pitch="fixed" fo:font-size="16pt" fo:language="fr" fo:country="FR" fo:font-weight="bold" style:font-size-asian="16pt" style:font-weight-asian="bold" style:font-size-complex="16pt" style:font-weight-complex="bold"/>
    </style:style>
    <text:list-style style:name="L1">
      <text:list-level-style-bullet text:level="1" text:bullet-char="•">
        <style:text-properties fo:font-family="'Comic Sans MS'" style:font-family-generic="script"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draw:custom-shape draw:style-name="gr1" draw:text-style-name="P2" draw:layer="layout" svg:width="5.049cm" svg:height="0.853cm" svg:x="2.289cm" svg:y="10.627cm">
          <text:p text:style-name="P1"><text:span text:style-name="T1">1) Entité « source »</text:span></text:p>
          <draw:enhanced-geometry svg:viewBox="0 0 21600 21600" draw:type="mso-spt202" draw:enhanced-path="M 0 0 L 21600 0 21600 21600 0 21600 0 0 Z N"/>
        </draw:custom-shape>
        <draw:custom-shape draw:style-name="gr1" draw:text-style-name="P2" draw:layer="layout" svg:width="5.129cm" svg:height="1.445cm" svg:x="7.285cm" svg:y="5.49cm">
          <text:p text:style-name="P1"><text:span text:style-name="T1">2) Rôle porté par la </text:span></text:p>
          <text:p text:style-name="P1"><text:span text:style-name="T1">classe « source »</text:span></text:p>
          <draw:enhanced-geometry svg:viewBox="0 0 21600 21600" draw:type="mso-spt202" draw:enhanced-path="M 0 0 L 21600 0 21600 21600 0 21600 0 0 Z N"/>
        </draw:custom-shape>
        <draw:custom-shape draw:style-name="gr1" draw:text-style-name="P2" draw:layer="layout" svg:width="5.265cm" svg:height="2.037cm" svg:x="10.293cm" svg:y="10.689cm">
          <text:p text:style-name="P1"><text:span text:style-name="T1">3) Relation à laquelle</text:span></text:p>
          <text:p text:style-name="P1"><text:span text:style-name="T1">appartient le rôle </text:span></text:p>
          <text:p text:style-name="P1"><text:span text:style-name="T1">considéré </text:span></text:p>
          <draw:enhanced-geometry svg:viewBox="0 0 21600 21600" draw:type="mso-spt202" draw:enhanced-path="M 0 0 L 21600 0 21600 21600 0 21600 0 0 Z N"/>
        </draw:custom-shape>
        <draw:custom-shape draw:style-name="gr1" draw:text-style-name="P2" draw:layer="layout" svg:width="4.689cm" svg:height="0.853cm" svg:x="18.295cm" svg:y="10.689cm">
          <text:p text:style-name="P1"><text:span text:style-name="T1">4) Entité « cible »</text:span></text:p>
          <draw:enhanced-geometry svg:viewBox="0 0 21600 21600" draw:type="mso-spt202" draw:enhanced-path="M 0 0 L 21600 0 21600 21600 0 21600 0 0 Z N"/>
        </draw:custom-shape>
        <draw:custom-shape draw:style-name="gr2" draw:text-style-name="P2" draw:layer="layout" svg:width="20.602cm" svg:height="2.037cm" svg:x="2.699cm" svg:y="14.689cm">
          <text:p text:style-name="P1"><text:span text:style-name="T2">Exemple de navigation d’une instance de l’entité « Association Instance objet Localisation » vers une instance de l’entité « Localisation » en suivant le rôle « Est localisée en ».</text:span></text:p>
          <draw:enhanced-geometry svg:viewBox="0 0 21600 21600" draw:type="mso-spt202" draw:enhanced-path="M 0 0 L 21600 0 21600 21600 0 21600 0 0 Z N"/>
        </draw:custom-shape>
        <draw:custom-shape draw:style-name="gr3" draw:text-style-name="P2" draw:layer="layout" svg:width="23.402cm" svg:height="1.001cm" svg:x="1.098cm" svg:y="1.923cm">
          <text:p text:style-name="P3"><text:span text:style-name="T3">{MPIA.AssocInstanceObjLocalisation}#EstLocaliseEn{MPIA.Localisation}</text:span></text:p>
          <draw:enhanced-geometry svg:viewBox="0 0 21600 21600" draw:type="rectangle" draw:enhanced-path="M 0 0 L 21600 0 21600 21600 0 21600 0 0 Z N"/>
        </draw:custom-shape>
        <draw:frame draw:style-name="gr4" draw:text-style-name="P4" draw:layer="layout" svg:width="20.801cm" svg:height="2.417cm" svg:x="2.297cm" svg:y="7.523cm">
          <draw:image xlink:href="Pictures/200000540000365D000006689C1CAD25.wmf" xlink:type="simple" xlink:show="embed" xlink:actuate="onLoad">
            <text:p/>
          </draw:image>
        </draw:frame>
        <presentation:notes draw:style-name="dp2">
          <draw:page-thumbnail draw:style-name="gr5" draw:layer="layout" svg:width="7.142cm" svg:height="9.524cm" svg:x="5.953cm" svg:y="1.93cm" draw:page-number="1" presentation:class="page"/>
          <draw:frame presentation:style-name="pr1"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Dash_20_2" draw:display-name="Dash 2" draw:style="rect" draw:dots2="1" draw:dots2-length="0.035cm" draw:distance="0.026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10f008" fo:font-size="100%"/>
          </text:list-level-style-bullet>
          <text:list-level-style-bullet text:level="2" text:bullet-char="•">
            <style:list-level-properties text:space-before="1.27cm"/>
            <style:text-properties fo:font-family="Arial" style:font-family-generic="swiss" style:font-pitch="variable" fo:color="#10f008" fo:font-size="100%"/>
          </text:list-level-style-bullet>
          <text:list-level-style-bullet text:level="3" text:bullet-char="•">
            <style:list-level-properties text:space-before="2.54cm"/>
            <style:text-properties fo:font-family="Arial" style:font-family-generic="swiss" style:font-pitch="variable" fo:color="#10f008" fo:font-size="100%"/>
          </text:list-level-style-bullet>
          <text:list-level-style-bullet text:level="4" text:bullet-char="•">
            <style:list-level-properties text:space-before="3.81cm"/>
            <style:text-properties fo:font-family="Arial" style:font-family-generic="swiss" style:font-pitch="variable" fo:color="#10f008" fo:font-size="100%"/>
          </text:list-level-style-bullet>
          <text:list-level-style-bullet text:level="5" text:bullet-char="•">
            <style:list-level-properties text:space-before="5.08cm"/>
            <style:text-properties fo:font-family="Arial" style:font-family-generic="swiss" style:font-pitch="variable" fo:color="#10f008" fo:font-size="100%"/>
          </text:list-level-style-bullet>
          <text:list-level-style-bullet text:level="6" text:bullet-char="•">
            <style:list-level-properties text:space-before="5.08cm"/>
            <style:text-properties fo:font-family="Arial" style:font-family-generic="swiss" style:font-pitch="variable" fo:color="#10f008" fo:font-size="100%"/>
          </text:list-level-style-bullet>
          <text:list-level-style-bullet text:level="7" text:bullet-char="•">
            <style:list-level-properties text:space-before="5.08cm"/>
            <style:text-properties fo:font-family="Arial" style:font-family-generic="swiss" style:font-pitch="variable" fo:color="#10f008" fo:font-size="100%"/>
          </text:list-level-style-bullet>
          <text:list-level-style-bullet text:level="8" text:bullet-char="•">
            <style:list-level-properties text:space-before="5.08cm"/>
            <style:text-properties fo:font-family="Arial" style:font-family-generic="swiss" style:font-pitch="variable" fo:color="#10f008" fo:font-size="100%"/>
          </text:list-level-style-bullet>
          <text:list-level-style-bullet text:level="9" text:bullet-char="•">
            <style:list-level-properties text:space-before="5.08cm"/>
            <style:text-properties fo:font-family="Arial" style:font-family-generic="swiss" style:font-pitch="variable" fo:color="#10f008" fo:font-size="100%"/>
          </text:list-level-style-bullet>
          <text:list-level-style-bullet text:level="10" text:bullet-char="•">
            <style:list-level-properties text:space-before="5.08cm"/>
            <style:text-properties fo:font-family="Arial" style:font-family-generic="swiss" style:font-pitch="variable" fo:color="#10f008"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0f008"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10f008" fo:font-size="100%"/>
          </text:list-level-style-bullet>
          <text:list-level-style-bullet text:level="2" text:bullet-char="•">
            <style:list-level-properties text:space-before="1.27cm"/>
            <style:text-properties fo:font-family="Arial" style:font-family-generic="swiss" style:font-pitch="variable" fo:color="#10f008" fo:font-size="100%"/>
          </text:list-level-style-bullet>
          <text:list-level-style-bullet text:level="3" text:bullet-char="•">
            <style:list-level-properties text:space-before="2.54cm"/>
            <style:text-properties fo:font-family="Arial" style:font-family-generic="swiss" style:font-pitch="variable" fo:color="#10f008" fo:font-size="100%"/>
          </text:list-level-style-bullet>
          <text:list-level-style-bullet text:level="4" text:bullet-char="•">
            <style:list-level-properties text:space-before="3.81cm"/>
            <style:text-properties fo:font-family="Arial" style:font-family-generic="swiss" style:font-pitch="variable" fo:color="#10f008" fo:font-size="100%"/>
          </text:list-level-style-bullet>
          <text:list-level-style-bullet text:level="5" text:bullet-char="•">
            <style:list-level-properties text:space-before="5.08cm"/>
            <style:text-properties fo:font-family="Arial" style:font-family-generic="swiss" style:font-pitch="variable" fo:color="#10f008" fo:font-size="100%"/>
          </text:list-level-style-bullet>
          <text:list-level-style-bullet text:level="6" text:bullet-char="•">
            <style:list-level-properties text:space-before="5.08cm"/>
            <style:text-properties fo:font-family="Arial" style:font-family-generic="swiss" style:font-pitch="variable" fo:color="#10f008" fo:font-size="100%"/>
          </text:list-level-style-bullet>
          <text:list-level-style-bullet text:level="7" text:bullet-char="•">
            <style:list-level-properties text:space-before="5.08cm"/>
            <style:text-properties fo:font-family="Arial" style:font-family-generic="swiss" style:font-pitch="variable" fo:color="#10f008" fo:font-size="100%"/>
          </text:list-level-style-bullet>
          <text:list-level-style-bullet text:level="8" text:bullet-char="•">
            <style:list-level-properties text:space-before="5.08cm"/>
            <style:text-properties fo:font-family="Arial" style:font-family-generic="swiss" style:font-pitch="variable" fo:color="#10f008" fo:font-size="100%"/>
          </text:list-level-style-bullet>
          <text:list-level-style-bullet text:level="9" text:bullet-char="•">
            <style:list-level-properties text:space-before="5.08cm"/>
            <style:text-properties fo:font-family="Arial" style:font-family-generic="swiss" style:font-pitch="variable" fo:color="#10f008" fo:font-size="100%"/>
          </text:list-level-style-bullet>
          <text:list-level-style-bullet text:level="10" text:bullet-char="•">
            <style:list-level-properties text:space-before="5.08cm"/>
            <style:text-properties fo:font-family="Arial" style:font-family-generic="swiss" style:font-pitch="variable" fo:color="#10f008"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0f008" style:text-outline="false" style:text-line-through-style="none" style:text-position="0% 100%" fo:font-family="Arial"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center" text:enable-numbering="false" fo:text-indent="0cm"/>
    </style:style>
    <style:style style:name="P6" style:family="paragraph">
      <style:paragraph-properties fo:margin-left="0cm" fo:margin-right="0cm" fo:text-align="center" text:enable-numbering="false" fo:text-indent="0cm" style:writing-mode="lr-tb"/>
    </style:style>
    <style:style style:name="P7" style:family="paragraph">
      <style:paragraph-properties fo:margin-left="0cm" fo:margin-right="0cm" fo:text-align="end" text:enable-numbering="false" fo:text-indent="0cm"/>
    </style:style>
    <style:style style:name="P8" style:family="paragraph">
      <style:paragraph-properties fo:margin-left="0cm" fo:margin-right="0cm" fo:text-align="end" text:enable-numbering="false" fo:text-indent="0cm" style:writing-mode="lr-tb"/>
    </style:style>
    <style:style style:name="T1" style:family="text">
      <style:text-properties fo:color="#000000"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10f008" fo:font-size="100%"/>
      </text:list-level-style-bullet>
      <text:list-level-style-bullet text:level="2" text:bullet-char="•">
        <style:list-level-properties text:space-before="1.27cm"/>
        <style:text-properties fo:font-family="Arial" style:font-family-generic="swiss" style:font-pitch="variable" fo:color="#10f008" fo:font-size="100%"/>
      </text:list-level-style-bullet>
      <text:list-level-style-bullet text:level="3" text:bullet-char="•">
        <style:list-level-properties text:space-before="2.54cm"/>
        <style:text-properties fo:font-family="Arial" style:font-family-generic="swiss" style:font-pitch="variable" fo:color="#10f008" fo:font-size="100%"/>
      </text:list-level-style-bullet>
      <text:list-level-style-bullet text:level="4" text:bullet-char="•">
        <style:list-level-properties text:space-before="3.81cm"/>
        <style:text-properties fo:font-family="Arial" style:font-family-generic="swiss" style:font-pitch="variable" fo:color="#10f008" fo:font-size="100%"/>
      </text:list-level-style-bullet>
      <text:list-level-style-bullet text:level="5" text:bullet-char="•">
        <style:list-level-properties text:space-before="5.08cm"/>
        <style:text-properties fo:font-family="Arial" style:font-family-generic="swiss" style:font-pitch="variable" fo:color="#10f008" fo:font-size="100%"/>
      </text:list-level-style-bullet>
      <text:list-level-style-bullet text:level="6" text:bullet-char="•">
        <style:list-level-properties text:space-before="5.08cm"/>
        <style:text-properties fo:font-family="Arial" style:font-family-generic="swiss" style:font-pitch="variable" fo:color="#10f008" fo:font-size="100%"/>
      </text:list-level-style-bullet>
      <text:list-level-style-bullet text:level="7" text:bullet-char="•">
        <style:list-level-properties text:space-before="5.08cm"/>
        <style:text-properties fo:font-family="Arial" style:font-family-generic="swiss" style:font-pitch="variable" fo:color="#10f008" fo:font-size="100%"/>
      </text:list-level-style-bullet>
      <text:list-level-style-bullet text:level="8" text:bullet-char="•">
        <style:list-level-properties text:space-before="5.08cm"/>
        <style:text-properties fo:font-family="Arial" style:font-family-generic="swiss" style:font-pitch="variable" fo:color="#10f008" fo:font-size="100%"/>
      </text:list-level-style-bullet>
      <text:list-level-style-bullet text:level="9" text:bullet-char="•">
        <style:list-level-properties text:space-before="5.08cm"/>
        <style:text-properties fo:font-family="Arial" style:font-family-generic="swiss" style:font-pitch="variable" fo:color="#10f008" fo:font-size="100%"/>
      </text:list-level-style-bullet>
      <text:list-level-style-bullet text:level="10" text:bullet-char="•">
        <style:list-level-properties text:space-before="5.08cm"/>
        <style:text-properties fo:font-family="Arial" style:font-family-generic="swiss" style:font-pitch="variable" fo:color="#10f008"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4" draw:layer="backgroundobjects" svg:width="5.927cm" svg:height="1.324cm" svg:x="1.269cm" svg:y="17.347cm" presentation:class="date-time">
        <draw:text-box>
          <text:p text:style-name="P3"><text:span text:style-name="T1"><presentation:date-time/></text:span></text:p>
        </draw:text-box>
      </draw:frame>
      <draw:frame presentation:style-name="pr1" draw:text-style-name="P6" draw:layer="backgroundobjects" svg:width="8.044cm" svg:height="1.324cm" svg:x="8.678cm" svg:y="17.347cm" presentation:class="footer">
        <draw:text-box>
          <text:p text:style-name="P5"><text:span text:style-name="T1"><presentation:footer/></text:span></text:p>
        </draw:text-box>
      </draw:frame>
      <draw:frame presentation:style-name="pr1" draw:text-style-name="P8" draw:layer="backgroundobjects" svg:width="5.927cm" svg:height="1.324cm" svg:x="18.202cm" svg:y="17.347cm" presentation:class="page-number">
        <draw:text-box>
          <text:p text:style-name="P7"><text:span text:style-name="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